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Pictures/10000881000001BE000001BEF4BC505FFBD32D87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Pictures/100008AC000001BE000001BE45F4079C706CCC08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38.29mm"/>
    </style:style>
    <style:style style:name="co4" style:family="table-column">
      <style:table-column-properties fo:break-before="auto" style:column-width="20.25mm"/>
    </style:style>
    <style:style style:name="co5" style:family="table-column">
      <style:table-column-properties fo:break-before="auto" style:column-width="20.94mm"/>
    </style:style>
    <style:style style:name="co6" style:family="table-column">
      <style:table-column-properties fo:break-before="auto" style:column-width="17.09mm"/>
    </style:style>
    <style:style style:name="co7" style:family="table-column">
      <style:table-column-properties fo:break-before="auto" style:column-width="18.84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75.05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9.14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15.59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16.97mm"/>
    </style:style>
    <style:style style:name="co18" style:family="table-column">
      <style:table-column-properties fo:break-before="auto" style:column-width="100.03mm"/>
    </style:style>
    <style:style style:name="co19" style:family="table-column">
      <style:table-column-properties fo:break-before="auto" style:column-width="112.82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0.23mm"/>
    </style:style>
    <style:style style:name="co22" style:family="table-column">
      <style:table-column-properties fo:break-before="auto" style:column-width="118mm"/>
    </style:style>
    <style:style style:name="co23" style:family="table-column">
      <style:table-column-properties fo:break-before="auto" style:column-width="41.47mm"/>
    </style:style>
    <style:style style:name="co24" style:family="table-column">
      <style:table-column-properties fo:break-before="auto" style:column-width="354.93mm"/>
    </style:style>
    <style:style style:name="co25" style:family="table-column">
      <style:table-column-properties fo:break-before="auto" style:column-width="38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loext:min-decimal-places="2"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100" number:language="en" number:country="US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2b511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21409a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100">
      <style:table-cell-properties fo:background-color="#21409a" fo:border="0.99pt solid #071136" fo:padding="0.71mm" style:vertical-align="middle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99pt solid #071136" fo:padding="0.71mm" style:vertical-align="middle"/>
      <style:text-properties style:font-name="Liberation Sans" fo:font-size="11pt" style:font-size-asian="11pt" style:font-size-complex="11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2">
      <style:table-cell-properties fo:background-color="#666666" style:cell-protect="none" style:print-content="true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02"/>
    <style:style style:name="ce50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2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02"/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02"/>
    <style:style style:name="ce64" style:family="table-cell" style:parent-style-name="Default" style:data-style-name="N10002">
      <style:table-cell-properties fo:border="0.99pt solid #071136" fo:padding="0.71mm" style:vertical-align="middle"/>
      <style:text-properties style:font-name="Liberation Sans" fo:font-size="11pt" style:font-size-asian="11pt" style:font-size-complex="11pt"/>
    </style:style>
    <style:style style:name="ce65" style:family="table-cell" style:parent-style-name="Default">
      <style:table-cell-properties fo:wrap-option="wrap" fo:border="0.99pt solid #071136" fo:padding="0.71mm" style:vertical-align="middle"/>
      <style:text-properties style:font-name="Liberation Sans" fo:font-size="11pt" fo:language="de" fo:country="DE" style:font-size-asian="11pt" style:font-size-complex="11pt"/>
    </style:style>
    <style:style style:name="ce66" style:family="table-cell" style:parent-style-name="Default" style:data-style-name="N100">
      <style:table-cell-properties fo:background-color="#21409a" style:diagonal-bl-tr="none" style:diagonal-tl-br="none" style:text-align-source="value-type" style:repeat-content="false" fo:wrap-option="no-wrap" fo:border="0.99pt solid #071136" fo:padding="0.71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0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0">
      <style:table-cell-properties fo:background-color="#666666" style:diagonal-bl-tr="none" style:diagonal-tl-br="none" style:text-align-source="value-type" style:repeat-content="false" fo:wrap-option="no-wrap" fo:border="0.99pt solid #071136" fo:padding="0.71mm" style:rotation-angle="0" style:rotation-align="none" style:vertical-align="middl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 style:data-style-name="N10100">
      <style:text-properties fo:font-weight="bold" style:font-weight-asian="bold" style:font-weight-complex="bold"/>
    </style:style>
    <style:style style:name="ce49" style:family="table-cell" style:parent-style-name="Default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color="#666666"/>
    </style:style>
    <style:style style:name="ce76" style:family="table-cell" style:parent-style-name="Default" style:data-style-name="N10002"/>
    <style:style style:name="ce8" style:family="table-cell" style:parent-style-name="Default" style:data-style-name="N10002">
      <style:table-cell-properties fo:background-color="transparent"/>
    </style:style>
    <style:style style:name="ce9" style:family="table-cell" style:parent-style-name="Default" style:data-style-name="N10002">
      <style:table-cell-properties fo:background-color="transparent"/>
      <style:text-properties fo:color="#666666"/>
    </style:style>
    <style:style style:name="ce39" style:family="table-cell" style:parent-style-name="Default" style:data-style-name="N10002"/>
    <style:style style:name="ce12" style:family="table-cell" style:parent-style-name="Default" style:data-style-name="N10100"/>
    <style:style style:name="ce19" style:family="table-cell" style:parent-style-name="Default" style:data-style-name="N10002"/>
    <style:style style:name="ce13" style:family="table-cell" style:parent-style-name="Default" style:data-style-name="N10050"/>
    <style:style style:name="ce14" style:family="table-cell" style:parent-style-name="Default" style:data-style-name="N10100">
      <style:table-cell-properties fo:background-color="transparent"/>
    </style:style>
    <style:style style:name="ce61" style:family="table-cell" style:parent-style-name="Default"/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color="#2b511a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10002"/>
    <style:style style:name="ce29" style:family="table-cell" style:parent-style-name="Default" style:data-style-name="N10002"/>
    <style:style style:name="ce33" style:family="table-cell" style:parent-style-name="Default" style:data-style-name="N10002"/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10002"/>
    <style:style style:name="ce43" style:family="table-cell" style:parent-style-name="Default" style:data-style-name="N10002"/>
    <style:style style:name="ce95" style:family="table-cell" style:parent-style-name="Default" style:data-style-name="N10002"/>
    <style:style style:name="ce45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tty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64"/>
        <table:table-column table:style-name="co8" table:default-cell-style-name="ce64"/>
        <table:table-column table:style-name="co9" table:default-cell-style-name="ce65"/>
        <table:table-column table:style-name="co10" table:default-cell-style-name="ce68"/>
        <table:table-column table:style-name="co11" table:number-columns-repeated="1014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22"/>
          <table:table-cell table:style-name="ce5" table:number-columns-repeated="1010"/>
          <table:table-cell table:number-columns-repeated="8"/>
        </table:table-row>
        <table:table-row table:style-name="ro2">
          <table:table-cell table:style-name="ce10" office:value-type="string" calcext:value-type="string">
            <text:p>Retrieved</text:p>
          </table:table-cell>
          <table:table-cell table:style-name="ce10" office:value-type="string" calcext:value-type="string">
            <text:p>Relevant</text:p>
          </table:table-cell>
          <table:table-cell table:style-name="ce10" office:value-type="string" calcext:value-type="string">
            <text:p>Relevant Retrieved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0.5</text:p>
          </table:table-cell>
          <table:table-cell table:style-name="ce10" office:value-type="string" calcext:value-type="string">
            <text:p>Parameters</text:p>
          </table:table-cell>
          <table:table-cell table:style-name="ce66" office:value-type="string" calcext:value-type="string">
            <text:p>Duration</text:p>
          </table:table-cell>
          <table:table-cell table:style-name="ce3" table:number-columns-repeated="1014"/>
        </table:table-row>
        <table:table-row table:style-name="ro2">
          <table:table-cell table:style-name="ce16" office:value-type="float" office:value="103013" calcext:value-type="float">
            <text:p>103013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882" calcext:value-type="float">
            <text:p>4882</text:p>
          </table:table-cell>
          <table:table-cell office:value-type="float" office:value="0.656447492268388" calcext:value-type="float">
            <text:p>0,66</text:p>
          </table:table-cell>
          <table:table-cell office:value-type="float" office:value="0.0473920767281799" calcext:value-type="float">
            <text:p>0,05</text:p>
          </table:table-cell>
          <table:table-cell table:style-name="ce50" office:value-type="float" office:value="0.0884019918515165" calcext:value-type="float">
            <text:p>0,09</text:p>
          </table:table-cell>
          <table:table-cell table:style-name="ce62" office:value-type="float" office:value="0.183864237238346" calcext:value-type="float">
            <text:p>0,18</text:p>
          </table:table-cell>
          <table:table-cell table:style-name="ce62" office:value-type="float" office:value="0.058189845264119" calcext:value-type="float">
            <text:p>0,06</text:p>
          </table:table-cell>
          <table:table-cell table:style-name="ce28" office:value-type="string" calcext:value-type="string">
            <text:p>{-m=3, -s=cosine, -t=0.7, -w=5, -l=score}</text:p>
          </table:table-cell>
          <table:table-cell table:style-name="ce67" office:value-type="float" office:value="810" calcext:value-type="float">
            <text:p>810</text:p>
          </table:table-cell>
          <table:table-cell table:number-columns-repeated="1014"/>
        </table:table-row>
        <table:table-row table:style-name="ro2">
          <table:table-cell table:style-name="ce16" office:value-type="float" office:value="7789" calcext:value-type="float">
            <text:p>7789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1434" calcext:value-type="float">
            <text:p>1434</text:p>
          </table:table-cell>
          <table:table-cell office:value-type="float" office:value="0.192819685356999" calcext:value-type="float">
            <text:p>0,19</text:p>
          </table:table-cell>
          <table:table-cell office:value-type="float" office:value="0.184105790216973" calcext:value-type="float">
            <text:p>0,18</text:p>
          </table:table-cell>
          <table:table-cell table:style-name="ce51" office:value-type="float" office:value="0.188362012347301" calcext:value-type="float">
            <text:p>0,19</text:p>
          </table:table-cell>
          <table:table-cell table:style-name="ce62" office:value-type="float" office:value="0.191011535285185" calcext:value-type="float">
            <text:p>0,19</text:p>
          </table:table-cell>
          <table:table-cell table:style-name="ce62" office:value-type="float" office:value="0.185784986914725" calcext:value-type="float">
            <text:p>0,19</text:p>
          </table:table-cell>
          <table:table-cell table:style-name="ce28" office:value-type="string" calcext:value-type="string">
            <text:p>{-m=5, -s=jaccard, -t=0.7, -w=5, -l=score}</text:p>
          </table:table-cell>
          <table:table-cell table:style-name="ce67" office:value-type="float" office:value="439" calcext:value-type="float">
            <text:p>439</text:p>
          </table:table-cell>
          <table:table-cell table:number-columns-repeated="1014"/>
        </table:table-row>
        <table:table-row table:style-name="ro2">
          <table:table-cell table:style-name="ce16" office:value-type="float" office:value="13919" calcext:value-type="float">
            <text:p>13919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19" calcext:value-type="float">
            <text:p>4419</text:p>
          </table:table-cell>
          <table:table-cell office:value-type="float" office:value="0.594191206131505" calcext:value-type="float">
            <text:p>0,59</text:p>
          </table:table-cell>
          <table:table-cell office:value-type="float" office:value="0.317479704001724" calcext:value-type="float">
            <text:p>0,32</text:p>
          </table:table-cell>
          <table:table-cell table:style-name="ce52" office:value-type="float" office:value="0.41384154336018" calcext:value-type="float">
            <text:p>0,41</text:p>
          </table:table-cell>
          <table:table-cell table:style-name="ce62" office:value-type="float" office:value="0.50598850390455" calcext:value-type="float">
            <text:p>0,51</text:p>
          </table:table-cell>
          <table:table-cell table:style-name="ce62" office:value-type="float" office:value="0.350086353049292" calcext:value-type="float">
            <text:p>0,35</text:p>
          </table:table-cell>
          <table:table-cell table:style-name="ce28" office:value-type="string" calcext:value-type="string">
            <text:p>{-m=4, -s=jaccard, -t=0.7, -w=5, -l=score}</text:p>
          </table:table-cell>
          <table:table-cell table:style-name="ce67" office:value-type="float" office:value="445" calcext:value-type="float">
            <text:p>445</text:p>
          </table:table-cell>
          <table:table-cell table:number-columns-repeated="1014"/>
        </table:table-row>
        <table:table-row table:style-name="ro2">
          <table:table-cell table:style-name="ce16" office:value-type="float" office:value="14089" calcext:value-type="float">
            <text:p>14089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81" calcext:value-type="float">
            <text:p>4481</text:p>
          </table:table-cell>
          <table:table-cell office:value-type="float" office:value="0.602527901035364" calcext:value-type="float">
            <text:p>0,60</text:p>
          </table:table-cell>
          <table:table-cell office:value-type="float" office:value="0.318049542196039" calcext:value-type="float">
            <text:p>0,32</text:p>
          </table:table-cell>
          <table:table-cell table:style-name="ce53" office:value-type="float" office:value="0.416333735947227" calcext:value-type="float">
            <text:p>0,42</text:p>
          </table:table-cell>
          <table:table-cell table:style-name="ce62" office:value-type="float" office:value="0.511097930971554" calcext:value-type="float">
            <text:p>0,51</text:p>
          </table:table-cell>
          <table:table-cell table:style-name="ce62" office:value-type="float" office:value="0.351214083049864" calcext:value-type="float">
            <text:p>0,35</text:p>
          </table:table-cell>
          <table:table-cell table:style-name="ce28" office:value-type="string" calcext:value-type="string">
            <text:p>{-m=2, -s=jaccard, -t=0.7, -w=5, -l=score}</text:p>
          </table:table-cell>
          <table:table-cell table:style-name="ce67" office:value-type="float" office:value="442" calcext:value-type="float">
            <text:p>442</text:p>
          </table:table-cell>
          <table:table-cell table:number-columns-repeated="1014"/>
        </table:table-row>
        <table:table-row table:style-name="ro2">
          <table:table-cell table:style-name="ce16" office:value-type="float" office:value="14077" calcext:value-type="float">
            <text:p>14077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81" calcext:value-type="float">
            <text:p>4481</text:p>
          </table:table-cell>
          <table:table-cell office:value-type="float" office:value="0.602527901035364" calcext:value-type="float">
            <text:p>0,60</text:p>
          </table:table-cell>
          <table:table-cell office:value-type="float" office:value="0.318320664914399" calcext:value-type="float">
            <text:p>0,32</text:p>
          </table:table-cell>
          <table:table-cell table:style-name="ce42" office:value-type="float" office:value="0.416565957051222" calcext:value-type="float">
            <text:p>0,42</text:p>
          </table:table-cell>
          <table:table-cell table:style-name="ce62" office:value-type="float" office:value="0.51123787792356" calcext:value-type="float">
            <text:p>0,51</text:p>
          </table:table-cell>
          <table:table-cell table:style-name="ce62" office:value-type="float" office:value="0.351478547337046" calcext:value-type="float">
            <text:p>0,35</text:p>
          </table:table-cell>
          <table:table-cell table:style-name="ce28" office:value-type="string" calcext:value-type="string">
            <text:p>{-m=3, -s=jaccard, -t=0.7, -w=5, -l=score}</text:p>
          </table:table-cell>
          <table:table-cell table:style-name="ce67" office:value-type="float" office:value="446" calcext:value-type="float">
            <text:p>446</text:p>
          </table:table-cell>
          <table:table-cell table:number-columns-repeated="1014"/>
        </table:table-row>
        <table:table-row table:style-name="ro2">
          <table:table-cell table:style-name="ce16" office:value-type="float" office:value="14077" calcext:value-type="float">
            <text:p>14077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481" calcext:value-type="float">
            <text:p>4481</text:p>
          </table:table-cell>
          <table:table-cell office:value-type="float" office:value="0.602527901035364" calcext:value-type="float">
            <text:p>0,60</text:p>
          </table:table-cell>
          <table:table-cell office:value-type="float" office:value="0.318320664914399" calcext:value-type="float">
            <text:p>0,32</text:p>
          </table:table-cell>
          <table:table-cell table:style-name="ce54" office:value-type="float" office:value="0.416565957051222" calcext:value-type="float">
            <text:p>0,42</text:p>
          </table:table-cell>
          <table:table-cell table:style-name="ce62" office:value-type="float" office:value="0.51123787792356" calcext:value-type="float">
            <text:p>0,51</text:p>
          </table:table-cell>
          <table:table-cell table:style-name="ce62" office:value-type="float" office:value="0.351478547337046" calcext:value-type="float">
            <text:p>0,35</text:p>
          </table:table-cell>
          <table:table-cell table:style-name="ce28" office:value-type="string" calcext:value-type="string">
            <text:p>{-m=3, -s=jaccard, -t=0.7, -w=5, -l=length}</text:p>
          </table:table-cell>
          <table:table-cell table:style-name="ce67" office:value-type="float" office:value="442" calcext:value-type="float">
            <text:p>442</text:p>
          </table:table-cell>
          <table:table-cell table:number-columns-repeated="1014"/>
        </table:table-row>
        <table:table-row table:style-name="ro2">
          <table:table-cell table:style-name="ce16" office:value-type="float" office:value="9996" calcext:value-type="float">
            <text:p>9996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371" calcext:value-type="float">
            <text:p>4371</text:p>
          </table:table-cell>
          <table:table-cell office:value-type="float" office:value="0.587736990722065" calcext:value-type="float">
            <text:p>0,59</text:p>
          </table:table-cell>
          <table:table-cell table:style-name="ce41" office:value-type="float" office:value="0.437274909963986" calcext:value-type="float">
            <text:p>0,44</text:p>
          </table:table-cell>
          <table:table-cell table:style-name="ce55" office:value-type="float" office:value="0.501462743073481" calcext:value-type="float">
            <text:p>0,50</text:p>
          </table:table-cell>
          <table:table-cell table:style-name="ce62" office:value-type="float" office:value="0.549894323671498" calcext:value-type="float">
            <text:p>0,55</text:p>
          </table:table-cell>
          <table:table-cell table:style-name="ce62" office:value-type="float" office:value="0.460871765673436" calcext:value-type="float">
            <text:p>0,46</text:p>
          </table:table-cell>
          <table:table-cell table:style-name="ce28" office:value-type="string" calcext:value-type="string">
            <text:p>{-m=4, -s=jaccard, -t=0.8, -w=5, -l=score}</text:p>
          </table:table-cell>
          <table:table-cell table:style-name="ce67" office:value-type="float" office:value="384" calcext:value-type="float">
            <text:p>384</text:p>
          </table:table-cell>
          <table:table-cell table:number-columns-repeated="1014"/>
        </table:table-row>
        <table:table-row table:style-name="ro2">
          <table:table-cell table:style-name="ce16" office:value-type="float" office:value="9130" calcext:value-type="float">
            <text:p>9130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309" calcext:value-type="float">
            <text:p>4309</text:p>
          </table:table-cell>
          <table:table-cell office:value-type="float" office:value="0.579400295818206" calcext:value-type="float">
            <text:p>0,58</text:p>
          </table:table-cell>
          <table:table-cell table:style-name="ce42" office:value-type="float" office:value="0.471960569550931" calcext:value-type="float">
            <text:p>0,47</text:p>
          </table:table-cell>
          <table:table-cell table:style-name="ce56" office:value-type="float" office:value="0.520190740628961" calcext:value-type="float">
            <text:p>0,52</text:p>
          </table:table-cell>
          <table:table-cell table:style-name="ce62" office:value-type="float" office:value="0.554169453161171" calcext:value-type="float">
            <text:p>0,55</text:p>
          </table:table-cell>
          <table:table-cell table:style-name="ce62" office:value-type="float" office:value="0.490138089496554" calcext:value-type="float">
            <text:p>0,49</text:p>
          </table:table-cell>
          <table:table-cell table:style-name="ce28" office:value-type="string" calcext:value-type="string">
            <text:p>{-m=4, -s=jaccard, -t=1.0, -w=5, -l=score}</text:p>
          </table:table-cell>
          <table:table-cell table:style-name="ce67" office:value-type="float" office:value="347" calcext:value-type="float">
            <text:p>347</text:p>
          </table:table-cell>
          <table:table-cell table:number-columns-repeated="1014"/>
        </table:table-row>
        <table:table-row table:style-name="ro2">
          <table:table-cell table:style-name="ce16" office:value-type="float" office:value="9288" calcext:value-type="float">
            <text:p>9288</text:p>
          </table:table-cell>
          <table:table-cell table:style-name="ce28" office:value-type="float" office:value="7437" calcext:value-type="float">
            <text:p>7437</text:p>
          </table:table-cell>
          <table:table-cell table:style-name="ce28" office:value-type="float" office:value="4371" calcext:value-type="float">
            <text:p>4371</text:p>
          </table:table-cell>
          <table:table-cell office:value-type="float" office:value="0.587736990722065" calcext:value-type="float">
            <text:p>0,59</text:p>
          </table:table-cell>
          <table:table-cell table:style-name="ce42" office:value-type="float" office:value="0.470607235142119" calcext:value-type="float">
            <text:p>0,47</text:p>
          </table:table-cell>
          <table:table-cell table:style-name="ce57" office:value-type="float" office:value="0.522690582959641" calcext:value-type="float">
            <text:p>0,52</text:p>
          </table:table-cell>
          <table:table-cell table:style-name="ce62" office:value-type="float" office:value="0.559867814325238" calcext:value-type="float">
            <text:p>0,56</text:p>
          </table:table-cell>
          <table:table-cell table:style-name="ce62" office:value-type="float" office:value="0.490143308887842" calcext:value-type="float">
            <text:p>0,49</text:p>
          </table:table-cell>
          <table:table-cell table:style-name="ce28" office:value-type="string" calcext:value-type="string">
            <text:p>{-m=3, -s=jaccard, -t=1.0, -w=5, -l=score}</text:p>
          </table:table-cell>
          <table:table-cell table:style-name="ce67" office:value-type="float" office:value="347" calcext:value-type="float">
            <text:p>347</text:p>
          </table:table-cell>
          <table:table-cell table:number-columns-repeated="1014"/>
        </table:table-row>
        <table:table-row table:style-name="ro2">
          <table:table-cell table:style-name="ce16" office:value-type="float" office:value="9288" calcext:value-type="float">
            <text:p>9288</text:p>
          </table:table-cell>
          <table:table-cell table:style-name="ce28" office:value-type="float" office:value="7438" calcext:value-type="float">
            <text:p>7438</text:p>
          </table:table-cell>
          <table:table-cell table:style-name="ce28" office:value-type="float" office:value="4372" calcext:value-type="float">
            <text:p>4372</text:p>
          </table:table-cell>
          <table:table-cell office:value-type="float" office:value="0.587792417316483" calcext:value-type="float">
            <text:p>0,59</text:p>
          </table:table-cell>
          <table:table-cell office:value-type="float" office:value="0.470714900947459" calcext:value-type="float">
            <text:p>0,47</text:p>
          </table:table-cell>
          <table:table-cell table:style-name="ce58" office:value-type="float" office:value="0.522778907090757" calcext:value-type="float">
            <text:p>0,52</text:p>
          </table:table-cell>
          <table:table-cell table:style-name="ce62" office:value-type="float" office:value="0.559938524590164" calcext:value-type="float">
            <text:p>0,56</text:p>
          </table:table-cell>
          <table:table-cell table:style-name="ce62" office:value-type="float" office:value="0.490244449428123" calcext:value-type="float">
            <text:p>0,49</text:p>
          </table:table-cell>
          <table:table-cell table:style-name="ce28" office:value-type="string" calcext:value-type="string">
            <text:p>{-m=3, -s=cosine, -t=1.0, -w=2, -l=score}</text:p>
          </table:table-cell>
          <table:table-cell table:style-name="ce67" office:value-type="float" office:value="358" calcext:value-type="float">
            <text:p>358</text:p>
          </table:table-cell>
          <table:table-cell/>
          <table:table-cell table:style-name="ce49" office:value-type="string" calcext:value-type="string">
            <text:p>Volltexte</text:p>
          </table:table-cell>
          <table:table-cell table:number-columns-repeated="1012"/>
        </table:table-row>
        <table:table-row table:style-name="ro3">
          <table:table-cell table:style-name="Default" table:number-columns-repeated="4"/>
          <table:table-cell table:style-name="ce32"/>
          <table:table-cell table:style-name="ce59"/>
          <table:table-cell table:style-name="ce11"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5" table:style-name="ce22"/>
          <table:table-cell table:style-name="ce5" table:number-columns-repeated="1010"/>
          <table:table-cell table:number-columns-repeated="8"/>
        </table:table-row>
        <table:table-row table:style-name="ro2">
          <table:table-cell table:style-name="ce21" office:value-type="string" calcext:value-type="string">
            <text:p>Retrieved</text:p>
          </table:table-cell>
          <table:table-cell table:style-name="ce21" office:value-type="string" calcext:value-type="string">
            <text:p>Relevant</text:p>
          </table:table-cell>
          <table:table-cell table:style-name="ce21" office:value-type="string" calcext:value-type="string">
            <text:p>Relevant Retrieved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Precision</text:p>
          </table:table-cell>
          <table:table-cell table:style-name="ce21" office:value-type="string" calcext:value-type="string">
            <text:p>F1</text:p>
          </table:table-cell>
          <table:table-cell table:style-name="ce21" office:value-type="string" calcext:value-type="string">
            <text:p>F2 (Recall)</text:p>
          </table:table-cell>
          <table:table-cell table:style-name="ce21" office:value-type="string" calcext:value-type="string">
            <text:p>F0.5 (Precision)</text:p>
          </table:table-cell>
          <table:table-cell table:style-name="ce21" office:value-type="string" calcext:value-type="string">
            <text:p>Parameters</text:p>
          </table:table-cell>
          <table:table-cell table:style-name="ce21" office:value-type="string" calcext:value-type="string">
            <text:p>Duration</text:p>
          </table:table-cell>
          <table:table-cell table:style-name="ce71" table:number-columns-repeated="1014"/>
        </table:table-row>
        <table:table-row table:style-name="ro2">
          <table:table-cell office:value-type="float" office:value="14746" calcext:value-type="float">
            <text:p>14746</text:p>
          </table:table-cell>
          <table:table-cell office:value-type="float" office:value="7437" calcext:value-type="float">
            <text:p>7437</text:p>
          </table:table-cell>
          <table:table-cell office:value-type="float" office:value="5477" calcext:value-type="float">
            <text:p>5477</text:p>
          </table:table-cell>
          <table:table-cell table:formula="of:=[.C16]/[.B16]" office:value-type="float" office:value="0.736452870781229" calcext:value-type="float">
            <text:p>0,74</text:p>
          </table:table-cell>
          <table:table-cell table:formula="of:=[.C16]/[.A16]" office:value-type="float" office:value="0.371422758714228" calcext:value-type="float">
            <text:p>0,37</text:p>
          </table:table-cell>
          <table:table-cell table:formula="of:=2*([.E16]*[.D16])/([.D16]+[.E16])" office:value-type="float" office:value="0.493801559752964" calcext:value-type="float">
            <text:p>0,49</text:p>
          </table:table-cell>
          <table:table-cell table:formula="of:=5*([.D16]*[.E16])/(4*[.E16]+[.D16])" office:value-type="float" office:value="0.615476243987954" calcext:value-type="float">
            <text:p>0.62</text:p>
          </table:table-cell>
          <table:table-cell table:formula="of:=1.25*([.E16]*[.D16])/(0.25*[.E16]+[.D16])" office:value-type="float" office:value="0.412294304512128" calcext:value-type="float">
            <text:p>0.41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table:number-columns-repeated="1014"/>
        </table:table-row>
        <table:table-row table:style-name="ro2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17]/[.B17]" office:value-type="float" office:value="0.759042624714267" calcext:value-type="float">
            <text:p>0,76</text:p>
          </table:table-cell>
          <table:table-cell table:formula="of:=[.C17]/[.A17]" office:value-type="float" office:value="0.373494773058092" calcext:value-type="float">
            <text:p>0,37</text:p>
          </table:table-cell>
          <table:table-cell table:formula="of:=2*([.E17]*[.D17])/([.D17]+[.E17])" office:value-type="float" office:value="0.500642987007228" calcext:value-type="float">
            <text:p>0,50</text:p>
          </table:table-cell>
          <table:table-cell table:formula="of:=5*([.D17]*[.E17])/(4*[.E17]+[.D17])" office:value-type="float" office:value="0.629151620525166" calcext:value-type="float">
            <text:p>0.63</text:p>
          </table:table-cell>
          <table:table-cell table:formula="of:=1.25*([.E17]*[.D17])/(0.25*[.E17]+[.D17])" office:value-type="float" office:value="0.41572768915794" calcext:value-type="float">
            <text:p>0.42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table:number-columns-repeated="1014"/>
        </table:table-row>
        <table:table-row table:style-name="ro4">
          <table:table-cell office:value-type="float" office:value="14920" calcext:value-type="float">
            <text:p>14920</text:p>
          </table:table-cell>
          <table:table-cell office:value-type="float" office:value="7437" calcext:value-type="float">
            <text:p>7437</text:p>
          </table:table-cell>
          <table:table-cell office:value-type="float" office:value="5600" calcext:value-type="float">
            <text:p>5600</text:p>
          </table:table-cell>
          <table:table-cell table:formula="of:=[.C18]/[.B18]" office:value-type="float" office:value="0.752991797767917" calcext:value-type="float">
            <text:p>0,75</text:p>
          </table:table-cell>
          <table:table-cell table:formula="of:=[.C18]/[.A18]" office:value-type="float" office:value="0.375335120643432" calcext:value-type="float">
            <text:p>0,38</text:p>
          </table:table-cell>
          <table:table-cell table:formula="of:=2*([.E18]*[.D18])/([.D18]+[.E18])" office:value-type="float" office:value="0.500961667486693" calcext:value-type="float">
            <text:p>0,50</text:p>
          </table:table-cell>
          <table:table-cell table:formula="of:=5*([.D18]*[.E18])/(4*[.E18]+[.D18])" office:value-type="float" office:value="0.626846959792245" calcext:value-type="float">
            <text:p>0.63</text:p>
          </table:table-cell>
          <table:table-cell table:formula="of:=1.25*([.E18]*[.D18])/(0.25*[.E18]+[.D18])" office:value-type="float" office:value="0.417181936022171" calcext:value-type="float">
            <text:p>0.42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02" calcext:value-type="float">
            <text:p>5002</text:p>
          </table:table-cell>
          <table:table-cell table:number-columns-repeated="1014"/>
        </table:table-row>
        <table:table-row table:style-name="ro4">
          <table:table-cell office:value-type="float" office:value="13334" calcext:value-type="float">
            <text:p>13334</text:p>
          </table:table-cell>
          <table:table-cell office:value-type="float" office:value="7437" calcext:value-type="float">
            <text:p>7437</text:p>
          </table:table-cell>
          <table:table-cell office:value-type="float" office:value="4523" calcext:value-type="float">
            <text:p>4523</text:p>
          </table:table-cell>
          <table:table-cell table:formula="of:=[.C19]/[.B19]" office:value-type="float" office:value="0.608175339518623" calcext:value-type="float">
            <text:p>0,61</text:p>
          </table:table-cell>
          <table:table-cell table:formula="of:=[.C19]/[.A19]" office:value-type="float" office:value="0.33920803959802" calcext:value-type="float">
            <text:p>0,34</text:p>
          </table:table-cell>
          <table:table-cell table:formula="of:=2*([.E19]*[.D19])/([.D19]+[.E19])" office:value-type="float" office:value="0.435511049058784" calcext:value-type="float">
            <text:p>0,44</text:p>
          </table:table-cell>
          <table:table-cell table:formula="of:=5*([.D19]*[.E19])/(4*[.E19]+[.D19])" office:value-type="float" office:value="0.524929204772295" calcext:value-type="float">
            <text:p>0.52</text:p>
          </table:table-cell>
          <table:table-cell table:formula="of:=1.25*([.E19]*[.D19])/(0.25*[.E19]+[.D19])" office:value-type="float" office:value="0.372122488605137" calcext:value-type="float">
            <text:p>0.37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402" calcext:value-type="float">
            <text:p>7402</text:p>
          </table:table-cell>
          <table:table-cell table:number-columns-repeated="1014"/>
        </table:table-row>
        <table:table-row table:style-name="ro2">
          <table:table-cell office:value-type="float" office:value="15007" calcext:value-type="float">
            <text:p>15007</text:p>
          </table:table-cell>
          <table:table-cell office:value-type="float" office:value="7437" calcext:value-type="float">
            <text:p>7437</text:p>
          </table:table-cell>
          <table:table-cell office:value-type="float" office:value="5620" calcext:value-type="float">
            <text:p>5620</text:p>
          </table:table-cell>
          <table:table-cell table:formula="of:=[.C20]/[.B20]" office:value-type="float" office:value="0.755681054188517" calcext:value-type="float">
            <text:p>0,76</text:p>
          </table:table-cell>
          <table:table-cell table:formula="of:=[.C20]/[.A20]" office:value-type="float" office:value="0.374491903778237" calcext:value-type="float">
            <text:p>0,37</text:p>
          </table:table-cell>
          <table:table-cell table:formula="of:=2*([.E20]*[.D20])/([.D20]+[.E20])" office:value-type="float" office:value="0.500801996079131" calcext:value-type="float">
            <text:p>0,50</text:p>
          </table:table-cell>
          <table:table-cell table:formula="of:=5*([.D20]*[.E20])/(4*[.E20]+[.D20])" office:value-type="float" office:value="0.627862808624735" calcext:value-type="float">
            <text:p>0.63</text:p>
          </table:table-cell>
          <table:table-cell table:formula="of:=1.25*([.E20]*[.D20])/(0.25*[.E20]+[.D20])" office:value-type="float" office:value="0.41651226561921" calcext:value-type="float">
            <text:p>0.42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4001" calcext:value-type="float">
            <text:p>4001</text:p>
          </table:table-cell>
          <table:table-cell table:number-columns-repeated="1014"/>
        </table:table-row>
        <table:table-row table:style-name="ro2">
          <table:table-cell office:value-type="float" office:value="2219" calcext:value-type="float">
            <text:p>2219</text:p>
          </table:table-cell>
          <table:table-cell office:value-type="float" office:value="7437" calcext:value-type="float">
            <text:p>7437</text:p>
          </table:table-cell>
          <table:table-cell office:value-type="float" office:value="781" calcext:value-type="float">
            <text:p>781</text:p>
          </table:table-cell>
          <table:table-cell table:formula="of:=[.C21]/[.B21]" office:value-type="float" office:value="0.105015463224418" calcext:value-type="float">
            <text:p>0,11</text:p>
          </table:table-cell>
          <table:table-cell table:formula="of:=[.C21]/[.A21]" office:value-type="float" office:value="0.35196034249662" calcext:value-type="float">
            <text:p>0,35</text:p>
          </table:table-cell>
          <table:table-cell table:formula="of:=2*([.E21]*[.D21])/([.D21]+[.E21])" office:value-type="float" office:value="0.161764705882353" calcext:value-type="float">
            <text:p>0,16</text:p>
          </table:table-cell>
          <table:table-cell table:formula="of:=5*([.D21]*[.E21])/(4*[.E21]+[.D21])" office:value-type="float" office:value="0.122157224637908" calcext:value-type="float">
            <text:p>0.12</text:p>
          </table:table-cell>
          <table:table-cell table:formula="of:=1.25*([.E21]*[.D21])/(0.25*[.E21]+[.D21])" office:value-type="float" office:value="0.23937963587323" calcext:value-type="float">
            <text:p>0.24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3854" calcext:value-type="float">
            <text:p>3854</text:p>
          </table:table-cell>
          <table:table-cell table:number-columns-repeated="1014"/>
        </table:table-row>
        <table:table-row table:style-name="ro2">
          <table:table-cell office:value-type="float" office:value="6016" calcext:value-type="float">
            <text:p>6016</text:p>
          </table:table-cell>
          <table:table-cell office:value-type="float" office:value="7437" calcext:value-type="float">
            <text:p>7437</text:p>
          </table:table-cell>
          <table:table-cell office:value-type="float" office:value="2109" calcext:value-type="float">
            <text:p>2109</text:p>
          </table:table-cell>
          <table:table-cell table:formula="of:=[.C22]/[.B22]" office:value-type="float" office:value="0.283582089552239" calcext:value-type="float">
            <text:p>0,28</text:p>
          </table:table-cell>
          <table:table-cell table:formula="of:=[.C22]/[.A22]" office:value-type="float" office:value="0.350565159574468" calcext:value-type="float">
            <text:p>0,35</text:p>
          </table:table-cell>
          <table:table-cell table:formula="of:=2*([.E22]*[.D22])/([.D22]+[.E22])" office:value-type="float" office:value="0.31353601427191" calcext:value-type="float">
            <text:p>0,31</text:p>
          </table:table-cell>
          <table:table-cell table:formula="of:=5*([.D22]*[.E22])/(4*[.E22]+[.D22])" office:value-type="float" office:value="0.294849569399396" calcext:value-type="float">
            <text:p>0.29</text:p>
          </table:table-cell>
          <table:table-cell table:formula="of:=1.25*([.E22]*[.D22])/(0.25*[.E22]+[.D22])" office:value-type="float" office:value="0.334751277737215" calcext:value-type="float">
            <text:p>0.33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3869" calcext:value-type="float">
            <text:p>3869</text:p>
          </table:table-cell>
          <table:table-cell table:number-columns-repeated="1014"/>
        </table:table-row>
        <table:table-row table:style-name="ro2">
          <table:table-cell office:value-type="float" office:value="15207" calcext:value-type="float">
            <text:p>15207</text:p>
          </table:table-cell>
          <table:table-cell office:value-type="float" office:value="7437" calcext:value-type="float">
            <text:p>7437</text:p>
          </table:table-cell>
          <table:table-cell office:value-type="float" office:value="5610" calcext:value-type="float">
            <text:p>5610</text:p>
          </table:table-cell>
          <table:table-cell table:formula="of:=[.C23]/[.B23]" office:value-type="float" office:value="0.754336425978217" calcext:value-type="float">
            <text:p>0,75</text:p>
          </table:table-cell>
          <table:table-cell table:formula="of:=[.C23]/[.A23]" office:value-type="float" office:value="0.368909055040442" calcext:value-type="float">
            <text:p>0,37</text:p>
          </table:table-cell>
          <table:table-cell table:formula="of:=2*([.E23]*[.D23])/([.D23]+[.E23])" office:value-type="float" office:value="0.495495495495496" calcext:value-type="float">
            <text:p>0,50</text:p>
          </table:table-cell>
          <table:table-cell table:formula="of:=5*([.D23]*[.E23])/(4*[.E23]+[.D23])" office:value-type="float" office:value="0.623957290623957" calcext:value-type="float">
            <text:p>0.62</text:p>
          </table:table-cell>
          <table:table-cell table:formula="of:=1.25*([.E23]*[.D23])/(0.25*[.E23]+[.D23])" office:value-type="float" office:value="0.41089870358163" calcext:value-type="float">
            <text:p>0.41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4214" calcext:value-type="float">
            <text:p>4214</text:p>
          </table:table-cell>
          <table:table-cell table:number-columns-repeated="1014"/>
        </table:table-row>
        <table:table-row table:style-name="ro2">
          <table:table-cell office:value-type="float" office:value="15107" calcext:value-type="float">
            <text:p>15107</text:p>
          </table:table-cell>
          <table:table-cell office:value-type="float" office:value="7437" calcext:value-type="float">
            <text:p>7437</text:p>
          </table:table-cell>
          <table:table-cell office:value-type="float" office:value="3" calcext:value-type="float">
            <text:p>3</text:p>
          </table:table-cell>
          <table:table-cell table:formula="of:=[.C24]/[.B24]" office:value-type="float" office:value="0.000403388463089956" calcext:value-type="float">
            <text:p>0,00</text:p>
          </table:table-cell>
          <table:table-cell table:formula="of:=[.C24]/[.A24]" office:value-type="float" office:value="0.000198583438141259" calcext:value-type="float">
            <text:p>0,00</text:p>
          </table:table-cell>
          <table:table-cell table:formula="of:=2*([.E24]*[.D24])/([.D24]+[.E24])" office:value-type="float" office:value="0.000266146202980837" calcext:value-type="float">
            <text:p>0,00</text:p>
          </table:table-cell>
          <table:table-cell table:formula="of:=5*([.D24]*[.E24])/(4*[.E24]+[.D24])" office:value-type="float" office:value="0.000334410879500613" calcext:value-type="float">
            <text:p>0.00</text:p>
          </table:table-cell>
          <table:table-cell table:formula="of:=1.25*([.E24]*[.D24])/(0.25*[.E24]+[.D24])" office:value-type="float" office:value="0.000221027038974435" calcext:value-type="float">
            <text:p>0.00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table:number-columns-repeated="1014"/>
        </table:table-row>
        <table:table-row table:style-name="ro2">
          <table:table-cell office:value-type="float" office:value="14688" calcext:value-type="float">
            <text:p>14688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C25]/[.B25]" office:value-type="float" office:value="0.754605351620277" calcext:value-type="float">
            <text:p>0,75</text:p>
          </table:table-cell>
          <table:table-cell table:formula="of:=[.C25]/[.A25]" office:value-type="float" office:value="0.382080610021786" calcext:value-type="float">
            <text:p>0,38</text:p>
          </table:table-cell>
          <table:table-cell table:formula="of:=2*([.E25]*[.D25])/([.D25]+[.E25])" office:value-type="float" office:value="0.507299435028249" calcext:value-type="float">
            <text:p>0,51</text:p>
          </table:table-cell>
          <table:table-cell table:formula="of:=5*([.D25]*[.E25])/(4*[.E25]+[.D25])" office:value-type="float" office:value="0.631469979296066" calcext:value-type="float">
            <text:p>0.63</text:p>
          </table:table-cell>
          <table:table-cell table:formula="of:=1.25*([.E25]*[.D25])/(0.25*[.E25]+[.D25])" office:value-type="float" office:value="0.423937512275454" calcext:value-type="float">
            <text:p>0.42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3736" calcext:value-type="float">
            <text:p>3736</text:p>
          </table:table-cell>
          <table:table-cell table:number-columns-repeated="1014"/>
        </table:table-row>
        <table:table-row table:style-name="ro2">
          <table:table-cell office:value-type="float" office:value="9411" calcext:value-type="float">
            <text:p>9411</text:p>
          </table:table-cell>
          <table:table-cell office:value-type="float" office:value="7437" calcext:value-type="float">
            <text:p>7437</text:p>
          </table:table-cell>
          <table:table-cell office:value-type="float" office:value="3374" calcext:value-type="float">
            <text:p>3374</text:p>
          </table:table-cell>
          <table:table-cell table:formula="of:=[.C26]/[.B26]" office:value-type="float" office:value="0.45367755815517" calcext:value-type="float">
            <text:p>0,45</text:p>
          </table:table-cell>
          <table:table-cell table:formula="of:=[.C26]/[.A26]" office:value-type="float" office:value="0.358516629476145" calcext:value-type="float">
            <text:p>0,36</text:p>
          </table:table-cell>
          <table:table-cell table:formula="of:=2*([.E26]*[.D26])/([.D26]+[.E26])" office:value-type="float" office:value="0.400522317188984" calcext:value-type="float">
            <text:p>0,40</text:p>
          </table:table-cell>
          <table:table-cell table:formula="of:=5*([.D26]*[.E26])/(4*[.E26]+[.D26])" office:value-type="float" office:value="0.430807732577441" calcext:value-type="float">
            <text:p>0.43</text:p>
          </table:table-cell>
          <table:table-cell table:formula="of:=1.25*([.E26]*[.D26])/(0.25*[.E26]+[.D26])" office:value-type="float" office:value="0.374215301346465" calcext:value-type="float">
            <text:p>0.37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057" calcext:value-type="float">
            <text:p>4057</text:p>
          </table:table-cell>
          <table:table-cell table:number-columns-repeated="1014"/>
        </table:table-row>
        <table:table-row table:style-name="ro2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27]/[.B27]" office:value-type="float" office:value="0.759042624714267" calcext:value-type="float">
            <text:p>0,76</text:p>
          </table:table-cell>
          <table:table-cell table:formula="of:=[.C27]/[.A27]" office:value-type="float" office:value="0.373494773058092" calcext:value-type="float">
            <text:p>0,37</text:p>
          </table:table-cell>
          <table:table-cell table:formula="of:=2*([.E27]*[.D27])/([.D27]+[.E27])" office:value-type="float" office:value="0.500642987007228" calcext:value-type="float">
            <text:p>0,50</text:p>
          </table:table-cell>
          <table:table-cell table:formula="of:=5*([.D27]*[.E27])/(4*[.E27]+[.D27])" office:value-type="float" office:value="0.629151620525166" calcext:value-type="float">
            <text:p>0.63</text:p>
          </table:table-cell>
          <table:table-cell table:formula="of:=1.25*([.E27]*[.D27])/(0.25*[.E27]+[.D27])" office:value-type="float" office:value="0.41572768915794" calcext:value-type="float">
            <text:p>0.42</text:p>
          </table:table-cell>
          <table:table-cell office:value-type="string" calcext:value-type="string">
            <text:p>{-r=0, -R=NCBI, --XMLf1=}</text:p>
          </table:table-cell>
          <table:table-cell office:value-type="float" office:value="4606" calcext:value-type="float">
            <text:p>4606</text:p>
          </table:table-cell>
          <table:table-cell table:number-columns-repeated="1014"/>
        </table:table-row>
        <table:table-row table:style-name="ro2">
          <table:table-cell office:value-type="float" office:value="11728" calcext:value-type="float">
            <text:p>11728</text:p>
          </table:table-cell>
          <table:table-cell office:value-type="float" office:value="7437" calcext:value-type="float">
            <text:p>7437</text:p>
          </table:table-cell>
          <table:table-cell office:value-type="float" office:value="4316" calcext:value-type="float">
            <text:p>4316</text:p>
          </table:table-cell>
          <table:table-cell table:formula="of:=[.C28]/[.B28]" office:value-type="float" office:value="0.580341535565416" calcext:value-type="float">
            <text:p>0,58</text:p>
          </table:table-cell>
          <table:table-cell table:formula="of:=[.C28]/[.A28]" office:value-type="float" office:value="0.368008185538881" calcext:value-type="float">
            <text:p>0,37</text:p>
          </table:table-cell>
          <table:table-cell table:formula="of:=2*([.E28]*[.D28])/([.D28]+[.E28])" office:value-type="float" office:value="0.450404382989825" calcext:value-type="float">
            <text:p>0,45</text:p>
          </table:table-cell>
          <table:table-cell table:formula="of:=5*([.D28]*[.E28])/(4*[.E28]+[.D28])" office:value-type="float" office:value="0.520300896904234" calcext:value-type="float">
            <text:p>0.52</text:p>
          </table:table-cell>
          <table:table-cell table:formula="of:=1.25*([.E28]*[.D28])/(0.25*[.E28]+[.D28])" office:value-type="float" office:value="0.397063423430054" calcext:value-type="float">
            <text:p>0.40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3888" calcext:value-type="float">
            <text:p>3888</text:p>
          </table:table-cell>
          <table:table-cell table:number-columns-repeated="1014"/>
        </table:table-row>
        <table:table-row table:style-name="ro2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29]/[.B29]" office:value-type="float" office:value="0.759042624714267" calcext:value-type="float">
            <text:p>0,76</text:p>
          </table:table-cell>
          <table:table-cell table:formula="of:=[.C29]/[.A29]" office:value-type="float" office:value="0.373494773058092" calcext:value-type="float">
            <text:p>0,37</text:p>
          </table:table-cell>
          <table:table-cell table:formula="of:=2*([.E29]*[.D29])/([.D29]+[.E29])" office:value-type="float" office:value="0.500642987007228" calcext:value-type="float">
            <text:p>0,50</text:p>
          </table:table-cell>
          <table:table-cell table:formula="of:=5*([.D29]*[.E29])/(4*[.E29]+[.D29])" office:value-type="float" office:value="0.629151620525166" calcext:value-type="float">
            <text:p>0.63</text:p>
          </table:table-cell>
          <table:table-cell table:formula="of:=1.25*([.E29]*[.D29])/(0.25*[.E29]+[.D29])" office:value-type="float" office:value="0.41572768915794" calcext:value-type="float">
            <text:p>0.42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014" calcext:value-type="float">
            <text:p>4014</text:p>
          </table:table-cell>
          <table:table-cell table:number-columns-repeated="1014"/>
        </table:table-row>
        <table:table-row table:style-name="ro2"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C30]/[.B30]" office:value-type="float" office:value="0.759042624714267" calcext:value-type="float">
            <text:p>0,76</text:p>
          </table:table-cell>
          <table:table-cell table:formula="of:=[.C30]/[.A30]" office:value-type="float" office:value="0.373494773058092" calcext:value-type="float">
            <text:p>0,37</text:p>
          </table:table-cell>
          <table:table-cell table:formula="of:=2*([.E30]*[.D30])/([.D30]+[.E30])" office:value-type="float" office:value="0.500642987007228" calcext:value-type="float">
            <text:p>0,50</text:p>
          </table:table-cell>
          <table:table-cell table:formula="of:=5*([.D30]*[.E30])/(4*[.E30]+[.D30])" office:value-type="float" office:value="0.629151620525166" calcext:value-type="float">
            <text:p>0.63</text:p>
          </table:table-cell>
          <table:table-cell table:formula="of:=1.25*([.E30]*[.D30])/(0.25*[.E30]+[.D30])" office:value-type="float" office:value="0.41572768915794" calcext:value-type="float">
            <text:p>0.42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04" calcext:value-type="float">
            <text:p>4304</text:p>
          </table:table-cell>
          <table:table-cell table:number-columns-repeated="1014"/>
        </table:table-row>
        <table:table-row table:style-name="ro2">
          <table:table-cell office:value-type="float" office:value="14724" calcext:value-type="float">
            <text:p>14724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C31]/[.B31]" office:value-type="float" office:value="0.754605351620277" calcext:value-type="float">
            <text:p>0,75</text:p>
          </table:table-cell>
          <table:table-cell table:formula="of:=[.C31]/[.A31]" office:value-type="float" office:value="0.381146427601195" calcext:value-type="float">
            <text:p>0,38</text:p>
          </table:table-cell>
          <table:table-cell table:formula="of:=2*([.E31]*[.D31])/([.D31]+[.E31])" office:value-type="float" office:value="0.506475339560489" calcext:value-type="float">
            <text:p>0,51</text:p>
          </table:table-cell>
          <table:table-cell table:formula="of:=5*([.D31]*[.E31])/(4*[.E31]+[.D31])" office:value-type="float" office:value="0.630958805540565" calcext:value-type="float">
            <text:p>0.63</text:p>
          </table:table-cell>
          <table:table-cell table:formula="of:=1.25*([.E31]*[.D31])/(0.25*[.E31]+[.D31])" office:value-type="float" office:value="0.423017201091463" calcext:value-type="float">
            <text:p>0.42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48" calcext:value-type="float">
            <text:p>3748</text:p>
          </table:table-cell>
          <table:table-cell table:number-columns-repeated="1014"/>
        </table:table-row>
        <table:table-row table:style-name="ro4">
          <table:table-cell office:value-type="float" office:value="20101" calcext:value-type="float">
            <text:p>20101</text:p>
          </table:table-cell>
          <table:table-cell office:value-type="float" office:value="7437" calcext:value-type="float">
            <text:p>7437</text:p>
          </table:table-cell>
          <table:table-cell office:value-type="float" office:value="5469" calcext:value-type="float">
            <text:p>5469</text:p>
          </table:table-cell>
          <table:table-cell table:formula="of:=[.C32]/[.B32]" office:value-type="float" office:value="0.735377168212989" calcext:value-type="float">
            <text:p>0,74</text:p>
          </table:table-cell>
          <table:table-cell table:formula="of:=[.C32]/[.A32]" office:value-type="float" office:value="0.272076016118601" calcext:value-type="float">
            <text:p>0,27</text:p>
          </table:table-cell>
          <table:table-cell table:formula="of:=2*([.E32]*[.D32])/([.D32]+[.E32])" office:value-type="float" office:value="0.397196601060353" calcext:value-type="float">
            <text:p>0,40</text:p>
          </table:table-cell>
          <table:table-cell table:formula="of:=5*([.D32]*[.E32])/(4*[.E32]+[.D32])" office:value-type="float" office:value="0.548556641055989" calcext:value-type="float">
            <text:p>0.55</text:p>
          </table:table-cell>
          <table:table-cell table:formula="of:=1.25*([.E32]*[.D32])/(0.25*[.E32]+[.D32])" office:value-type="float" office:value="0.311301100852677" calcext:value-type="float">
            <text:p>0.31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9847" calcext:value-type="float">
            <text:p>9847</text:p>
          </table:table-cell>
          <table:table-cell table:number-columns-repeated="1014"/>
        </table:table-row>
        <table:table-row table:style-name="ro4">
          <table:table-cell office:value-type="float" office:value="2167" calcext:value-type="float">
            <text:p>2167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C33]/[.B33]" office:value-type="float" office:value="0.104343149119269" calcext:value-type="float">
            <text:p>0,10</text:p>
          </table:table-cell>
          <table:table-cell table:formula="of:=[.C33]/[.A33]" office:value-type="float" office:value="0.35809875403784" calcext:value-type="float">
            <text:p>0,36</text:p>
          </table:table-cell>
          <table:table-cell table:formula="of:=2*([.E33]*[.D33])/([.D33]+[.E33])" office:value-type="float" office:value="0.161599333610995" calcext:value-type="float">
            <text:p>0,16</text:p>
          </table:table-cell>
          <table:table-cell table:formula="of:=5*([.D33]*[.E33])/(4*[.E33]+[.D33])" office:value-type="float" office:value="0.12157292809024" calcext:value-type="float">
            <text:p>0.12</text:p>
          </table:table-cell>
          <table:table-cell table:formula="of:=1.25*([.E33]*[.D33])/(0.25*[.E33]+[.D33])" office:value-type="float" office:value="0.240918969264204" calcext:value-type="float">
            <text:p>0.24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697" calcext:value-type="float">
            <text:p>3697</text:p>
          </table:table-cell>
          <table:table-cell table:number-columns-repeated="1014"/>
        </table:table-row>
        <calcext:conditional-formats>
          <calcext:conditional-format calcext:target-range-address="Pretty.E10:Pretty.E13 Pretty.E4:Pretty.E6 Pretty.E8:Pretty.E8">
            <calcext:condition calcext:apply-style-name="Accent" calcext:value="above-average" calcext:base-cell-address="Pretty.E4"/>
          </calcext:conditional-format>
          <calcext:conditional-format calcext:target-range-address="Pretty.L12:Pretty.L12">
            <calcext:condition calcext:apply-style-name="Accent" calcext:value="above-average" calcext:base-cell-address="Pretty.L12"/>
          </calcext:conditional-format>
          <calcext:conditional-format calcext:target-range-address="Pretty.F5:Pretty.F5">
            <calcext:condition calcext:apply-style-name="Accent" calcext:value="above-average" calcext:base-cell-address="Pretty.F5"/>
          </calcext:conditional-format>
          <calcext:conditional-format calcext:target-range-address="Pretty.F5:Pretty.F5">
            <calcext:condition calcext:apply-style-name="Accent" calcext:value="above-average" calcext:base-cell-address="Pretty.F5"/>
          </calcext:conditional-format>
          <calcext:conditional-format calcext:target-range-address="Pretty.F4:Pretty.F4">
            <calcext:condition calcext:apply-style-name="Accent" calcext:value="above-average" calcext:base-cell-address="Pretty.F4"/>
          </calcext:conditional-format>
          <calcext:conditional-format calcext:target-range-address="Pretty.F6:Pretty.F6">
            <calcext:condition calcext:apply-style-name="Accent" calcext:value="above-average" calcext:base-cell-address="Pretty.F6"/>
          </calcext:conditional-format>
          <calcext:conditional-format calcext:target-range-address="Pretty.F13:Pretty.F13">
            <calcext:condition calcext:apply-style-name="Accent" calcext:value="above-average" calcext:base-cell-address="Pretty.F13"/>
          </calcext:conditional-format>
          <calcext:conditional-format calcext:target-range-address="Pretty.F8:Pretty.F8">
            <calcext:condition calcext:apply-style-name="Accent" calcext:value="above-average" calcext:base-cell-address="Pretty.F8"/>
          </calcext:conditional-format>
          <calcext:conditional-format calcext:target-range-address="Pretty.F12:Pretty.F12">
            <calcext:condition calcext:apply-style-name="Accent" calcext:value="above-average" calcext:base-cell-address="Pretty.F12"/>
          </calcext:conditional-format>
          <calcext:conditional-format calcext:target-range-address="Pretty.E7:Pretty.E7">
            <calcext:condition calcext:apply-style-name="Accent" calcext:value="above-average" calcext:base-cell-address="Pretty.E7"/>
          </calcext:conditional-format>
          <calcext:conditional-format calcext:target-range-address="Pretty.F7:Pretty.F7">
            <calcext:condition calcext:apply-style-name="Accent" calcext:value="above-average" calcext:base-cell-address="Pretty.F7"/>
          </calcext:conditional-format>
          <calcext:conditional-format calcext:target-range-address="Pretty.E9:Pretty.E9">
            <calcext:condition calcext:apply-style-name="Accent" calcext:value="above-average" calcext:base-cell-address="Pretty.E9"/>
          </calcext:conditional-format>
          <calcext:conditional-format calcext:target-range-address="Pretty.F9:Pretty.F9">
            <calcext:condition calcext:apply-style-name="Accent" calcext:value="above-average" calcext:base-cell-address="Pretty.F9"/>
          </calcext:conditional-format>
          <calcext:conditional-format calcext:target-range-address="Pretty.F10:Pretty.F10">
            <calcext:condition calcext:apply-style-name="Accent" calcext:value="above-average" calcext:base-cell-address="Pretty.F10"/>
          </calcext:conditional-format>
          <calcext:conditional-format calcext:target-range-address="Pretty.F11:Pretty.F11">
            <calcext:condition calcext:apply-style-name="Accent" calcext:value="above-average" calcext:base-cell-address="Pretty.F11"/>
          </calcext:conditional-format>
        </calcext:conditional-formats>
      </table:table>
      <table:table table:name="experiments_all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76"/>
        <table:table-column table:style-name="co11" table:default-cell-style-name="ce39"/>
        <table:table-column table:style-name="co7" table:number-columns-repeated="2" table:default-cell-style-name="ce11"/>
        <table:table-column table:style-name="co11" table:default-cell-style-name="ce1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cal</text:p>
          </table:table-cell>
          <table:covered-table-cell table:number-columns-repeated="11" table:style-name="ce22"/>
          <table:table-cell table:style-name="ce22"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 table:style-name="ce22"/>
          <table:table-cell table:style-name="ce22" table:number-columns-repeated="101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4]/[.C4]" office:value-type="float" office:value="0.602527901035364" calcext:value-type="float">
            <text:p>0.60</text:p>
          </table:table-cell>
          <table:table-cell table:formula="of:=[.D4]/[.B4]" office:value-type="float" office:value="0.318320664914399" calcext:value-type="float">
            <text:p>0.32</text:p>
          </table:table-cell>
          <table:table-cell table:formula="of:=2*([.F4]*[.E4])/([.E4]+[.F4])" office:value-type="float" office:value="0.416565957051222" calcext:value-type="float">
            <text:p>0.42</text:p>
          </table:table-cell>
          <table:table-cell table:formula="of:=5*([.E4]*[.F4])/(4*[.F4]+[.E4])" office:value-type="float" office:value="0.51123787792356" calcext:value-type="float">
            <text:p>0.51</text:p>
          </table:table-cell>
          <table:table-cell table:formula="of:=1.25*([.F4]*[.E4])/(0.25*[.F4]+[.E4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1</text:p>
          </table:table-cell>
          <table:table-cell office:value-type="string" calcext:value-type="string">
            <text:p>2017-12-18 09:55:3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772320, total_memory_for_jvm=253231104, jvm_version=25.151-b12}</text:p>
          </table:table-cell>
          <table:table-cell table:number-columns-repeated="100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288" calcext:value-type="float">
            <text:p>9288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5]/[.C5]" office:value-type="float" office:value="0.587736990722065" calcext:value-type="float">
            <text:p>0.59</text:p>
          </table:table-cell>
          <table:table-cell table:formula="of:=[.D5]/[.B5]" office:value-type="float" office:value="0.470607235142119" calcext:value-type="float">
            <text:p>0.47</text:p>
          </table:table-cell>
          <table:table-cell table:formula="of:=2*([.F5]*[.E5])/([.E5]+[.F5])" office:value-type="float" office:value="0.522690582959641" calcext:value-type="float">
            <text:p>0.52</text:p>
          </table:table-cell>
          <table:table-cell table:formula="of:=5*([.E5]*[.F5])/(4*[.F5]+[.E5])" office:value-type="float" office:value="0.559867814325238" calcext:value-type="float">
            <text:p>0.56</text:p>
          </table:table-cell>
          <table:table-cell table:formula="of:=1.25*([.F5]*[.E5])/(0.25*[.F5]+[.E5])" office:value-type="float" office:value="0.490143308887842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2</text:p>
          </table:table-cell>
          <table:table-cell office:value-type="string" calcext:value-type="string">
            <text:p>2017-12-18 12:26:3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1.0, -w=5, -l=score}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215408, total_memory_for_jvm=308805632, jvm_version=25.151-b12}</text:p>
          </table:table-cell>
          <table:table-cell table:number-columns-repeated="100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919" calcext:value-type="float">
            <text:p>13919</text:p>
          </table:table-cell>
          <table:table-cell office:value-type="float" office:value="7437" calcext:value-type="float">
            <text:p>7437</text:p>
          </table:table-cell>
          <table:table-cell office:value-type="float" office:value="4419" calcext:value-type="float">
            <text:p>4419</text:p>
          </table:table-cell>
          <table:table-cell table:formula="of:=[.D6]/[.C6]" office:value-type="float" office:value="0.594191206131505" calcext:value-type="float">
            <text:p>0.59</text:p>
          </table:table-cell>
          <table:table-cell table:formula="of:=[.D6]/[.B6]" office:value-type="float" office:value="0.317479704001724" calcext:value-type="float">
            <text:p>0.32</text:p>
          </table:table-cell>
          <table:table-cell table:formula="of:=2*([.F6]*[.E6])/([.E6]+[.F6])" office:value-type="float" office:value="0.41384154336018" calcext:value-type="float">
            <text:p>0.41</text:p>
          </table:table-cell>
          <table:table-cell table:formula="of:=5*([.E6]*[.F6])/(4*[.F6]+[.E6])" office:value-type="float" office:value="0.50598850390455" calcext:value-type="float">
            <text:p>0.51</text:p>
          </table:table-cell>
          <table:table-cell table:formula="of:=1.25*([.F6]*[.E6])/(0.25*[.F6]+[.E6])" office:value-type="float" office:value="0.350086353049292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3</text:p>
          </table:table-cell>
          <table:table-cell office:value-type="string" calcext:value-type="string">
            <text:p>2017-12-18 12:47:58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7, -w=5, -l=score}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2505448, total_memory_for_jvm=309854208, jvm_version=25.151-b12}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130" calcext:value-type="float">
            <text:p>9130</text:p>
          </table:table-cell>
          <table:table-cell office:value-type="float" office:value="7437" calcext:value-type="float">
            <text:p>7437</text:p>
          </table:table-cell>
          <table:table-cell office:value-type="float" office:value="4309" calcext:value-type="float">
            <text:p>4309</text:p>
          </table:table-cell>
          <table:table-cell table:formula="of:=[.D7]/[.C7]" office:value-type="float" office:value="0.579400295818206" calcext:value-type="float">
            <text:p>0.58</text:p>
          </table:table-cell>
          <table:table-cell table:formula="of:=[.D7]/[.B7]" office:value-type="float" office:value="0.471960569550931" calcext:value-type="float">
            <text:p>0.47</text:p>
          </table:table-cell>
          <table:table-cell table:formula="of:=2*([.F7]*[.E7])/([.E7]+[.F7])" office:value-type="float" office:value="0.520190740628961" calcext:value-type="float">
            <text:p>0.52</text:p>
          </table:table-cell>
          <table:table-cell table:formula="of:=5*([.E7]*[.F7])/(4*[.F7]+[.E7])" office:value-type="float" office:value="0.554169453161171" calcext:value-type="float">
            <text:p>0.55</text:p>
          </table:table-cell>
          <table:table-cell table:formula="of:=1.25*([.F7]*[.E7])/(0.25*[.F7]+[.E7])" office:value-type="float" office:value="0.490138089496553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4</text:p>
          </table:table-cell>
          <table:table-cell office:value-type="string" calcext:value-type="string">
            <text:p>2017-12-18 13:07: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0644480, total_memory_for_jvm=976748544, jvm_version=25.151-b12}</text:p>
          </table:table-cell>
          <table:table-cell table:number-columns-repeated="100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996" calcext:value-type="float">
            <text:p>9996</text:p>
          </table:table-cell>
          <table:table-cell office:value-type="float" office:value="7437" calcext:value-type="float">
            <text:p>7437</text:p>
          </table:table-cell>
          <table:table-cell office:value-type="float" office:value="4371" calcext:value-type="float">
            <text:p>4371</text:p>
          </table:table-cell>
          <table:table-cell table:formula="of:=[.D8]/[.C8]" office:value-type="float" office:value="0.587736990722065" calcext:value-type="float">
            <text:p>0.59</text:p>
          </table:table-cell>
          <table:table-cell table:formula="of:=[.D8]/[.B8]" office:value-type="float" office:value="0.437274909963986" calcext:value-type="float">
            <text:p>0.44</text:p>
          </table:table-cell>
          <table:table-cell table:formula="of:=2*([.F8]*[.E8])/([.E8]+[.F8])" office:value-type="float" office:value="0.501462743073481" calcext:value-type="float">
            <text:p>0.50</text:p>
          </table:table-cell>
          <table:table-cell table:formula="of:=5*([.E8]*[.F8])/(4*[.F8]+[.E8])" office:value-type="float" office:value="0.549894323671498" calcext:value-type="float">
            <text:p>0.55</text:p>
          </table:table-cell>
          <table:table-cell table:formula="of:=1.25*([.F8]*[.E8])/(0.25*[.F8]+[.E8])" office:value-type="float" office:value="0.460871765673436" calcext:value-type="float">
            <text:p>0.4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5</text:p>
          </table:table-cell>
          <table:table-cell office:value-type="string" calcext:value-type="string">
            <text:p>2017-12-18 13:18:43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4, -s=jaccard, -t=0.8, -w=5, -l=score}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35570280, total_memory_for_jvm=915931136, jvm_version=25.151-b12}</text:p>
          </table:table-cell>
          <table:table-cell table:number-columns-repeated="100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789" calcext:value-type="float">
            <text:p>7789</text:p>
          </table:table-cell>
          <table:table-cell office:value-type="float" office:value="7437" calcext:value-type="float">
            <text:p>7437</text:p>
          </table:table-cell>
          <table:table-cell office:value-type="float" office:value="1434" calcext:value-type="float">
            <text:p>1434</text:p>
          </table:table-cell>
          <table:table-cell table:formula="of:=[.D9]/[.C9]" office:value-type="float" office:value="0.192819685356999" calcext:value-type="float">
            <text:p>0.19</text:p>
          </table:table-cell>
          <table:table-cell table:formula="of:=[.D9]/[.B9]" office:value-type="float" office:value="0.184105790216973" calcext:value-type="float">
            <text:p>0.18</text:p>
          </table:table-cell>
          <table:table-cell table:formula="of:=2*([.F9]*[.E9])/([.E9]+[.F9])" office:value-type="float" office:value="0.188362012347301" calcext:value-type="float">
            <text:p>0.19</text:p>
          </table:table-cell>
          <table:table-cell table:formula="of:=5*([.E9]*[.F9])/(4*[.F9]+[.E9])" office:value-type="float" office:value="0.191011535285185" calcext:value-type="float">
            <text:p>0.19</text:p>
          </table:table-cell>
          <table:table-cell table:formula="of:=1.25*([.F9]*[.E9])/(0.25*[.F9]+[.E9])" office:value-type="float" office:value="0.185784986914725" calcext:value-type="float">
            <text:p>0.1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6</text:p>
          </table:table-cell>
          <table:table-cell office:value-type="string" calcext:value-type="string">
            <text:p>2017-12-18 13:28:5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5, -s=jaccard, -t=0.7, -w=5, -l=score}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90199400, total_memory_for_jvm=677380096, jvm_version=25.151-b12}</text:p>
          </table:table-cell>
          <table:table-cell table:number-columns-repeated="100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089" calcext:value-type="float">
            <text:p>14089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0]/[.C10]" office:value-type="float" office:value="0.602527901035364" calcext:value-type="float">
            <text:p>0.60</text:p>
          </table:table-cell>
          <table:table-cell table:formula="of:=[.D10]/[.B10]" office:value-type="float" office:value="0.318049542196039" calcext:value-type="float">
            <text:p>0.32</text:p>
          </table:table-cell>
          <table:table-cell table:formula="of:=2*([.F10]*[.E10])/([.E10]+[.F10])" office:value-type="float" office:value="0.416333735947227" calcext:value-type="float">
            <text:p>0.42</text:p>
          </table:table-cell>
          <table:table-cell table:formula="of:=5*([.E10]*[.F10])/(4*[.F10]+[.E10])" office:value-type="float" office:value="0.511097930971554" calcext:value-type="float">
            <text:p>0.51</text:p>
          </table:table-cell>
          <table:table-cell table:formula="of:=1.25*([.F10]*[.E10])/(0.25*[.F10]+[.E10])" office:value-type="float" office:value="0.351214083049864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7</text:p>
          </table:table-cell>
          <table:table-cell office:value-type="string" calcext:value-type="string">
            <text:p>2017-12-18 13:43:49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2, -s=jaccard, -t=0.7, -w=5, -l=score}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460601760, total_memory_for_jvm=1281884160, jvm_version=25.151-b12}</text:p>
          </table:table-cell>
          <table:table-cell table:number-columns-repeated="100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3013" calcext:value-type="float">
            <text:p>103013</text:p>
          </table:table-cell>
          <table:table-cell office:value-type="float" office:value="7437" calcext:value-type="float">
            <text:p>7437</text:p>
          </table:table-cell>
          <table:table-cell office:value-type="float" office:value="4882" calcext:value-type="float">
            <text:p>4882</text:p>
          </table:table-cell>
          <table:table-cell table:formula="of:=[.D11]/[.C11]" office:value-type="float" office:value="0.656447492268388" calcext:value-type="float">
            <text:p>0.66</text:p>
          </table:table-cell>
          <table:table-cell table:formula="of:=[.D11]/[.B11]" office:value-type="float" office:value="0.0473920767281799" calcext:value-type="float">
            <text:p>0.05</text:p>
          </table:table-cell>
          <table:table-cell table:formula="of:=2*([.F11]*[.E11])/([.E11]+[.F11])" office:value-type="float" office:value="0.0884019918515165" calcext:value-type="float">
            <text:p>0.09</text:p>
          </table:table-cell>
          <table:table-cell table:formula="of:=5*([.E11]*[.F11])/(4*[.F11]+[.E11])" office:value-type="float" office:value="0.183864237238346" calcext:value-type="float">
            <text:p>0.18</text:p>
          </table:table-cell>
          <table:table-cell table:formula="of:=1.25*([.F11]*[.E11])/(0.25*[.F11]+[.E11])" office:value-type="float" office:value="0.058189845264119" calcext:value-type="float">
            <text:p>0.06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8</text:p>
          </table:table-cell>
          <table:table-cell office:value-type="string" calcext:value-type="string">
            <text:p>2017-12-18 13:56: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cosine, -t=0.7, -w=5, -l=score}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59261072, total_memory_for_jvm=890241024, jvm_version=25.151-b12}</text:p>
          </table:table-cell>
          <table:table-cell table:number-columns-repeated="100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077" calcext:value-type="float">
            <text:p>14077</text:p>
          </table:table-cell>
          <table:table-cell office:value-type="float" office:value="7437" calcext:value-type="float">
            <text:p>7437</text:p>
          </table:table-cell>
          <table:table-cell office:value-type="float" office:value="4481" calcext:value-type="float">
            <text:p>4481</text:p>
          </table:table-cell>
          <table:table-cell table:formula="of:=[.D12]/[.C12]" office:value-type="float" office:value="0.602527901035364" calcext:value-type="float">
            <text:p>0.60</text:p>
          </table:table-cell>
          <table:table-cell table:formula="of:=[.D12]/[.B12]" office:value-type="float" office:value="0.318320664914399" calcext:value-type="float">
            <text:p>0.32</text:p>
          </table:table-cell>
          <table:table-cell table:formula="of:=2*([.F12]*[.E12])/([.E12]+[.F12])" office:value-type="float" office:value="0.416565957051222" calcext:value-type="float">
            <text:p>0.42</text:p>
          </table:table-cell>
          <table:table-cell table:formula="of:=5*([.E12]*[.F12])/(4*[.F12]+[.E12])" office:value-type="float" office:value="0.51123787792356" calcext:value-type="float">
            <text:p>0.51</text:p>
          </table:table-cell>
          <table:table-cell table:formula="of:=1.25*([.F12]*[.E12])/(0.25*[.F12]+[.E12])" office:value-type="float" office:value="0.351478547337046" calcext:value-type="float">
            <text:p>0.35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office:value-type="string" calcext:value-type="string">
            <text:p>/home/massi/projects/result_files/TREC/quickumls/quickumls_run_9</text:p>
          </table:table-cell>
          <table:table-cell office:value-type="string" calcext:value-type="string">
            <text:p>2017-12-18 15:52:46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m=3, -s=jaccard, -t=0.7, -w=5, -l=length}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607959984, total_memory_for_jvm=1632108544, jvm_version=25.151-b12}</text:p>
          </table:table-cell>
          <table:table-cell table:number-columns-repeated="1005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288" calcext:value-type="float">
            <text:p>9288</text:p>
          </table:table-cell>
          <table:table-cell office:value-type="float" office:value="7438" calcext:value-type="float">
            <text:p>7438</text:p>
          </table:table-cell>
          <table:table-cell office:value-type="float" office:value="4372" calcext:value-type="float">
            <text:p>4372</text:p>
          </table:table-cell>
          <table:table-cell table:formula="of:=[.D13]/[.C13]" office:value-type="float" office:value="0.587792417316483" calcext:value-type="float">
            <text:p>0.59</text:p>
          </table:table-cell>
          <table:table-cell table:formula="of:=[.D13]/[.B13]" office:value-type="float" office:value="0.470714900947459" calcext:value-type="float">
            <text:p>0.47</text:p>
          </table:table-cell>
          <table:table-cell table:formula="of:=2*([.F13]*[.E13])/([.E13]+[.F13])" office:value-type="float" office:value="0.522778907090757" calcext:value-type="float">
            <text:p>0.52</text:p>
          </table:table-cell>
          <table:table-cell table:formula="of:=5*([.E13]*[.F13])/(4*[.F13]+[.E13])" office:value-type="float" office:value="0.559938524590164" calcext:value-type="float">
            <text:p>0.56</text:p>
          </table:table-cell>
          <table:table-cell table:formula="of:=1.25*([.F13]*[.E13])/(0.25*[.F13]+[.E13])" office:value-type="float" office:value="0.490244449428123" calcext:value-type="float">
            <text:p>0.49</text:p>
          </table:table-cell>
          <table:table-cell office:value-type="string" calcext:value-type="string">
            <text:p>/home/massi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massi/projects/result_files/extractor_results/quickumls</text:p>
          </table:table-cell>
          <table:table-cell table:style-name="ce11" office:value-type="string" calcext:value-type="string">
            <text:p>/home/massi/projects/result_files/TREC/quickumls/quickumls_run_38</text:p>
          </table:table-cell>
          <table:table-cell table:style-name="ce19" office:value-type="float" office:value="43102.6238194445" calcext:value-type="float">
            <text:p>43102.62</text:p>
          </table:table-cell>
          <table:table-cell table:style-name="ce11" office:value-type="string" calcext:value-type="string">
            <text:p>SUCCESS</text:p>
          </table:table-cell>
          <table:table-cell table:style-name="ce11" office:value-type="string" calcext:value-type="string">
            <text:p>{-m=3, -s=cosine, -t=1.0, -w=2, -l=score}</text:p>
          </table:table-cell>
          <table:table-cell table:style-name="ce11" office:value-type="float" office:value="358" calcext:value-type="float">
            <text:p>358.00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416840, total_memory_for_jvm=242745344, jvm_version=25.151-b12}</text:p>
          </table:table-cell>
          <table:table-cell/>
          <table:table-cell table:style-name="ce6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5" table:style-name="ce22"/>
          <table:table-cell table:style-name="ce22" table:number-columns-repeated="101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746" calcext:value-type="float">
            <text:p>14746</text:p>
          </table:table-cell>
          <table:table-cell office:value-type="float" office:value="7437" calcext:value-type="float">
            <text:p>7437</text:p>
          </table:table-cell>
          <table:table-cell office:value-type="float" office:value="5477" calcext:value-type="float">
            <text:p>5477</text:p>
          </table:table-cell>
          <table:table-cell table:formula="of:=[.D17]/[.C17]" office:value-type="float" office:value="0.736452870781229" calcext:value-type="float">
            <text:p>0.74</text:p>
          </table:table-cell>
          <table:table-cell table:formula="of:=[.D17]/[.B17]" office:value-type="float" office:value="0.371422758714228" calcext:value-type="float">
            <text:p>0.37</text:p>
          </table:table-cell>
          <table:table-cell table:formula="of:=2*([.F17]*[.E17])/([.E17]+[.F17])" office:value-type="float" office:value="0.493801559752964" calcext:value-type="float">
            <text:p>0.49</text:p>
          </table:table-cell>
          <table:table-cell table:formula="of:=5*([.E17]*[.F17])/(4*[.F17]+[.E17])" office:value-type="float" office:value="0.615476243987953" calcext:value-type="float">
            <text:p>0.62</text:p>
          </table:table-cell>
          <table:table-cell table:formula="of:=1.25*([.F17]*[.E17])/(0.25*[.F17]+[.E17])" office:value-type="float" office:value="0.412294304512127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3</text:p>
          </table:table-cell>
          <table:table-cell office:value-type="string" calcext:value-type="string">
            <text:p>2017-12-20 00:51:1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XMLf1=}</text:p>
          </table:table-cell>
          <table:table-cell office:value-type="float" office:value="4037" calcext:value-type="float">
            <text:p>40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147976, total_memory_for_jvm=232259584, jvm_version=25.151-b12}</text:p>
          </table:table-cell>
          <table:table-cell table:number-columns-repeated="100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18]/[.C18]" office:value-type="float" office:value="0.759042624714267" calcext:value-type="float">
            <text:p>0.76</text:p>
          </table:table-cell>
          <table:table-cell table:formula="of:=[.D18]/[.B18]" office:value-type="float" office:value="0.373494773058092" calcext:value-type="float">
            <text:p>0.37</text:p>
          </table:table-cell>
          <table:table-cell table:formula="of:=2*([.F18]*[.E18])/([.E18]+[.F18])" office:value-type="float" office:value="0.500642987007228" calcext:value-type="float">
            <text:p>0.50</text:p>
          </table:table-cell>
          <table:table-cell table:formula="of:=5*([.E18]*[.F18])/(4*[.F18]+[.E18])" office:value-type="float" office:value="0.629151620525166" calcext:value-type="float">
            <text:p>0.63</text:p>
          </table:table-cell>
          <table:table-cell table:formula="of:=1.25*([.F18]*[.E18])/(0.25*[.F18]+[.E18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4</text:p>
          </table:table-cell>
          <table:table-cell office:value-type="string" calcext:value-type="string">
            <text:p>2017-12-20 07:46:0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51557888, total_memory_for_jvm=243793920, jvm_version=25.151-b12}</text:p>
          </table:table-cell>
          <table:table-cell table:number-columns-repeated="100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920" calcext:value-type="float">
            <text:p>14920</text:p>
          </table:table-cell>
          <table:table-cell office:value-type="float" office:value="7437" calcext:value-type="float">
            <text:p>7437</text:p>
          </table:table-cell>
          <table:table-cell office:value-type="float" office:value="5600" calcext:value-type="float">
            <text:p>5600</text:p>
          </table:table-cell>
          <table:table-cell table:formula="of:=[.D19]/[.C19]" office:value-type="float" office:value="0.752991797767917" calcext:value-type="float">
            <text:p>0.75</text:p>
          </table:table-cell>
          <table:table-cell table:formula="of:=[.D19]/[.B19]" office:value-type="float" office:value="0.375335120643432" calcext:value-type="float">
            <text:p>0.38</text:p>
          </table:table-cell>
          <table:table-cell table:formula="of:=2*([.F19]*[.E19])/([.E19]+[.F19])" office:value-type="float" office:value="0.500961667486693" calcext:value-type="float">
            <text:p>0.50</text:p>
          </table:table-cell>
          <table:table-cell table:formula="of:=5*([.E19]*[.F19])/(4*[.F19]+[.E19])" office:value-type="float" office:value="0.626846959792245" calcext:value-type="float">
            <text:p>0.63</text:p>
          </table:table-cell>
          <table:table-cell table:formula="of:=1.25*([.F19]*[.E19])/(0.25*[.F19]+[.E19])" office:value-type="float" office:value="0.41718193602217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5</text:p>
          </table:table-cell>
          <table:table-cell office:value-type="string" calcext:value-type="string">
            <text:p>2017-12-20 21:15:5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}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9928224, total_memory_for_jvm=238026752, jvm_version=25.151-b12}</text:p>
          </table:table-cell>
          <table:table-cell table:number-columns-repeated="100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3334" calcext:value-type="float">
            <text:p>13334</text:p>
          </table:table-cell>
          <table:table-cell office:value-type="float" office:value="7437" calcext:value-type="float">
            <text:p>7437</text:p>
          </table:table-cell>
          <table:table-cell office:value-type="float" office:value="4523" calcext:value-type="float">
            <text:p>4523</text:p>
          </table:table-cell>
          <table:table-cell table:formula="of:=[.D20]/[.C20]" office:value-type="float" office:value="0.608175339518623" calcext:value-type="float">
            <text:p>0.61</text:p>
          </table:table-cell>
          <table:table-cell table:formula="of:=[.D20]/[.B20]" office:value-type="float" office:value="0.33920803959802" calcext:value-type="float">
            <text:p>0.34</text:p>
          </table:table-cell>
          <table:table-cell table:formula="of:=2*([.F20]*[.E20])/([.E20]+[.F20])" office:value-type="float" office:value="0.435511049058784" calcext:value-type="float">
            <text:p>0.44</text:p>
          </table:table-cell>
          <table:table-cell table:formula="of:=5*([.E20]*[.F20])/(4*[.F20]+[.E20])" office:value-type="float" office:value="0.524929204772295" calcext:value-type="float">
            <text:p>0.52</text:p>
          </table:table-cell>
          <table:table-cell table:formula="of:=1.25*([.F20]*[.E20])/(0.25*[.F20]+[.E20])" office:value-type="float" office:value="0.372122488605137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6</text:p>
          </table:table-cell>
          <table:table-cell office:value-type="string" calcext:value-type="string">
            <text:p>2017-12-21 21:43:2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C=, -V=Base, --DISAMB=, --XMLf1=, -z=}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0487680, total_memory_for_jvm=228589568, jvm_version=25.151-b12}</text:p>
          </table:table-cell>
          <table:table-cell table:number-columns-repeated="100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5007" calcext:value-type="float">
            <text:p>15007</text:p>
          </table:table-cell>
          <table:table-cell office:value-type="float" office:value="7437" calcext:value-type="float">
            <text:p>7437</text:p>
          </table:table-cell>
          <table:table-cell office:value-type="float" office:value="5620" calcext:value-type="float">
            <text:p>5620</text:p>
          </table:table-cell>
          <table:table-cell table:formula="of:=[.D21]/[.C21]" office:value-type="float" office:value="0.755681054188517" calcext:value-type="float">
            <text:p>0.76</text:p>
          </table:table-cell>
          <table:table-cell table:formula="of:=[.D21]/[.B21]" office:value-type="float" office:value="0.374491903778237" calcext:value-type="float">
            <text:p>0.37</text:p>
          </table:table-cell>
          <table:table-cell table:formula="of:=2*([.F21]*[.E21])/([.E21]+[.F21])" office:value-type="float" office:value="0.50080199607913" calcext:value-type="float">
            <text:p>0.50</text:p>
          </table:table-cell>
          <table:table-cell table:formula="of:=5*([.E21]*[.F21])/(4*[.F21]+[.E21])" office:value-type="float" office:value="0.627862808624735" calcext:value-type="float">
            <text:p>0.63</text:p>
          </table:table-cell>
          <table:table-cell table:formula="of:=1.25*([.F21]*[.E21])/(0.25*[.F21]+[.E21])" office:value-type="float" office:value="0.41651226561921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string" calcext:value-type="string">
            <text:p>2017-12-23 21:15:3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t=, --DISAMB=, --XMLf1=}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5233720, total_memory_for_jvm=233308160, jvm_version=25.151-b12}</text:p>
          </table:table-cell>
          <table:table-cell table:number-columns-repeated="100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19" calcext:value-type="float">
            <text:p>2219</text:p>
          </table:table-cell>
          <table:table-cell office:value-type="float" office:value="7437" calcext:value-type="float">
            <text:p>7437</text:p>
          </table:table-cell>
          <table:table-cell office:value-type="float" office:value="781" calcext:value-type="float">
            <text:p>781</text:p>
          </table:table-cell>
          <table:table-cell table:formula="of:=[.D22]/[.C22]" office:value-type="float" office:value="0.105015463224418" calcext:value-type="float">
            <text:p>0.11</text:p>
          </table:table-cell>
          <table:table-cell table:formula="of:=[.D22]/[.B22]" office:value-type="float" office:value="0.35196034249662" calcext:value-type="float">
            <text:p>0.35</text:p>
          </table:table-cell>
          <table:table-cell table:formula="of:=2*([.F22]*[.E22])/([.E22]+[.F22])" office:value-type="float" office:value="0.161764705882353" calcext:value-type="float">
            <text:p>0.16</text:p>
          </table:table-cell>
          <table:table-cell table:formula="of:=5*([.E22]*[.F22])/(4*[.F22]+[.E22])" office:value-type="float" office:value="0.122157224637908" calcext:value-type="float">
            <text:p>0.12</text:p>
          </table:table-cell>
          <table:table-cell table:formula="of:=1.25*([.F22]*[.E22])/(0.25*[.F22]+[.E22])" office:value-type="float" office:value="0.23937963587323" calcext:value-type="float">
            <text:p>0.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7</text:p>
          </table:table-cell>
          <table:table-cell office:value-type="string" calcext:value-type="string">
            <text:p>2017-12-24 12:14:2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950, --DISAMB=, --XMLf1=}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6901520, total_memory_for_jvm=224919552, jvm_version=25.151-b12}</text:p>
          </table:table-cell>
          <table:table-cell table:number-columns-repeated="100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016" calcext:value-type="float">
            <text:p>6016</text:p>
          </table:table-cell>
          <table:table-cell office:value-type="float" office:value="7437" calcext:value-type="float">
            <text:p>7437</text:p>
          </table:table-cell>
          <table:table-cell office:value-type="float" office:value="2109" calcext:value-type="float">
            <text:p>2109</text:p>
          </table:table-cell>
          <table:table-cell table:formula="of:=[.D23]/[.C23]" office:value-type="float" office:value="0.283582089552239" calcext:value-type="float">
            <text:p>0.28</text:p>
          </table:table-cell>
          <table:table-cell table:formula="of:=[.D23]/[.B23]" office:value-type="float" office:value="0.350565159574468" calcext:value-type="float">
            <text:p>0.35</text:p>
          </table:table-cell>
          <table:table-cell table:formula="of:=2*([.F23]*[.E23])/([.E23]+[.F23])" office:value-type="float" office:value="0.31353601427191" calcext:value-type="float">
            <text:p>0.31</text:p>
          </table:table-cell>
          <table:table-cell table:formula="of:=5*([.E23]*[.F23])/(4*[.F23]+[.E23])" office:value-type="float" office:value="0.294849569399396" calcext:value-type="float">
            <text:p>0.29</text:p>
          </table:table-cell>
          <table:table-cell table:formula="of:=1.25*([.F23]*[.E23])/(0.25*[.F23]+[.E23])" office:value-type="float" office:value="0.334751277737215" calcext:value-type="float">
            <text:p>0.33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19</text:p>
          </table:table-cell>
          <table:table-cell office:value-type="string" calcext:value-type="string">
            <text:p>2017-12-25 10:43:13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800, --DISAMB=, --XMLf1=}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180040, total_memory_for_jvm=253231104, jvm_version=25.151-b12}</text:p>
          </table:table-cell>
          <table:table-cell table:number-columns-repeated="100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207" calcext:value-type="float">
            <text:p>15207</text:p>
          </table:table-cell>
          <table:table-cell office:value-type="float" office:value="7437" calcext:value-type="float">
            <text:p>7437</text:p>
          </table:table-cell>
          <table:table-cell office:value-type="float" office:value="5610" calcext:value-type="float">
            <text:p>5610</text:p>
          </table:table-cell>
          <table:table-cell table:formula="of:=[.D24]/[.C24]" office:value-type="float" office:value="0.754336425978217" calcext:value-type="float">
            <text:p>0.75</text:p>
          </table:table-cell>
          <table:table-cell table:formula="of:=[.D24]/[.B24]" office:value-type="float" office:value="0.368909055040442" calcext:value-type="float">
            <text:p>0.37</text:p>
          </table:table-cell>
          <table:table-cell table:formula="of:=2*([.F24]*[.E24])/([.E24]+[.F24])" office:value-type="float" office:value="0.495495495495496" calcext:value-type="float">
            <text:p>0.50</text:p>
          </table:table-cell>
          <table:table-cell table:formula="of:=5*([.E24]*[.F24])/(4*[.F24]+[.E24])" office:value-type="float" office:value="0.623957290623957" calcext:value-type="float">
            <text:p>0.62</text:p>
          </table:table-cell>
          <table:table-cell table:formula="of:=1.25*([.F24]*[.E24])/(0.25*[.F24]+[.E24])" office:value-type="float" office:value="0.41089870358163" calcext:value-type="float">
            <text:p>0.4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0</text:p>
          </table:table-cell>
          <table:table-cell office:value-type="string" calcext:value-type="string">
            <text:p>2017-12-25 21:34:44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, -Y=}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421408, total_memory_for_jvm=260571136, jvm_version=25.151-b12}</text:p>
          </table:table-cell>
          <table:table-cell table:number-columns-repeated="1005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5107" calcext:value-type="float">
            <text:p>15107</text:p>
          </table:table-cell>
          <table:table-cell office:value-type="float" office:value="7437" calcext:value-type="float">
            <text:p>7437</text:p>
          </table:table-cell>
          <table:table-cell office:value-type="float" office:value="5668" calcext:value-type="float">
            <text:p>5668</text:p>
          </table:table-cell>
          <table:table-cell table:formula="of:=[.D25]/[.C25]" office:value-type="float" office:value="0.762135269597956" calcext:value-type="float">
            <text:p>0.76</text:p>
          </table:table-cell>
          <table:table-cell table:formula="of:=[.D25]/[.B25]" office:value-type="float" office:value="0.375190309128219" calcext:value-type="float">
            <text:p>0.38</text:p>
          </table:table-cell>
          <table:table-cell table:formula="of:=2*([.F25]*[.E25])/([.E25]+[.F25])" office:value-type="float" office:value="0.502838892831796" calcext:value-type="float">
            <text:p>0.50</text:p>
          </table:table-cell>
          <table:table-cell table:formula="of:=5*([.E25]*[.F25])/(4*[.F25]+[.E25])" office:value-type="float" office:value="0.631813621669825" calcext:value-type="float">
            <text:p>0.63</text:p>
          </table:table-cell>
          <table:table-cell table:formula="of:=1.25*([.F25]*[.E25])/(0.25*[.F25]+[.E25])" office:value-type="float" office:value="0.417593752302365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1</text:p>
          </table:table-cell>
          <table:table-cell office:value-type="string" calcext:value-type="string">
            <text:p>2017-12-26 09:54:1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7143312, total_memory_for_jvm=224395264, jvm_version=25.151-b12}</text:p>
          </table:table-cell>
          <table:table-cell table:number-columns-repeated="1005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4688" calcext:value-type="float">
            <text:p>14688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D26]/[.C26]" office:value-type="float" office:value="0.754605351620277" calcext:value-type="float">
            <text:p>0.75</text:p>
          </table:table-cell>
          <table:table-cell table:formula="of:=[.D26]/[.B26]" office:value-type="float" office:value="0.382080610021786" calcext:value-type="float">
            <text:p>0.38</text:p>
          </table:table-cell>
          <table:table-cell table:formula="of:=2*([.F26]*[.E26])/([.E26]+[.F26])" office:value-type="float" office:value="0.507299435028249" calcext:value-type="float">
            <text:p>0.51</text:p>
          </table:table-cell>
          <table:table-cell table:formula="of:=5*([.E26]*[.F26])/(4*[.F26]+[.E26])" office:value-type="float" office:value="0.631469979296066" calcext:value-type="float">
            <text:p>0.63</text:p>
          </table:table-cell>
          <table:table-cell table:formula="of:=1.25*([.F26]*[.E26])/(0.25*[.F26]+[.E26])" office:value-type="float" office:value="0.42393751227545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2</text:p>
          </table:table-cell>
          <table:table-cell office:value-type="string" calcext:value-type="string">
            <text:p>2017-12-26 21:28:15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d=, --DISAMB=, --XMLf1=}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6311040, total_memory_for_jvm=244318208, jvm_version=25.151-b12}</text:p>
          </table:table-cell>
          <table:table-cell table:number-columns-repeated="1005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9411" calcext:value-type="float">
            <text:p>9411</text:p>
          </table:table-cell>
          <table:table-cell office:value-type="float" office:value="7437" calcext:value-type="float">
            <text:p>7437</text:p>
          </table:table-cell>
          <table:table-cell office:value-type="float" office:value="3374" calcext:value-type="float">
            <text:p>3374</text:p>
          </table:table-cell>
          <table:table-cell table:formula="of:=[.D27]/[.C27]" office:value-type="float" office:value="0.45367755815517" calcext:value-type="float">
            <text:p>0.45</text:p>
          </table:table-cell>
          <table:table-cell table:formula="of:=[.D27]/[.B27]" office:value-type="float" office:value="0.358516629476145" calcext:value-type="float">
            <text:p>0.36</text:p>
          </table:table-cell>
          <table:table-cell table:formula="of:=2*([.F27]*[.E27])/([.E27]+[.F27])" office:value-type="float" office:value="0.400522317188984" calcext:value-type="float">
            <text:p>0.40</text:p>
          </table:table-cell>
          <table:table-cell table:formula="of:=5*([.E27]*[.F27])/(4*[.F27]+[.E27])" office:value-type="float" office:value="0.430807732577441" calcext:value-type="float">
            <text:p>0.43</text:p>
          </table:table-cell>
          <table:table-cell table:formula="of:=1.25*([.F27]*[.E27])/(0.25*[.F27]+[.E27])" office:value-type="float" office:value="0.374215301346465" calcext:value-type="float">
            <text:p>0.37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3</text:p>
          </table:table-cell>
          <table:table-cell office:value-type="string" calcext:value-type="string">
            <text:p>2017-12-28 10:15:3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700, --DISAMB=, --XMLf1=}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312929392, total_memory_for_jvm=376963072, jvm_version=25.151-b12}</text:p>
          </table:table-cell>
          <table:table-cell table:number-columns-repeated="100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28]/[.C28]" office:value-type="float" office:value="0.759042624714267" calcext:value-type="float">
            <text:p>0.76</text:p>
          </table:table-cell>
          <table:table-cell table:formula="of:=[.D28]/[.B28]" office:value-type="float" office:value="0.373494773058092" calcext:value-type="float">
            <text:p>0.37</text:p>
          </table:table-cell>
          <table:table-cell table:formula="of:=2*([.F28]*[.E28])/([.E28]+[.F28])" office:value-type="float" office:value="0.500642987007228" calcext:value-type="float">
            <text:p>0.50</text:p>
          </table:table-cell>
          <table:table-cell table:formula="of:=5*([.E28]*[.F28])/(4*[.F28]+[.E28])" office:value-type="float" office:value="0.629151620525166" calcext:value-type="float">
            <text:p>0.63</text:p>
          </table:table-cell>
          <table:table-cell table:formula="of:=1.25*([.F28]*[.E28])/(0.25*[.F28]+[.E28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4</text:p>
          </table:table-cell>
          <table:table-cell office:value-type="string" calcext:value-type="string">
            <text:p>2017-12-28 13:14:3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0, -R=NCBI, --XMLf1=}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32060328, total_memory_for_jvm=260046848, jvm_version=25.151-b12}</text:p>
          </table:table-cell>
          <table:table-cell table:number-columns-repeated="1005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1728" calcext:value-type="float">
            <text:p>11728</text:p>
          </table:table-cell>
          <table:table-cell office:value-type="float" office:value="7437" calcext:value-type="float">
            <text:p>7437</text:p>
          </table:table-cell>
          <table:table-cell office:value-type="float" office:value="4316" calcext:value-type="float">
            <text:p>4316</text:p>
          </table:table-cell>
          <table:table-cell table:formula="of:=[.D29]/[.C29]" office:value-type="float" office:value="0.580341535565416" calcext:value-type="float">
            <text:p>0.58</text:p>
          </table:table-cell>
          <table:table-cell table:formula="of:=[.D29]/[.B29]" office:value-type="float" office:value="0.368008185538881" calcext:value-type="float">
            <text:p>0.37</text:p>
          </table:table-cell>
          <table:table-cell table:formula="of:=2*([.F29]*[.E29])/([.E29]+[.F29])" office:value-type="float" office:value="0.450404382989825" calcext:value-type="float">
            <text:p>0.45</text:p>
          </table:table-cell>
          <table:table-cell table:formula="of:=5*([.E29]*[.F29])/(4*[.F29]+[.E29])" office:value-type="float" office:value="0.520300896904234" calcext:value-type="float">
            <text:p>0.52</text:p>
          </table:table-cell>
          <table:table-cell table:formula="of:=1.25*([.F29]*[.E29])/(0.25*[.F29]+[.E29])" office:value-type="float" office:value="0.397063423430054" calcext:value-type="float">
            <text:p>0.40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5</text:p>
          </table:table-cell>
          <table:table-cell office:value-type="string" calcext:value-type="string">
            <text:p>2017-12-29 10:43:3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600, --DISAMB=, --XMLf1=}</text:p>
          </table:table-cell>
          <table:table-cell office:value-type="float" office:value="3888" calcext:value-type="float">
            <text:p>388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04107360, total_memory_for_jvm=232259584, jvm_version=25.151-b12}</text:p>
          </table:table-cell>
          <table:table-cell table:number-columns-repeated="100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30]/[.C30]" office:value-type="float" office:value="0.759042624714267" calcext:value-type="float">
            <text:p>0.76</text:p>
          </table:table-cell>
          <table:table-cell table:formula="of:=[.D30]/[.B30]" office:value-type="float" office:value="0.373494773058092" calcext:value-type="float">
            <text:p>0.37</text:p>
          </table:table-cell>
          <table:table-cell table:formula="of:=2*([.F30]*[.E30])/([.E30]+[.F30])" office:value-type="float" office:value="0.500642987007228" calcext:value-type="float">
            <text:p>0.50</text:p>
          </table:table-cell>
          <table:table-cell table:formula="of:=5*([.E30]*[.F30])/(4*[.F30]+[.E30])" office:value-type="float" office:value="0.629151620525166" calcext:value-type="float">
            <text:p>0.63</text:p>
          </table:table-cell>
          <table:table-cell table:formula="of:=1.25*([.F30]*[.E30])/(0.25*[.F30]+[.E30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6</text:p>
          </table:table-cell>
          <table:table-cell office:value-type="string" calcext:value-type="string">
            <text:p>2017-12-29 15:32:48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400, --DISAMB=, --XMLf1=}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716203048, total_memory_for_jvm=1783103488, jvm_version=25.151-b12}</text:p>
          </table:table-cell>
          <table:table-cell table:number-columns-repeated="100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5114" calcext:value-type="float">
            <text:p>15114</text:p>
          </table:table-cell>
          <table:table-cell office:value-type="float" office:value="7437" calcext:value-type="float">
            <text:p>7437</text:p>
          </table:table-cell>
          <table:table-cell office:value-type="float" office:value="5645" calcext:value-type="float">
            <text:p>5645</text:p>
          </table:table-cell>
          <table:table-cell table:formula="of:=[.D31]/[.C31]" office:value-type="float" office:value="0.759042624714267" calcext:value-type="float">
            <text:p>0.76</text:p>
          </table:table-cell>
          <table:table-cell table:formula="of:=[.D31]/[.B31]" office:value-type="float" office:value="0.373494773058092" calcext:value-type="float">
            <text:p>0.37</text:p>
          </table:table-cell>
          <table:table-cell table:formula="of:=2*([.F31]*[.E31])/([.E31]+[.F31])" office:value-type="float" office:value="0.500642987007228" calcext:value-type="float">
            <text:p>0.50</text:p>
          </table:table-cell>
          <table:table-cell table:formula="of:=5*([.E31]*[.F31])/(4*[.F31]+[.E31])" office:value-type="float" office:value="0.629151620525166" calcext:value-type="float">
            <text:p>0.63</text:p>
          </table:table-cell>
          <table:table-cell table:formula="of:=1.25*([.F31]*[.E31])/(0.25*[.F31]+[.E31])" office:value-type="float" office:value="0.41572768915794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7</text:p>
          </table:table-cell>
          <table:table-cell office:value-type="string" calcext:value-type="string">
            <text:p>2017-12-29 19:42:3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200, --DISAMB=, --XMLf1=}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963099544, total_memory_for_jvm=1849688064, jvm_version=25.151-b12}</text:p>
          </table:table-cell>
          <table:table-cell table:number-columns-repeated="100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724" calcext:value-type="float">
            <text:p>14724</text:p>
          </table:table-cell>
          <table:table-cell office:value-type="float" office:value="7437" calcext:value-type="float">
            <text:p>7437</text:p>
          </table:table-cell>
          <table:table-cell office:value-type="float" office:value="5612" calcext:value-type="float">
            <text:p>5612</text:p>
          </table:table-cell>
          <table:table-cell table:formula="of:=[.D32]/[.C32]" office:value-type="float" office:value="0.754605351620277" calcext:value-type="float">
            <text:p>0.75</text:p>
          </table:table-cell>
          <table:table-cell table:formula="of:=[.D32]/[.B32]" office:value-type="float" office:value="0.381146427601195" calcext:value-type="float">
            <text:p>0.38</text:p>
          </table:table-cell>
          <table:table-cell table:formula="of:=2*([.F32]*[.E32])/([.E32]+[.F32])" office:value-type="float" office:value="0.506475339560489" calcext:value-type="float">
            <text:p>0.51</text:p>
          </table:table-cell>
          <table:table-cell table:formula="of:=5*([.E32]*[.F32])/(4*[.F32]+[.E32])" office:value-type="float" office:value="0.630958805540565" calcext:value-type="float">
            <text:p>0.63</text:p>
          </table:table-cell>
          <table:table-cell table:formula="of:=1.25*([.F32]*[.E32])/(0.25*[.F32]+[.E32])" office:value-type="float" office:value="0.423017201091463" calcext:value-type="float">
            <text:p>0.42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29</text:p>
          </table:table-cell>
          <table:table-cell office:value-type="string" calcext:value-type="string">
            <text:p>2017-12-30 13:35:5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d=, -u=, --XMLf1=}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95803464, total_memory_for_jvm=223870976, jvm_version=25.151-b12}</text:p>
          </table:table-cell>
          <table:table-cell table:number-columns-repeated="100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101" calcext:value-type="float">
            <text:p>20101</text:p>
          </table:table-cell>
          <table:table-cell office:value-type="float" office:value="7437" calcext:value-type="float">
            <text:p>7437</text:p>
          </table:table-cell>
          <table:table-cell office:value-type="float" office:value="5469" calcext:value-type="float">
            <text:p>5469</text:p>
          </table:table-cell>
          <table:table-cell table:formula="of:=[.D33]/[.C33]" office:value-type="float" office:value="0.735377168212989" calcext:value-type="float">
            <text:p>0.74</text:p>
          </table:table-cell>
          <table:table-cell table:formula="of:=[.D33]/[.B33]" office:value-type="float" office:value="0.272076016118601" calcext:value-type="float">
            <text:p>0.27</text:p>
          </table:table-cell>
          <table:table-cell table:formula="of:=2*([.F33]*[.E33])/([.E33]+[.F33])" office:value-type="float" office:value="0.397196601060353" calcext:value-type="float">
            <text:p>0.40</text:p>
          </table:table-cell>
          <table:table-cell table:formula="of:=5*([.E33]*[.F33])/(4*[.F33]+[.E33])" office:value-type="float" office:value="0.548556641055989" calcext:value-type="float">
            <text:p>0.55</text:p>
          </table:table-cell>
          <table:table-cell table:formula="of:=1.25*([.F33]*[.E33])/(0.25*[.F33]+[.E33])" office:value-type="float" office:value="0.311301100852677" calcext:value-type="float">
            <text:p>0.31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0</text:p>
          </table:table-cell>
          <table:table-cell office:value-type="string" calcext:value-type="string">
            <text:p>2017-12-30 16:09:10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a=, -R=NCBI, -r=0, -C=, -D=, -V=Base, -g=, --DISAMB=, --XMLf1=, -i=}</text:p>
          </table:table-cell>
          <table:table-cell office:value-type="float" office:value="9847" calcext:value-type="float">
            <text:p>98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284726688, total_memory_for_jvm=1692401664, jvm_version=25.151-b12}</text:p>
          </table:table-cell>
          <table:table-cell table:number-columns-repeated="100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167" calcext:value-type="float">
            <text:p>2167</text:p>
          </table:table-cell>
          <table:table-cell office:value-type="float" office:value="7437" calcext:value-type="float">
            <text:p>7437</text:p>
          </table:table-cell>
          <table:table-cell office:value-type="float" office:value="776" calcext:value-type="float">
            <text:p>776</text:p>
          </table:table-cell>
          <table:table-cell table:formula="of:=[.D34]/[.C34]" office:value-type="float" office:value="0.104343149119269" calcext:value-type="float">
            <text:p>0.10</text:p>
          </table:table-cell>
          <table:table-cell table:formula="of:=[.D34]/[.B34]" office:value-type="float" office:value="0.35809875403784" calcext:value-type="float">
            <text:p>0.36</text:p>
          </table:table-cell>
          <table:table-cell table:formula="of:=2*([.F34]*[.E34])/([.E34]+[.F34])" office:value-type="float" office:value="0.161599333610995" calcext:value-type="float">
            <text:p>0.16</text:p>
          </table:table-cell>
          <table:table-cell table:formula="of:=5*([.E34]*[.F34])/(4*[.F34]+[.E34])" office:value-type="float" office:value="0.12157292809024" calcext:value-type="float">
            <text:p>0.12</text:p>
          </table:table-cell>
          <table:table-cell table:formula="of:=1.25*([.F34]*[.E34])/(0.25*[.F34]+[.E34])" office:value-type="float" office:value="0.240918969264204" calcext:value-type="float">
            <text:p>0.24</text:p>
          </table:table-cell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1</text:p>
          </table:table-cell>
          <table:table-cell table:style-name="ce13" office:value-type="date" office:date-value="2017-12-31T10:08:07" calcext:value-type="date">
            <text:p>12/31/17 10:08 A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1000, -d=, --DISAMB=, --XMLf1=}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89869272, total_memory_for_jvm=233308160, jvm_version=25.151-b12}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ce13"/>
          <table:table-cell table:number-columns-repeated="1010"/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/home/massi/projects/result_files/txt_ascii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8</text:p>
          </table:table-cell>
          <table:table-cell table:style-name="ce13" office:value-type="date" office:date-value="2018-01-03T11:11:54.000001" calcext:value-type="date">
            <text:p>01/03/18 11:11 A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6758920, total_memory_for_jvm=254803968, jvm_version=25.151-b12}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2" table:number-rows-spanned="1">
            <text:p>Abstracts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10"/>
        </table:table-row>
        <table:table-row table:style-name="ro5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um_ret</text:p>
          </table:table-cell>
          <table:table-cell table:style-name="ce3" office:value-type="string" calcext:value-type="string">
            <text:p>num_rel</text:p>
          </table:table-cell>
          <table:table-cell table:style-name="ce3" office:value-type="string" calcext:value-type="string">
            <text:p>num_rel_ret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 (Recall)</text:p>
          </table:table-cell>
          <table:table-cell table:style-name="ce3" office:value-type="string" calcext:value-type="string">
            <text:p>F0.5 (Precision)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outputPathExtractorResult</text:p>
          </table:table-cell>
          <table:table-cell table:style-name="ce3" office:value-type="string" calcext:value-type="string">
            <text:p>outputPathTRECFil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ester</text:p>
          </table:table-cell>
          <table:table-cell table:style-name="ce3" office:value-type="string" calcext:value-type="string">
            <text:p>systemInformation</text:p>
          </table:table-cell>
          <table:table-cell table:style-name="ce3" table:number-columns-repeated="100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D41]/[.C41]" office:value-type="float" office:value="0.10926694329184" calcext:value-type="float">
            <text:p>0.11</text:p>
          </table:table-cell>
          <table:table-cell table:style-name="ce8" table:formula="of:=[.D41]/[.B41]" office:value-type="float" office:value="0.0308473252635689" calcext:value-type="float">
            <text:p>0.03</text:p>
          </table:table-cell>
          <table:table-cell table:style-name="ce8" table:formula="of:=2*([.F41]*[.E41])/([.E41]+[.F41])" office:value-type="float" office:value="0.0481120584652862" calcext:value-type="float">
            <text:p>0.05</text:p>
          </table:table-cell>
          <table:table-cell table:style-name="ce8" table:formula="of:=5*([.E41]*[.F41])/(4*[.F41]+[.E41])" office:value-type="float" office:value="0.0724371905373189" calcext:value-type="float">
            <text:p>0.07</text:p>
          </table:table-cell>
          <table:table-cell table:style-name="ce8" table:formula="of:=1.25*([.F41]*[.E41])/(0.25*[.F41]+[.E41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0</text:p>
          </table:table-cell>
          <table:table-cell table:style-name="ce14" office:value-type="string" calcext:value-type="string">
            <text:p>2017-12-18 20:42:22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216997056, total_memory_for_jvm=244318208, jvm_version=25.151-b12}</text:p>
          </table:table-cell>
          <table:table-cell table:style-name="ce4" table:number-columns-repeated="100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formula="of:=[.D42]/[.C42]" office:value-type="float" office:value="0.100968188105118" calcext:value-type="float">
            <text:p>0.10</text:p>
          </table:table-cell>
          <table:table-cell table:style-name="ce8" table:formula="of:=[.D42]/[.B42]" office:value-type="float" office:value="0.429411764705882" calcext:value-type="float">
            <text:p>0.43</text:p>
          </table:table-cell>
          <table:table-cell table:style-name="ce8" table:formula="of:=2*([.F42]*[.E42])/([.E42]+[.F42])" office:value-type="float" office:value="0.163493840985442" calcext:value-type="float">
            <text:p>0.16</text:p>
          </table:table-cell>
          <table:table-cell table:style-name="ce8" table:formula="of:=5*([.E42]*[.F42])/(4*[.F42]+[.E42])" office:value-type="float" office:value="0.119203135205748" calcext:value-type="float">
            <text:p>0.12</text:p>
          </table:table-cell>
          <table:table-cell table:style-name="ce8" table:formula="of:=1.25*([.F42]*[.E42])/(0.25*[.F42]+[.E42])" office:value-type="float" office:value="0.26015680684248" calcext:value-type="float">
            <text:p>0.26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1</text:p>
          </table:table-cell>
          <table:table-cell table:style-name="ce14" office:value-type="string" calcext:value-type="string">
            <text:p>2017-12-18 20:53:48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815778944, total_memory_for_jvm=907542528, jvm_version=25.151-b12}</text:p>
          </table:table-cell>
          <table:table-cell table:style-name="ce4" table:number-columns-repeated="1005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1" calcext:value-type="float">
            <text:p>2561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[.D43]/[.C43]" office:value-type="float" office:value="0.10926694329184" calcext:value-type="float">
            <text:p>0.11</text:p>
          </table:table-cell>
          <table:table-cell table:style-name="ce8" table:formula="of:=[.D43]/[.B43]" office:value-type="float" office:value="0.0308473252635689" calcext:value-type="float">
            <text:p>0.03</text:p>
          </table:table-cell>
          <table:table-cell table:style-name="ce8" table:formula="of:=2*([.F43]*[.E43])/([.E43]+[.F43])" office:value-type="float" office:value="0.0481120584652862" calcext:value-type="float">
            <text:p>0.05</text:p>
          </table:table-cell>
          <table:table-cell table:style-name="ce8" table:formula="of:=5*([.E43]*[.F43])/(4*[.F43]+[.E43])" office:value-type="float" office:value="0.0724371905373189" calcext:value-type="float">
            <text:p>0.07</text:p>
          </table:table-cell>
          <table:table-cell table:style-name="ce8" table:formula="of:=1.25*([.F43]*[.E43])/(0.25*[.F43]+[.E43])" office:value-type="float" office:value="0.0360171423360992" calcext:value-type="float">
            <text:p>0.04</text:p>
          </table:table-cell>
          <table:table-cell table:style-name="ce4" office:value-type="string" calcext:value-type="string">
            <text:p>/home/massi/projects/result_files/txt_abstracts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/home/massi/projects/result_files/extractor_results/quickumls</text:p>
          </table:table-cell>
          <table:table-cell table:style-name="ce4" office:value-type="string" calcext:value-type="string">
            <text:p>/home/massi/projects/result_files/TREC/quickumls/quickumls_run_12</text:p>
          </table:table-cell>
          <table:table-cell table:style-name="ce14" office:value-type="string" calcext:value-type="string">
            <text:p>2017-12-18 22:17:4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massi.brero@gmail.com</text:p>
          </table:table-cell>
          <table:table-cell table:style-name="ce4" office:value-type="string" calcext:value-type="string">
            <text:p>{available_processors=4, max_memory_for_jvm=3722969088, os=Linux, java_vendor=Oracle Corporation, Java_version=1.8.0_151, free_memory=632645712, total_memory_for_jvm=907542528, jvm_version=25.151-b12}</text:p>
          </table:table-cell>
          <table:table-cell table:style-name="ce4" table:number-columns-repeated="1005"/>
        </table:table-row>
        <table:table-row table:style-name="ro3">
          <table:table-cell table:style-name="ce4"/>
          <table:table-cell table:style-name="ce6" table:number-columns-repeated="3"/>
          <table:table-cell table:style-name="ce9" table:number-columns-repeated="5"/>
          <table:table-cell table:style-name="ce4" table:number-columns-repeated="4"/>
          <table:table-cell table:style-name="ce14"/>
          <table:table-cell table:style-name="ce4" table:number-columns-repeated="1010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5">
          <table:table-cell table:style-name="ce2" office:value-type="string" calcext:value-type="string" table:number-columns-spanned="6" table:number-rows-spanned="1">
            <text:p>MetaMap</text:p>
          </table:table-cell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7]/[.C47]" office:value-type="float" office:value="0.167358229598893" calcext:value-type="float">
            <text:p>0.17</text:p>
          </table:table-cell>
          <table:table-cell table:style-name="ce8" table:formula="of:=[.D47]/[.B47]" office:value-type="float" office:value="0.443223443223443" calcext:value-type="float">
            <text:p>0.44</text:p>
          </table:table-cell>
          <table:table-cell table:style-name="ce8" table:formula="of:=2*([.F47]*[.E47])/([.E47]+[.F47])" office:value-type="float" office:value="0.242971887550201" calcext:value-type="float">
            <text:p>0.24</text:p>
          </table:table-cell>
          <table:table-cell table:style-name="ce8" table:formula="of:=5*([.E47]*[.F47])/(4*[.F47]+[.E47])" office:value-type="float" office:value="0.191153238546603" calcext:value-type="float">
            <text:p>0.19</text:p>
          </table:table-cell>
          <table:table-cell table:style-name="ce8" table:formula="of:=1.25*([.F47]*[.E47])/(0.25*[.F47]+[.E47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2</text:p>
          </table:table-cell>
          <table:table-cell table:style-name="ce13" office:value-type="date" office:date-value="2017-12-31T11:53:15" calcext:value-type="date">
            <text:p>12/31/17 11:53 A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81515032, total_memory_for_jvm=1466957824, jvm_version=25.151-b12}</text:p>
          </table:table-cell>
          <table:table-cell table:number-columns-repeated="1005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48]/[.C48]" office:value-type="float" office:value="0.167358229598893" calcext:value-type="float">
            <text:p>0.17</text:p>
          </table:table-cell>
          <table:table-cell table:style-name="ce8" table:formula="of:=[.D48]/[.B48]" office:value-type="float" office:value="0.443223443223443" calcext:value-type="float">
            <text:p>0.44</text:p>
          </table:table-cell>
          <table:table-cell table:style-name="ce8" table:formula="of:=2*([.F48]*[.E48])/([.E48]+[.F48])" office:value-type="float" office:value="0.242971887550201" calcext:value-type="float">
            <text:p>0.24</text:p>
          </table:table-cell>
          <table:table-cell table:style-name="ce8" table:formula="of:=5*([.E48]*[.F48])/(4*[.F48]+[.E48])" office:value-type="float" office:value="0.191153238546603" calcext:value-type="float">
            <text:p>0.19</text:p>
          </table:table-cell>
          <table:table-cell table:style-name="ce8" table:formula="of:=1.25*([.F48]*[.E48])/(0.25*[.F48]+[.E48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3</text:p>
          </table:table-cell>
          <table:table-cell table:style-name="ce13" office:value-type="date" office:date-value="2017-12-31T13:44:09.999999" calcext:value-type="date">
            <text:p>12/31/17 01:44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-blanklines=0, --DISAMB=, --XMLf1=}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19260160, total_memory_for_jvm=265814016, jvm_version=25.151-b12}</text:p>
          </table:table-cell>
          <table:table-cell table:number-columns-repeated="1005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D49]/[.C49]" office:value-type="float" office:value="0.168741355463347" calcext:value-type="float">
            <text:p>0.17</text:p>
          </table:table-cell>
          <table:table-cell table:style-name="ce8" table:formula="of:=[.D49]/[.B49]" office:value-type="float" office:value="0.445255474452555" calcext:value-type="float">
            <text:p>0.45</text:p>
          </table:table-cell>
          <table:table-cell table:style-name="ce8" table:formula="of:=2*([.F49]*[.E49])/([.E49]+[.F49])" office:value-type="float" office:value="0.244734202607823" calcext:value-type="float">
            <text:p>0.24</text:p>
          </table:table-cell>
          <table:table-cell table:style-name="ce8" table:formula="of:=5*([.E49]*[.F49])/(4*[.F49]+[.E49])" office:value-type="float" office:value="0.192672141503474" calcext:value-type="float">
            <text:p>0.19</text:p>
          </table:table-cell>
          <table:table-cell table:style-name="ce8" table:formula="of:=1.25*([.F49]*[.E49])/(0.25*[.F49]+[.E49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4</text:p>
          </table:table-cell>
          <table:table-cell table:style-name="ce13" office:value-type="date" office:date-value="2017-12-31T13:53:46" calcext:value-type="date">
            <text:p>12/31/17 01:53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5600128, total_memory_for_jvm=450887680, jvm_version=25.151-b12}</text:p>
          </table:table-cell>
          <table:table-cell table:number-columns-repeated="1005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office:value-type="float" office:value="723" calcext:value-type="float">
            <text:p>723</text:p>
          </table:table-cell>
          <table:table-cell office:value-type="float" office:value="121" calcext:value-type="float">
            <text:p>121</text:p>
          </table:table-cell>
          <table:table-cell table:style-name="ce8" table:formula="of:=[.D50]/[.C50]" office:value-type="float" office:value="0.167358229598893" calcext:value-type="float">
            <text:p>0.17</text:p>
          </table:table-cell>
          <table:table-cell table:style-name="ce8" table:formula="of:=[.D50]/[.B50]" office:value-type="float" office:value="0.443223443223443" calcext:value-type="float">
            <text:p>0.44</text:p>
          </table:table-cell>
          <table:table-cell table:style-name="ce8" table:formula="of:=2*([.F50]*[.E50])/([.E50]+[.F50])" office:value-type="float" office:value="0.242971887550201" calcext:value-type="float">
            <text:p>0.24</text:p>
          </table:table-cell>
          <table:table-cell table:style-name="ce8" table:formula="of:=5*([.E50]*[.F50])/(4*[.F50]+[.E50])" office:value-type="float" office:value="0.191153238546603" calcext:value-type="float">
            <text:p>0.19</text:p>
          </table:table-cell>
          <table:table-cell table:style-name="ce8" table:formula="of:=1.25*([.F50]*[.E50])/(0.25*[.F50]+[.E50])" office:value-type="float" office:value="0.333333333333333" calcext:value-type="float">
            <text:p>0.33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5</text:p>
          </table:table-cell>
          <table:table-cell table:style-name="ce13" office:value-type="date" office:date-value="2017-12-31T14:02:54" calcext:value-type="date">
            <text:p>12/31/17 02:0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142210264, total_memory_for_jvm=382205952, jvm_version=25.151-b12}</text:p>
          </table:table-cell>
          <table:table-cell table:number-columns-repeated="1005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723" calcext:value-type="float">
            <text:p>723</text:p>
          </table:table-cell>
          <table:table-cell office:value-type="float" office:value="122" calcext:value-type="float">
            <text:p>122</text:p>
          </table:table-cell>
          <table:table-cell table:style-name="ce8" table:formula="of:=[.D51]/[.C51]" office:value-type="float" office:value="0.168741355463347" calcext:value-type="float">
            <text:p>0.17</text:p>
          </table:table-cell>
          <table:table-cell table:style-name="ce8" table:formula="of:=[.D51]/[.B51]" office:value-type="float" office:value="0.445255474452555" calcext:value-type="float">
            <text:p>0.45</text:p>
          </table:table-cell>
          <table:table-cell table:style-name="ce8" table:formula="of:=2*([.F51]*[.E51])/([.E51]+[.F51])" office:value-type="float" office:value="0.244734202607823" calcext:value-type="float">
            <text:p>0.24</text:p>
          </table:table-cell>
          <table:table-cell table:style-name="ce8" table:formula="of:=5*([.E51]*[.F51])/(4*[.F51]+[.E51])" office:value-type="float" office:value="0.192672141503474" calcext:value-type="float">
            <text:p>0.19</text:p>
          </table:table-cell>
          <table:table-cell table:style-name="ce8" table:formula="of:=1.25*([.F51]*[.E51])/(0.25*[.F51]+[.E51])" office:value-type="float" office:value="0.335349092908191" calcext:value-type="float">
            <text:p>0.34</text:p>
          </table:table-cell>
          <table:table-cell office:value-type="string" calcext:value-type="string">
            <text:p>/home/massi/projects/result_files/txt_ascii_abstracts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massi/projects/result_files/extractor_results/mm</text:p>
          </table:table-cell>
          <table:table-cell office:value-type="string" calcext:value-type="string">
            <text:p>/home/massi/projects/result_files/TREC/mm/mm_run_36</text:p>
          </table:table-cell>
          <table:table-cell table:style-name="ce13" office:value-type="date" office:date-value="2017-12-31T14:12:06" calcext:value-type="date">
            <text:p>12/31/17 02:12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{-Q=0, -R=NCBI, -r=400, --blanklines=0, --DISAMB=, --XMLf1=}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3722969088, os=Linux, java_vendor=Oracle Corporation, Java_version=1.8.0_151, free_memory=224604400, total_memory_for_jvm=252182528, jvm_version=25.151-b12}</text:p>
          </table:table-cell>
          <table:table-cell table:number-columns-repeated="1005"/>
        </table:table-row>
        <table:table-row table:style-name="ro3" table:number-rows-repeated="2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2" table:number-rows-spanned="1">
            <text:p>Server</text:p>
          </table:table-cell>
          <table:covered-table-cell table:number-columns-repeated="3"/>
          <table:covered-table-cell table:number-columns-repeated="5" table:style-name="Default"/>
          <table:covered-table-cell table:number-columns-repeated="3"/>
          <table:table-cell/>
          <table:table-cell table:style-name="Default"/>
          <table:table-cell table:number-columns-repeated="1010"/>
        </table:table-row>
        <table:table-row table:style-name="ro3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5"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/home/admin34/projects/result_files/extractor_results/quickumls</text:p>
          </table:table-cell>
          <table:table-cell office:value-type="string" calcext:value-type="string">
            <text:p>/home/admin34/projects/result_files/TREC/quickumls/quickumls_run_2</text:p>
          </table:table-cell>
          <table:table-cell table:style-name="ce13" office:value-type="date" office:date-value="2017-12-10T17:58:09" calcext:value-type="date">
            <text:p>12/10/17 05:58 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63770024, total_memory_for_jvm=190840832, jvm_version=25.151-b12}</text:p>
          </table:table-cell>
          <table:table-cell table:number-columns-repeated="1005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<text:s/>/home/admin34/projects/result_files/txt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/home/admin34/projects/result_files/extractor_results/m</text:p>
          </table:table-cell>
          <table:table-cell office:value-type="string" calcext:value-type="string">
            <text:p>/home/admin34/projects/result_files/TREC/mm/mm_run_4</text:p>
          </table:table-cell>
          <table:table-cell table:style-name="ce13" office:value-type="date" office:date-value="2018-01-01T15:40:49" calcext:value-type="date">
            <text:p>01/01/18 03:40 PM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assi.brero@gmail.com</text:p>
          </table:table-cell>
          <table:table-cell office:value-type="string" calcext:value-type="string">
            <text:p>{available_processors=4, max_memory_for_jvm=1860698112, os=Linux, java_vendor=Oracle Corporation, Java_version=1.8.0_151, free_memory=174495976, total_memory_for_jvm=202375168, jvm_version=25.151-b12}</text:p>
          </table:table-cell>
          <table:table-cell table:number-columns-repeated="1005"/>
        </table:table-row>
        <table:table-row table:style-name="ro3" table:number-rows-repeated="4">
          <table:table-cell table:number-columns-repeated="4"/>
          <table:table-cell table:style-name="Default" table:number-columns-repeated="5"/>
          <table:table-cell table:number-columns-repeated="4"/>
          <table:table-cell table:style-name="Default"/>
          <table:table-cell table:number-columns-repeated="1010"/>
        </table:table-row>
        <table:table-row table:style-name="ro5">
          <table:table-cell table:style-name="ce2" table:number-columns-spanned="6" table:number-rows-spanned="1"/>
          <table:covered-table-cell table:number-columns-repeated="3"/>
          <table:covered-table-cell table:number-columns-repeated="2" table:style-name="Default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calcext:conditional-formats>
          <calcext:conditional-format calcext:target-range-address="experiments_all.F17:experiments_all.F34 experiments_all.F4:experiments_all.F14">
            <calcext:condition calcext:apply-style-name="Accent" calcext:value="above-average" calcext:base-cell-address="experiments_all.F4"/>
          </calcext:conditional-format>
          <calcext:conditional-format calcext:target-range-address="experiments_all.E4:experiments_all.E14 experiments_all.E17:experiments_all.E34">
            <calcext:condition calcext:apply-style-name="Accent" calcext:value="above-average" calcext:base-cell-address="experiments_all.E4"/>
          </calcext:conditional-format>
          <calcext:conditional-format calcext:target-range-address="experiments_all.N13:experiments_all.N13">
            <calcext:condition calcext:apply-style-name="Accent" calcext:value="above-average" calcext:base-cell-address="experiments_all.N13"/>
          </calcext:conditional-format>
          <calcext:conditional-format calcext:target-range-address="experiments_all.U13:experiments_all.U13">
            <calcext:condition calcext:apply-style-name="Accent" calcext:value="above-average" calcext:base-cell-address="experiments_all.U13"/>
          </calcext:conditional-format>
        </calcext:conditional-formats>
      </table:table>
      <table:table table:name="Zeitperformance - Volltexte" table:style-name="ta1">
        <table:shapes>
          <draw:frame draw:z-index="0" draw:style-name="gr1" draw:text-style-name="P1" svg:width="227.42mm" svg:height="128.53mm" svg:x="67.74mm" svg:y="5.9mm">
            <loext:p draw:notify-on-update-of-ranges="'Zeitperformance - Volltexte'.A3:'Zeitperformance - Volltexte'.A30 'Zeitperformance - Volltexte'.B2:'Zeitperformance - Volltexte'.B2 'Zeitperformance - Volltexte'.B3:'Zeitperformance - Volltexte'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9.31mm" svg:y="149.04mm">
            <loext:p draw:notify-on-update-of-ranges="'Zeitperformance - Volltexte'.C35:'Zeitperformance - Volltexte'.D38 'Zeitperformance - Volltexte'.B35:'Zeitperformance - Volltexte'.B38 'Zeitperformance - Volltexte'.C35:'Zeitperformance - Volltexte'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48mm" svg:height="139.48mm" svg:x="140.05mm" svg:y="268.24mm">
            <loext:p draw:notify-on-update-of-ranges="'Zeitperformance - Volltexte'.C61:'Zeitperformance - Volltexte'.D72 'Zeitperformance - Volltexte'.B61:'Zeitperformance - Volltexte'.B7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5" table:default-cell-style-name="Default"/>
        <table:table-column table:style-name="co11" table:number-columns-repeated="1006" table:default-cell-style-name="Default"/>
        <table:table-row table:style-name="ro1">
          <table:table-cell table:style-name="ce22" office:value-type="string" calcext:value-type="string">
            <text:p>Local</text:p>
          </table:table-cell>
          <table:table-cell table:style-name="ce22" table:number-columns-repeated="1006"/>
        </table:table-row>
        <table:table-row table:style-name="ro1">
          <table:table-cell table:style-name="ce3" office:value-type="string" calcext:value-type="string">
            <text:p>Extraktor</text:p>
          </table:table-cell>
          <table:table-cell table:style-name="ce3" office:value-type="string" calcext:value-type="string">
            <text:p>Dauer</text:p>
          </table:table-cell>
          <table:table-cell table:style-name="ce3" table:number-columns-repeated="1005"/>
        </table:table-row>
        <table:table-row table:style-name="ro3">
          <table:table-cell/>
          <table:table-cell office:value-type="float" office:value="347" calcext:value-type="float">
            <text:p>347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47" calcext:value-type="float">
            <text:p>347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58" calcext:value-type="float">
            <text:p>358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39" calcext:value-type="float">
            <text:p>439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45" calcext:value-type="float">
            <text:p>445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46" calcext:value-type="float">
            <text:p>446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QUICKUMLS</text:p>
          </table:table-cell>
          <table:table-cell office:value-type="float" office:value="810" calcext:value-type="float">
            <text:p>810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002" calcext:value-type="float">
            <text:p>3002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697" calcext:value-type="float">
            <text:p>3697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736" calcext:value-type="float">
            <text:p>3736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748" calcext:value-type="float">
            <text:p>3748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837" calcext:value-type="float">
            <text:p>3837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854" calcext:value-type="float">
            <text:p>385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869" calcext:value-type="float">
            <text:p>3869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888" calcext:value-type="float">
            <text:p>3888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001" calcext:value-type="float">
            <text:p>4001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014" calcext:value-type="float">
            <text:p>401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037" calcext:value-type="float">
            <text:p>4037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057" calcext:value-type="float">
            <text:p>4057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214" calcext:value-type="float">
            <text:p>421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304" calcext:value-type="float">
            <text:p>430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4606" calcext:value-type="float">
            <text:p>4606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5002" calcext:value-type="float">
            <text:p>5002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7402" calcext:value-type="float">
            <text:p>740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ETAMAP</text:p>
          </table:table-cell>
          <table:table-cell office:value-type="float" office:value="9847" calcext:value-type="float">
            <text:p>9847</text:p>
          </table:table-cell>
          <table:table-cell table:number-columns-repeated="1005"/>
        </table:table-row>
        <table:table-row table:style-name="ro3" table:number-rows-repeated="2">
          <table:table-cell table:number-columns-repeated="1007"/>
        </table:table-row>
        <table:table-row table:style-name="ro1">
          <table:table-cell table:style-name="ce35" office:value-type="string" calcext:value-type="string" table:number-columns-spanned="8" table:number-rows-spanned="1">
            <text:p>Server – Standardparameter</text:p>
          </table:table-cell>
          <table:covered-table-cell table:number-columns-repeated="7"/>
          <table:table-cell table:number-columns-repeated="999"/>
        </table:table-row>
        <table:table-row table:style-name="ro6">
          <table:table-cell table:style-name="ce36" office:value-type="string" calcext:value-type="string">
            <text:p>Parameter</text:p>
          </table:table-cell>
          <table:table-cell table:style-name="ce37" office:value-type="string" calcext:value-type="string">
            <text:p>Dauer</text:p>
          </table:table-cell>
          <table:table-cell table:style-name="ce37" office:value-type="string" calcext:value-type="string">
            <text:p>Extraktor</text:p>
          </table:table-cell>
          <table:table-cell table:style-name="ce37" office:value-type="string" calcext:value-type="string">
            <text:p>Umgebung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<text:s/>{-m=3, -s=jaccard, -t=0.7, -w=5, -l=score}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<text:s/>{-m=3, -s=jaccard, -t=0.7, -w=5, -l=score}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QUICKUMLS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R=NCBI, --DISAMB=, --XMLf1=}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low HW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ETAMAP</text:p>
          </table:table-cell>
          <table:table-cell office:value-type="string" calcext:value-type="string">
            <text:p>high HW</text:p>
          </table:table-cell>
          <table:table-cell table:number-columns-repeated="1003"/>
        </table:table-row>
        <table:table-row table:style-name="ro5">
          <table:table-cell table:number-columns-repeated="1007"/>
        </table:table-row>
        <table:table-row table:style-name="ro3" table:number-rows-repeated="6">
          <table:table-cell table:number-columns-repeated="1007"/>
        </table:table-row>
        <table:table-row table:style-name="ro5">
          <table:table-cell table:number-columns-repeated="1007"/>
        </table:table-row>
        <table:table-row table:style-name="ro3" table:number-rows-repeated="7">
          <table:table-cell table:number-columns-repeated="1007"/>
        </table:table-row>
        <table:table-row table:style-name="ro1">
          <table:table-cell table:number-columns-repeated="1007"/>
        </table:table-row>
        <table:table-row table:style-name="ro3">
          <table:table-cell table:number-columns-repeated="1007"/>
        </table:table-row>
        <table:table-row table:style-name="ro5">
          <table:table-cell table:number-columns-repeated="1007"/>
        </table:table-row>
        <table:table-row table:style-name="ro3">
          <table:table-cell table:number-columns-repeated="1007"/>
        </table:table-row>
        <table:table-row table:style-name="ro1">
          <table:table-cell table:style-name="ce22" office:value-type="string" calcext:value-type="string">
            <text:p>Abstracts</text:p>
          </table:table-cell>
          <table:table-cell table:number-columns-repeated="1006"/>
        </table:table-row>
        <table:table-row table:style-name="ro5">
          <table:table-cell table:style-name="ce2" office:value-type="string" calcext:value-type="string" table:number-columns-spanned="6" table:number-rows-spanned="1">
            <text:p>QuickUMLS</text:p>
          </table:table-cell>
          <table:covered-table-cell table:number-columns-repeated="5"/>
          <table:table-cell table:number-columns-repeated="1001"/>
        </table:table-row>
        <table:table-row table:style-name="ro3"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Dauer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4" office:value-type="string" calcext:value-type="string">
            <text:p>{-m=3, -s=jaccard, -t=0.7, -w=5, -l=score}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table:number-columns-repeated="1002"/>
          <table:table-cell/>
        </table:table-row>
        <table:table-row table:style-name="ro3">
          <table:table-cell table:style-name="ce4" office:value-type="string" calcext:value-type="string">
            <text:p>{-m=3, -s=jaccard, -t=0.7, -w=5, -l=score}</text:p>
          </table:table-cell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table:number-columns-repeated="1002"/>
          <table:table-cell/>
        </table:table-row>
        <table:table-row table:style-name="ro5">
          <table:table-cell table:style-name="ce4" office:value-type="string" calcext:value-type="string">
            <text:p>{-m=4, -s=jaccard, -t=1.0, -w=5, -l=score}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table:number-columns-repeated="1002"/>
          <table:table-cell/>
        </table:table-row>
        <table:table-row table:style-name="ro3">
          <table:table-cell table:style-name="ce4" office:value-type="string" calcext:value-type="string">
            <text:p>{-m=4, -s=jaccard, -t=1.0, -w=5, -l=score}</text:p>
          </table:table-cell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style-name="ce4" table:number-columns-repeated="1002"/>
          <table:table-cell/>
        </table:table-row>
        <table:table-row table:style-name="ro3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Abstract</text:p>
          </table:table-cell>
          <table:table-cell table:style-name="ce4" table:number-columns-repeated="1002"/>
          <table:table-cell/>
        </table:table-row>
        <table:table-row table:style-name="ro3">
          <table:table-cell table:style-name="ce4" office:value-type="string" calcext:value-type="string">
            <text:p>{-m=2, -s=jaccard, -t=0.7, -w=5, -l=score}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string" calcext:value-type="string">
            <text:p>Volltex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R=NCBI, --DISAMB=, --XMLf1=}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R=NCBI, --DISAMB=, --XMLf1=}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Q=0, -R=NCBI, --DISAMB=, --XMLf1=}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Q=0, -R=NCBI, --DISAMB=, --XMLf1=}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R=NCBI, -r=0, --DISAMB=, --XMLf1=}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Abstract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{-R=NCBI, -r=0, --DISAMB=, --XMLf1=}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TAMAP</text:p>
          </table:table-cell>
          <table:table-cell table:style-name="ce4" office:value-type="string" calcext:value-type="string">
            <text:p>Volltext</text:p>
          </table:table-cell>
          <table:table-cell table:style-name="ce3" office:value-type="string" calcext:value-type="string">
            <text:p>nachholen!!!</text:p>
          </table:table-cell>
          <table:table-cell table:number-columns-repeated="1002"/>
        </table:table-row>
        <table:table-row table:style-name="ro3" table:number-rows-repeated="23">
          <table:table-cell table:number-columns-repeated="1007"/>
        </table:table-row>
        <table:table-row table:style-name="ro1">
          <table:table-cell table:style-name="ce22" office:value-type="string" calcext:value-type="string">
            <text:p>MetaMap Recall / Zeit</text:p>
          </table:table-cell>
          <table:table-cell table:number-columns-repeated="1006"/>
        </table:table-row>
        <table:table-row table:style-name="ro3" table:number-rows-repeated="15">
          <table:table-cell table:number-columns-repeated="1007"/>
        </table:table-row>
        <table:table-row table:style-name="ro1">
          <table:table-cell table:style-name="ce22" office:value-type="string" calcext:value-type="string">
            <text:p>MetaMap Precision / Zeit</text:p>
          </table:table-cell>
          <table:table-cell table:number-columns-repeated="1006"/>
        </table:table-row>
        <table:table-row table:style-name="ro3" table:number-rows-repeated="16">
          <table:table-cell table:number-columns-repeated="1007"/>
        </table:table-row>
        <table:table-row table:style-name="ro1">
          <table:table-cell table:style-name="ce22" office:value-type="string" calcext:value-type="string">
            <text:p>QuickUMLS Recall / Zeit</text:p>
          </table:table-cell>
          <table:table-cell table:number-columns-repeated="1006"/>
        </table:table-row>
        <table:table-row table:style-name="ro3" table:number-rows-repeated="15">
          <table:table-cell table:number-columns-repeated="1007"/>
        </table:table-row>
        <table:table-row table:style-name="ro1">
          <table:table-cell table:style-name="ce22" office:value-type="string" calcext:value-type="string">
            <text:p>QuickUMLS Precision / Zeit</text:p>
          </table:table-cell>
          <table:table-cell table:number-columns-repeated="1006"/>
        </table:table-row>
      </table:table>
      <table:table table:name="Evaluation" table:style-name="ta1">
        <table:shapes>
          <draw:frame draw:z-index="0" draw:style-name="gr1" draw:text-style-name="P1" svg:width="159.99mm" svg:height="89.99mm" svg:x="80.03mm" svg:y="6.42mm">
            <loext:p draw:notify-on-update-of-ranges="Evaluation.A3:Evaluation.A12 Evaluation.B3:Evaluation.B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9.21mm" svg:height="108.25mm" svg:x="68.08mm" svg:y="125.25mm">
            <loext:p draw:notify-on-update-of-ranges="Evaluation.A29:Evaluation.A46 Evaluation.A29:Evaluation.A46 Evaluation.B28:Evaluation.B28 Evaluation.B29:Evaluation.B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89.2mm" svg:y="252.79mm">
            <loext:p draw:notify-on-update-of-ranges="Evaluation.A56:Evaluation.A56 Evaluation.A57:Evaluation.A66 Evaluation.B56:Evaluation.B56 Evaluation.B57:Evaluation.B66 Evaluation.C56:Evaluation.C56 Evaluation.C57:Evaluation.C6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1mm" svg:height="89.85mm" svg:x="93.13mm" svg:y="371.19mm">
            <loext:p draw:notify-on-update-of-ranges="Evaluation.A81:Evaluation.A81 Evaluation.A82:Evaluation.A99 Evaluation.B81:Evaluation.B81 Evaluation.B82:Evaluation.B99 Evaluation.C81:Evaluation.C81 Evaluation.C82:Evaluation.C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290.39mm" svg:height="230.64mm" svg:x="46.16mm" svg:y="482.73mm">
            <loext:p draw:notify-on-update-of-ranges="Evaluation.B107:Evaluation.B134 Evaluation.A106:Evaluation.A106 Evaluation.A107:Evaluation.A1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1" table:default-cell-style-name="ce11"/>
        <table:table-column table:style-name="co11" table:number-columns-repeated="1023" table:default-cell-style-name="Default"/>
        <table:table-row table:style-name="ro1">
          <table:table-cell table:style-name="ce15" office:value-type="string" calcext:value-type="string">
            <text:p>QuickUML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04"/>
          <table:table-cell table:number-columns-repeated="17"/>
        </table:table-row>
        <table:table-row table:style-name="ro3">
          <table:table-cell table:style-name="ce89" office:value-type="float" office:value="0.602527901035364" calcext:value-type="float">
            <text:p>0.60</text:p>
          </table:table-cell>
          <table:table-cell table:style-name="ce93" office:value-type="float" office:value="0.318320664914399" calcext:value-type="float">
            <text:p>0.32</text:p>
          </table:table-cell>
          <table:table-cell table:style-name="ce11" table:formula="of:=2*([.B3]*[.A3])/([.A3]+[.B3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3">
          <table:table-cell table:style-name="ce89" office:value-type="float" office:value="0.587736990722065" calcext:value-type="float">
            <text:p>0.59</text:p>
          </table:table-cell>
          <table:table-cell table:style-name="ce93" office:value-type="float" office:value="0.470607235142119" calcext:value-type="float">
            <text:p>0.47</text:p>
          </table:table-cell>
          <table:table-cell table:style-name="ce11" table:formula="of:=2*([.B4]*[.A4])/([.A4]+[.B4])" office:value-type="float" office:value="0.522690582959641" calcext:value-type="float">
            <text:p>0.52</text:p>
          </table:table-cell>
          <table:table-cell table:number-columns-repeated="1021"/>
        </table:table-row>
        <table:table-row table:style-name="ro3">
          <table:table-cell table:style-name="ce89" office:value-type="float" office:value="0.594191206131505" calcext:value-type="float">
            <text:p>0.59</text:p>
          </table:table-cell>
          <table:table-cell table:style-name="ce93" office:value-type="float" office:value="0.317479704001724" calcext:value-type="float">
            <text:p>0.32</text:p>
          </table:table-cell>
          <table:table-cell table:style-name="ce11" table:formula="of:=2*([.B5]*[.A5])/([.A5]+[.B5])" office:value-type="float" office:value="0.41384154336018" calcext:value-type="float">
            <text:p>0.41</text:p>
          </table:table-cell>
          <table:table-cell table:number-columns-repeated="1021"/>
        </table:table-row>
        <table:table-row table:style-name="ro3">
          <table:table-cell table:style-name="ce89" office:value-type="float" office:value="0.579400295818206" calcext:value-type="float">
            <text:p>0.58</text:p>
          </table:table-cell>
          <table:table-cell table:style-name="ce93" office:value-type="float" office:value="0.471960569550931" calcext:value-type="float">
            <text:p>0.47</text:p>
          </table:table-cell>
          <table:table-cell table:style-name="ce11" table:formula="of:=2*([.B6]*[.A6])/([.A6]+[.B6])" office:value-type="float" office:value="0.520190740628961" calcext:value-type="float">
            <text:p>0.52</text:p>
          </table:table-cell>
          <table:table-cell table:number-columns-repeated="1021"/>
        </table:table-row>
        <table:table-row table:style-name="ro3">
          <table:table-cell table:style-name="ce89" office:value-type="float" office:value="0.587736990722065" calcext:value-type="float">
            <text:p>0.59</text:p>
          </table:table-cell>
          <table:table-cell table:style-name="ce93" office:value-type="float" office:value="0.437274909963986" calcext:value-type="float">
            <text:p>0.44</text:p>
          </table:table-cell>
          <table:table-cell table:style-name="ce11" table:formula="of:=2*([.B7]*[.A7])/([.A7]+[.B7])" office:value-type="float" office:value="0.501462743073482" calcext:value-type="float">
            <text:p>0.50</text:p>
          </table:table-cell>
          <table:table-cell table:number-columns-repeated="1021"/>
        </table:table-row>
        <table:table-row table:style-name="ro3">
          <table:table-cell table:style-name="ce89" office:value-type="float" office:value="0.192819685356999" calcext:value-type="float">
            <text:p>0.19</text:p>
          </table:table-cell>
          <table:table-cell table:style-name="ce93" office:value-type="float" office:value="0.184105790216973" calcext:value-type="float">
            <text:p>0.18</text:p>
          </table:table-cell>
          <table:table-cell table:style-name="ce11" table:formula="of:=2*([.B8]*[.A8])/([.A8]+[.B8])" office:value-type="float" office:value="0.188362012347301" calcext:value-type="float">
            <text:p>0.19</text:p>
          </table:table-cell>
          <table:table-cell table:number-columns-repeated="1021"/>
        </table:table-row>
        <table:table-row table:style-name="ro3">
          <table:table-cell table:style-name="ce89" office:value-type="float" office:value="0.602527901035364" calcext:value-type="float">
            <text:p>0.60</text:p>
          </table:table-cell>
          <table:table-cell table:style-name="ce93" office:value-type="float" office:value="0.318049542196039" calcext:value-type="float">
            <text:p>0.32</text:p>
          </table:table-cell>
          <table:table-cell table:style-name="ce11" table:formula="of:=2*([.B9]*[.A9])/([.A9]+[.B9])" office:value-type="float" office:value="0.416333735947226" calcext:value-type="float">
            <text:p>0.42</text:p>
          </table:table-cell>
          <table:table-cell table:number-columns-repeated="1021"/>
        </table:table-row>
        <table:table-row table:style-name="ro3">
          <table:table-cell table:style-name="ce89" office:value-type="float" office:value="0.656447492268388" calcext:value-type="float">
            <text:p>0.66</text:p>
          </table:table-cell>
          <table:table-cell table:style-name="ce93" office:value-type="float" office:value="0.0473920767281799" calcext:value-type="float">
            <text:p>0.05</text:p>
          </table:table-cell>
          <table:table-cell table:style-name="ce11" table:formula="of:=2*([.B10]*[.A10])/([.A10]+[.B10])" office:value-type="float" office:value="0.0884019918515165" calcext:value-type="float">
            <text:p>0.09</text:p>
          </table:table-cell>
          <table:table-cell table:number-columns-repeated="1021"/>
        </table:table-row>
        <table:table-row table:style-name="ro3">
          <table:table-cell table:style-name="ce89" office:value-type="float" office:value="0.602527901035364" calcext:value-type="float">
            <text:p>0.60</text:p>
          </table:table-cell>
          <table:table-cell table:style-name="ce93" office:value-type="float" office:value="0.318320664914399" calcext:value-type="float">
            <text:p>0.32</text:p>
          </table:table-cell>
          <table:table-cell table:style-name="ce11" table:formula="of:=2*([.B11]*[.A11])/([.A11]+[.B11])" office:value-type="float" office:value="0.416565957051222" calcext:value-type="float">
            <text:p>0.42</text:p>
          </table:table-cell>
          <table:table-cell table:number-columns-repeated="1021"/>
        </table:table-row>
        <table:table-row table:style-name="ro3">
          <table:table-cell table:style-name="ce29" office:value-type="float" office:value="0.587792417316483" calcext:value-type="float">
            <text:p>0.59</text:p>
          </table:table-cell>
          <table:table-cell table:style-name="ce43" office:value-type="float" office:value="0.470714900947459" calcext:value-type="float">
            <text:p>0.47</text:p>
          </table:table-cell>
          <table:table-cell table:style-name="ce45" office:value-type="float" office:value="0.522778907090757" calcext:value-type="float">
            <text:p>0.52</text:p>
          </table:table-cell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3" table:number-rows-repeated="11">
          <table:table-cell table:style-name="Default"/>
          <table:table-cell table:number-columns-repeated="1023"/>
        </table:table-row>
        <table:table-row table:style-name="ro1">
          <table:table-cell table:style-name="ce15" office:value-type="string" calcext:value-type="string">
            <text:p>MetaMap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table:number-columns-repeated="1017"/>
          <table:table-cell table:number-columns-repeated="4"/>
        </table:table-row>
        <table:table-row table:style-name="ro3">
          <table:table-cell table:style-name="ce33" office:value-type="float" office:value="0.736452870781229" calcext:value-type="float">
            <text:p>0.74</text:p>
          </table:table-cell>
          <table:table-cell table:style-name="ce95" office:value-type="float" office:value="0.371422758714228" calcext:value-type="float">
            <text:p>0.37</text:p>
          </table:table-cell>
          <table:table-cell table:style-name="ce11" table:formula="of:=2*([.B29]*[.A29])/([.A29]+[.B29])" office:value-type="float" office:value="0.493801559752964" calcext:value-type="float">
            <text:p>0.49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9042624714267" calcext:value-type="float">
            <text:p>0.76</text:p>
          </table:table-cell>
          <table:table-cell table:style-name="ce95" office:value-type="float" office:value="0.373494773058092" calcext:value-type="float">
            <text:p>0.37</text:p>
          </table:table-cell>
          <table:table-cell table:style-name="ce11" table:formula="of:=2*([.B30]*[.A30])/([.A30]+[.B30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2991797767917" calcext:value-type="float">
            <text:p>0.75</text:p>
          </table:table-cell>
          <table:table-cell table:style-name="ce95" office:value-type="float" office:value="0.375335120643432" calcext:value-type="float">
            <text:p>0.38</text:p>
          </table:table-cell>
          <table:table-cell table:style-name="ce11" table:formula="of:=2*([.B31]*[.A31])/([.A31]+[.B31])" office:value-type="float" office:value="0.500961667486693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608175339518623" calcext:value-type="float">
            <text:p>0.61</text:p>
          </table:table-cell>
          <table:table-cell table:style-name="ce95" office:value-type="float" office:value="0.33920803959802" calcext:value-type="float">
            <text:p>0.34</text:p>
          </table:table-cell>
          <table:table-cell table:style-name="ce11" table:formula="of:=2*([.B32]*[.A32])/([.A32]+[.B32])" office:value-type="float" office:value="0.435511049058784" calcext:value-type="float">
            <text:p>0.44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 table:style-name="ce33" office:value-type="float" office:value="0.755681054188517" calcext:value-type="float">
            <text:p>0.76</text:p>
          </table:table-cell>
          <table:table-cell table:style-name="ce95" office:value-type="float" office:value="0.374491903778237" calcext:value-type="float">
            <text:p>0.37</text:p>
          </table:table-cell>
          <table:table-cell table:style-name="ce11" table:formula="of:=2*([.B33]*[.A33])/([.A33]+[.B33])" office:value-type="float" office:value="0.500801996079131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6">
          <table:table-cell table:style-name="ce33" office:value-type="float" office:value="0.105015463224418" calcext:value-type="float">
            <text:p>0.11</text:p>
          </table:table-cell>
          <table:table-cell table:style-name="ce95" office:value-type="float" office:value="0.35196034249662" calcext:value-type="float">
            <text:p>0.35</text:p>
          </table:table-cell>
          <table:table-cell table:style-name="ce11" table:formula="of:=2*([.B34]*[.A34])/([.A34]+[.B34])" office:value-type="float" office:value="0.161764705882352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283582089552239" calcext:value-type="float">
            <text:p>0.28</text:p>
          </table:table-cell>
          <table:table-cell table:style-name="ce95" office:value-type="float" office:value="0.350565159574468" calcext:value-type="float">
            <text:p>0.35</text:p>
          </table:table-cell>
          <table:table-cell table:style-name="ce11" table:formula="of:=2*([.B35]*[.A35])/([.A35]+[.B35])" office:value-type="float" office:value="0.31353601427191" calcext:value-type="float">
            <text:p>0.3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4336425978217" calcext:value-type="float">
            <text:p>0.75</text:p>
          </table:table-cell>
          <table:table-cell table:style-name="ce95" office:value-type="float" office:value="0.368909055040442" calcext:value-type="float">
            <text:p>0.37</text:p>
          </table:table-cell>
          <table:table-cell table:style-name="ce11" table:formula="of:=2*([.B36]*[.A36])/([.A36]+[.B36])" office:value-type="float" office:value="0.495495495495496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62135269597956" calcext:value-type="float">
            <text:p>0.76</text:p>
          </table:table-cell>
          <table:table-cell table:style-name="ce95" office:value-type="float" office:value="0.375190309128219" calcext:value-type="float">
            <text:p>0.38</text:p>
          </table:table-cell>
          <table:table-cell table:style-name="ce11" table:formula="of:=2*([.B37]*[.A37])/([.A37]+[.B37])" office:value-type="float" office:value="0.502838892831796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1">
          <table:table-cell table:style-name="ce33" office:value-type="float" office:value="0.754605351620277" calcext:value-type="float">
            <text:p>0.75</text:p>
          </table:table-cell>
          <table:table-cell table:style-name="ce95" office:value-type="float" office:value="0.382080610021786" calcext:value-type="float">
            <text:p>0.38</text:p>
          </table:table-cell>
          <table:table-cell table:style-name="ce11" table:formula="of:=2*([.B38]*[.A38])/([.A38]+[.B38])" office:value-type="float" office:value="0.507299435028248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5">
          <table:table-cell table:style-name="ce33" office:value-type="float" office:value="0.45367755815517" calcext:value-type="float">
            <text:p>0.45</text:p>
          </table:table-cell>
          <table:table-cell table:style-name="ce95" office:value-type="float" office:value="0.358516629476145" calcext:value-type="float">
            <text:p>0.36</text:p>
          </table:table-cell>
          <table:table-cell table:style-name="ce11" table:formula="of:=2*([.B39]*[.A39])/([.A39]+[.B39])" office:value-type="float" office:value="0.400522317188984" calcext:value-type="float">
            <text:p>0.4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9042624714267" calcext:value-type="float">
            <text:p>0.76</text:p>
          </table:table-cell>
          <table:table-cell table:style-name="ce95" office:value-type="float" office:value="0.373494773058092" calcext:value-type="float">
            <text:p>0.37</text:p>
          </table:table-cell>
          <table:table-cell table:style-name="ce11" table:formula="of:=2*([.B40]*[.A40])/([.A40]+[.B40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580341535565416" calcext:value-type="float">
            <text:p>0.58</text:p>
          </table:table-cell>
          <table:table-cell table:style-name="ce95" office:value-type="float" office:value="0.368008185538881" calcext:value-type="float">
            <text:p>0.37</text:p>
          </table:table-cell>
          <table:table-cell table:style-name="ce11" table:formula="of:=2*([.B41]*[.A41])/([.A41]+[.B41])" office:value-type="float" office:value="0.450404382989825" calcext:value-type="float">
            <text:p>0.45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9042624714267" calcext:value-type="float">
            <text:p>0.76</text:p>
          </table:table-cell>
          <table:table-cell table:style-name="ce95" office:value-type="float" office:value="0.373494773058092" calcext:value-type="float">
            <text:p>0.37</text:p>
          </table:table-cell>
          <table:table-cell table:style-name="ce11" table:formula="of:=2*([.B42]*[.A42])/([.A42]+[.B42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9042624714267" calcext:value-type="float">
            <text:p>0.76</text:p>
          </table:table-cell>
          <table:table-cell table:style-name="ce95" office:value-type="float" office:value="0.373494773058092" calcext:value-type="float">
            <text:p>0.37</text:p>
          </table:table-cell>
          <table:table-cell table:style-name="ce11" table:formula="of:=2*([.B43]*[.A43])/([.A43]+[.B43])" office:value-type="float" office:value="0.500642987007228" calcext:value-type="float">
            <text:p>0.5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54605351620277" calcext:value-type="float">
            <text:p>0.75</text:p>
          </table:table-cell>
          <table:table-cell table:style-name="ce95" office:value-type="float" office:value="0.381146427601195" calcext:value-type="float">
            <text:p>0.38</text:p>
          </table:table-cell>
          <table:table-cell table:style-name="ce11" table:formula="of:=2*([.B44]*[.A44])/([.A44]+[.B44])" office:value-type="float" office:value="0.506475339560489" calcext:value-type="float">
            <text:p>0.51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3">
          <table:table-cell table:style-name="ce33" office:value-type="float" office:value="0.735377168212989" calcext:value-type="float">
            <text:p>0.74</text:p>
          </table:table-cell>
          <table:table-cell table:style-name="ce95" office:value-type="float" office:value="0.272076016118601" calcext:value-type="float">
            <text:p>0.27</text:p>
          </table:table-cell>
          <table:table-cell table:style-name="ce11" table:formula="of:=2*([.B45]*[.A45])/([.A45]+[.B45])" office:value-type="float" office:value="0.397196601060353" calcext:value-type="float">
            <text:p>0.40</text:p>
          </table:table-cell>
          <table:table-cell table:style-name="ce11" table:number-columns-repeated="2"/>
          <table:table-cell table:number-columns-repeated="4"/>
          <table:table-cell table:style-name="ce12"/>
          <table:table-cell table:number-columns-repeated="1014"/>
        </table:table-row>
        <table:table-row table:style-name="ro5">
          <table:table-cell table:style-name="ce33" office:value-type="float" office:value="0.104343149119269" calcext:value-type="float">
            <text:p>0.10</text:p>
          </table:table-cell>
          <table:table-cell table:style-name="ce95" office:value-type="float" office:value="0.35809875403784" calcext:value-type="float">
            <text:p>0.36</text:p>
          </table:table-cell>
          <table:table-cell table:style-name="ce11" table:formula="of:=2*([.B46]*[.A46])/([.A46]+[.B46])" office:value-type="float" office:value="0.161599333610996" calcext:value-type="float">
            <text:p>0.16</text:p>
          </table:table-cell>
          <table:table-cell table:style-name="ce11" table:number-columns-repeated="2"/>
          <table:table-cell table:number-columns-repeated="4"/>
          <table:table-cell table:style-name="ce13"/>
          <table:table-cell table:number-columns-repeated="1014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2" office:value-type="string" calcext:value-type="string">
            <text:p>F Vergleich QuickUMLS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20"/>
        </table:table-row>
        <table:table-row table:style-name="ro3">
          <table:table-cell office:value-type="float" office:value="0.0884019918515165" calcext:value-type="float">
            <text:p>0.09</text:p>
          </table:table-cell>
          <table:table-cell table:style-name="ce11" office:value-type="float" office:value="0.183864237238346" calcext:value-type="float">
            <text:p>0.18</text:p>
          </table:table-cell>
          <table:table-cell table:style-name="ce11" office:value-type="float" office:value="0.058189845264119" calcext:value-type="float">
            <text:p>0.06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1">
          <table:table-cell office:value-type="float" office:value="0.188362012347301" calcext:value-type="float">
            <text:p>0.19</text:p>
          </table:table-cell>
          <table:table-cell table:style-name="ce11" office:value-type="float" office:value="0.191011535285185" calcext:value-type="float">
            <text:p>0.19</text:p>
          </table:table-cell>
          <table:table-cell table:style-name="ce11" office:value-type="float" office:value="0.185784986914725" calcext:value-type="float">
            <text:p>0.1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5">
          <table:table-cell office:value-type="float" office:value="0.41384154336018" calcext:value-type="float">
            <text:p>0.41</text:p>
          </table:table-cell>
          <table:table-cell table:style-name="ce11" office:value-type="float" office:value="0.50598850390455" calcext:value-type="float">
            <text:p>0.51</text:p>
          </table:table-cell>
          <table:table-cell table:style-name="ce11" office:value-type="float" office:value="0.350086353049292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office:value-type="float" office:value="0.416333735947227" calcext:value-type="float">
            <text:p>0.42</text:p>
          </table:table-cell>
          <table:table-cell table:style-name="ce11" office:value-type="float" office:value="0.511097930971554" calcext:value-type="float">
            <text:p>0.51</text:p>
          </table:table-cell>
          <table:table-cell table:style-name="ce11" office:value-type="float" office:value="0.351214083049864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office:value-type="float" office:value="0.41656595705122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office:value-type="float" office:value="0.42" calcext:value-type="float">
            <text:p>0.42</text:p>
          </table:table-cell>
          <table:table-cell table:style-name="ce11" office:value-type="float" office:value="0.51123787792356" calcext:value-type="float">
            <text:p>0.51</text:p>
          </table:table-cell>
          <table:table-cell table:style-name="ce11" office:value-type="float" office:value="0.351478547337046" calcext:value-type="float">
            <text:p>0.35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5">
          <table:table-cell office:value-type="float" office:value="0.501462743073481" calcext:value-type="float">
            <text:p>0.50</text:p>
          </table:table-cell>
          <table:table-cell table:style-name="ce11" office:value-type="float" office:value="0.549894323671498" calcext:value-type="float">
            <text:p>0.55</text:p>
          </table:table-cell>
          <table:table-cell table:style-name="ce11" office:value-type="float" office:value="0.460871765673436" calcext:value-type="float">
            <text:p>0.46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office:value-type="float" office:value="0.520190740628961" calcext:value-type="float">
            <text:p>0.52</text:p>
          </table:table-cell>
          <table:table-cell table:style-name="ce11" office:value-type="float" office:value="0.554169453161171" calcext:value-type="float">
            <text:p>0.55</text:p>
          </table:table-cell>
          <table:table-cell table:style-name="ce11" office:value-type="float" office:value="0.490138089496554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office:value-type="float" office:value="0.522690582959641" calcext:value-type="float">
            <text:p>0.52</text:p>
          </table:table-cell>
          <table:table-cell table:style-name="ce11" office:value-type="float" office:value="0.559867814325238" calcext:value-type="float">
            <text:p>0.56</text:p>
          </table:table-cell>
          <table:table-cell table:style-name="ce11" office:value-type="float" office:value="0.490143308887842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>
          <table:table-cell office:value-type="float" office:value="0.522778907090757" calcext:value-type="float">
            <text:p>0.52</text:p>
          </table:table-cell>
          <table:table-cell table:style-name="ce11" office:value-type="float" office:value="0.559938524590164" calcext:value-type="float">
            <text:p>0.56</text:p>
          </table:table-cell>
          <table:table-cell table:style-name="ce11" office:value-type="float" office:value="0.490244449428123" calcext:value-type="float">
            <text:p>0.49</text:p>
          </table:table-cell>
          <table:table-cell office:value-type="string" calcext:value-type="string">
            <text:p>QUICKUMLS</text:p>
          </table:table-cell>
          <table:table-cell table:number-columns-repeated="1020"/>
        </table:table-row>
        <table:table-row table:style-name="ro3" table:number-rows-repeated="13">
          <table:table-cell table:style-name="Default"/>
          <table:table-cell table:number-columns-repeated="1023"/>
        </table:table-row>
        <table:table-row table:style-name="ro1">
          <table:table-cell table:style-name="ce22" office:value-type="string" calcext:value-type="string">
            <text:p>F Vergleich METAMAP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0.5</text:p>
          </table:table-cell>
          <table:table-cell table:style-name="ce3" office:value-type="string" calcext:value-type="string">
            <text:p>Extraktor</text:p>
          </table:table-cell>
          <table:table-cell table:number-columns-repeated="1020"/>
        </table:table-row>
        <table:table-row table:style-name="ro3">
          <table:table-cell office:value-type="float" office:value="0.161599333610995" calcext:value-type="float">
            <text:p>0.16</text:p>
          </table:table-cell>
          <table:table-cell table:style-name="ce11" office:value-type="float" office:value="0.12157292809024" calcext:value-type="float">
            <text:p>0.12</text:p>
          </table:table-cell>
          <table:table-cell table:style-name="ce11" office:value-type="float" office:value="0.240918969264204" calcext:value-type="float">
            <text:p>0.24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161764705882353" calcext:value-type="float">
            <text:p>0.16</text:p>
          </table:table-cell>
          <table:table-cell table:style-name="ce11" office:value-type="float" office:value="0.122157224637908" calcext:value-type="float">
            <text:p>0.12</text:p>
          </table:table-cell>
          <table:table-cell table:style-name="ce11" office:value-type="float" office:value="0.23937963587323" calcext:value-type="float">
            <text:p>0.24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31353601427191" calcext:value-type="float">
            <text:p>0.31</text:p>
          </table:table-cell>
          <table:table-cell table:style-name="ce11" office:value-type="float" office:value="0.294849569399396" calcext:value-type="float">
            <text:p>0.29</text:p>
          </table:table-cell>
          <table:table-cell table:style-name="ce11" office:value-type="float" office:value="0.334751277737215" calcext:value-type="float">
            <text:p>0.33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397196601060353" calcext:value-type="float">
            <text:p>0.40</text:p>
          </table:table-cell>
          <table:table-cell table:style-name="ce11" office:value-type="float" office:value="0.548556641055989" calcext:value-type="float">
            <text:p>0.55</text:p>
          </table:table-cell>
          <table:table-cell table:style-name="ce11" office:value-type="float" office:value="0.311301100852677" calcext:value-type="float">
            <text:p>0.31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400522317188984" calcext:value-type="float">
            <text:p>0.40</text:p>
          </table:table-cell>
          <table:table-cell table:style-name="ce11" office:value-type="float" office:value="0.430807732577441" calcext:value-type="float">
            <text:p>0.43</text:p>
          </table:table-cell>
          <table:table-cell table:style-name="ce11" office:value-type="float" office:value="0.374215301346465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435511049058784" calcext:value-type="float">
            <text:p>0.44</text:p>
          </table:table-cell>
          <table:table-cell table:style-name="ce11" office:value-type="float" office:value="0.524929204772295" calcext:value-type="float">
            <text:p>0.52</text:p>
          </table:table-cell>
          <table:table-cell table:style-name="ce11" office:value-type="float" office:value="0.372122488605137" calcext:value-type="float">
            <text:p>0.37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450404382989825" calcext:value-type="float">
            <text:p>0.45</text:p>
          </table:table-cell>
          <table:table-cell table:style-name="ce11" office:value-type="float" office:value="0.520300896904234" calcext:value-type="float">
            <text:p>0.52</text:p>
          </table:table-cell>
          <table:table-cell table:style-name="ce11" office:value-type="float" office:value="0.397063423430054" calcext:value-type="float">
            <text:p>0.40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493801559752964" calcext:value-type="float">
            <text:p>0.49</text:p>
          </table:table-cell>
          <table:table-cell table:style-name="ce11" office:value-type="float" office:value="0.615476243987953" calcext:value-type="float">
            <text:p>0.62</text:p>
          </table:table-cell>
          <table:table-cell table:style-name="ce11" office:value-type="float" office:value="0.412294304512127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495495495495496" calcext:value-type="float">
            <text:p>0.50</text:p>
          </table:table-cell>
          <table:table-cell table:style-name="ce11" office:value-type="float" office:value="0.623957290623957" calcext:value-type="float">
            <text:p>0.62</text:p>
          </table:table-cell>
          <table:table-cell table:style-name="ce11" office:value-type="float" office:value="0.41089870358163" calcext:value-type="float">
            <text:p>0.41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style-name="ce11" office:value-type="float" office:value="0.629151620525166" calcext:value-type="float">
            <text:p>0.63</text:p>
          </table:table-cell>
          <table:table-cell table:style-name="ce11" office:value-type="float" office:value="0.4157276891579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080199607913" calcext:value-type="float">
            <text:p>0.50</text:p>
          </table:table-cell>
          <table:table-cell table:style-name="ce11" office:value-type="float" office:value="0.627862808624735" calcext:value-type="float">
            <text:p>0.63</text:p>
          </table:table-cell>
          <table:table-cell table:style-name="ce11" office:value-type="float" office:value="0.41651226561921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1">
          <table:table-cell office:value-type="float" office:value="0.500961667486693" calcext:value-type="float">
            <text:p>0.50</text:p>
          </table:table-cell>
          <table:table-cell table:style-name="ce11" office:value-type="float" office:value="0.626846959792245" calcext:value-type="float">
            <text:p>0.63</text:p>
          </table:table-cell>
          <table:table-cell table:style-name="ce11" office:value-type="float" office:value="0.41718193602217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2838892831796" calcext:value-type="float">
            <text:p>0.50</text:p>
          </table:table-cell>
          <table:table-cell table:style-name="ce11" office:value-type="float" office:value="0.631813621669825" calcext:value-type="float">
            <text:p>0.63</text:p>
          </table:table-cell>
          <table:table-cell table:style-name="ce11" office:value-type="float" office:value="0.417593752302365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6475339560489" calcext:value-type="float">
            <text:p>0.51</text:p>
          </table:table-cell>
          <table:table-cell table:style-name="ce11" office:value-type="float" office:value="0.630958805540565" calcext:value-type="float">
            <text:p>0.63</text:p>
          </table:table-cell>
          <table:table-cell table:style-name="ce11" office:value-type="float" office:value="0.423017201091463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>
          <table:table-cell office:value-type="float" office:value="0.507299435028249" calcext:value-type="float">
            <text:p>0.51</text:p>
          </table:table-cell>
          <table:table-cell table:style-name="ce11" office:value-type="float" office:value="0.631469979296066" calcext:value-type="float">
            <text:p>0.63</text:p>
          </table:table-cell>
          <table:table-cell table:style-name="ce11" office:value-type="float" office:value="0.423937512275454" calcext:value-type="float">
            <text:p>0.42</text:p>
          </table:table-cell>
          <table:table-cell office:value-type="string" calcext:value-type="string">
            <text:p>METAMAP</text:p>
          </table:table-cell>
          <table:table-cell table:number-columns-repeated="1020"/>
        </table:table-row>
        <table:table-row table:style-name="ro3" table:number-rows-repeated="5">
          <table:table-cell table:style-name="Default"/>
          <table:table-cell table:number-columns-repeated="1023"/>
        </table:table-row>
        <table:table-row table:style-name="ro7">
          <table:table-cell table:style-name="ce69" office:value-type="string" calcext:value-type="string">
            <text:p>Vergleich F-Wer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ktor</text:p>
          </table:table-cell>
          <table:table-cell table:style-name="ce3" table:number-columns-repeated="1020"/>
          <table:table-cell table:number-columns-repeated="2"/>
        </table:table-row>
        <table:table-row table:style-name="ro3">
          <table:table-cell office:value-type="float" office:value="0.0884019918515165" calcext:value-type="float">
            <text:p>0.09</text:p>
          </table:table-cell>
          <table:table-cell table:number-columns-repeated="1023"/>
        </table:table-row>
        <table:table-row table:style-name="ro3">
          <table:table-cell office:value-type="float" office:value="0.188362012347301" calcext:value-type="float">
            <text:p>0.19</text:p>
          </table:table-cell>
          <table:table-cell table:number-columns-repeated="1023"/>
        </table:table-row>
        <table:table-row table:style-name="ro3">
          <table:table-cell office:value-type="float" office:value="0.41384154336018" calcext:value-type="float">
            <text:p>0.41</text:p>
          </table:table-cell>
          <table:table-cell table:number-columns-repeated="1023"/>
        </table:table-row>
        <table:table-row table:style-name="ro3">
          <table:table-cell office:value-type="float" office:value="0.416333735947227" calcext:value-type="float">
            <text:p>0.42</text:p>
          </table:table-cell>
          <table:table-cell table:number-columns-repeated="1023"/>
        </table:table-row>
        <table:table-row table:style-name="ro3">
          <table:table-cell office:value-type="float" office:value="0.416565957051222" calcext:value-type="float">
            <text:p>0.42</text:p>
          </table:table-cell>
          <table:table-cell table:number-columns-repeated="1023"/>
        </table:table-row>
        <table:table-row table:style-name="ro3">
          <table:table-cell office:value-type="float" office:value="0.42" calcext:value-type="float">
            <text:p>0.42</text:p>
          </table:table-cell>
          <table:table-cell table:number-columns-repeated="1023"/>
        </table:table-row>
        <table:table-row table:style-name="ro3">
          <table:table-cell office:value-type="float" office:value="0.501462743073481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20190740628961" calcext:value-type="float">
            <text:p>0.52</text:p>
          </table:table-cell>
          <table:table-cell table:number-columns-repeated="1023"/>
        </table:table-row>
        <table:table-row table:style-name="ro3">
          <table:table-cell office:value-type="float" office:value="0.522690582959641" calcext:value-type="float">
            <text:p>0.52</text:p>
          </table:table-cell>
          <table:table-cell table:number-columns-repeated="1023"/>
        </table:table-row>
        <table:table-row table:style-name="ro3">
          <table:table-cell office:value-type="float" office:value="0.522778907090757" calcext:value-type="float">
            <text:p>0.52</text:p>
          </table:table-cell>
          <table:table-cell office:value-type="string" calcext:value-type="string">
            <text:p>QUICKUMLS</text:p>
          </table:table-cell>
          <table:table-cell table:number-columns-repeated="1022"/>
        </table:table-row>
        <table:table-row table:style-name="ro3">
          <table:table-cell office:value-type="float" office:value="0.161599333610995" calcext:value-type="float">
            <text:p>0.16</text:p>
          </table:table-cell>
          <table:table-cell table:number-columns-repeated="1023"/>
        </table:table-row>
        <table:table-row table:style-name="ro3">
          <table:table-cell office:value-type="float" office:value="0.161764705882353" calcext:value-type="float">
            <text:p>0.16</text:p>
          </table:table-cell>
          <table:table-cell table:number-columns-repeated="1023"/>
        </table:table-row>
        <table:table-row table:style-name="ro3">
          <table:table-cell office:value-type="float" office:value="0.31353601427191" calcext:value-type="float">
            <text:p>0.31</text:p>
          </table:table-cell>
          <table:table-cell table:number-columns-repeated="1023"/>
        </table:table-row>
        <table:table-row table:style-name="ro3">
          <table:table-cell office:value-type="float" office:value="0.397196601060353" calcext:value-type="float">
            <text:p>0.40</text:p>
          </table:table-cell>
          <table:table-cell table:number-columns-repeated="1023"/>
        </table:table-row>
        <table:table-row table:style-name="ro3">
          <table:table-cell office:value-type="float" office:value="0.400522317188984" calcext:value-type="float">
            <text:p>0.40</text:p>
          </table:table-cell>
          <table:table-cell table:number-columns-repeated="1023"/>
        </table:table-row>
        <table:table-row table:style-name="ro3">
          <table:table-cell office:value-type="float" office:value="0.435511049058784" calcext:value-type="float">
            <text:p>0.44</text:p>
          </table:table-cell>
          <table:table-cell table:number-columns-repeated="1023"/>
        </table:table-row>
        <table:table-row table:style-name="ro3">
          <table:table-cell office:value-type="float" office:value="0.450404382989825" calcext:value-type="float">
            <text:p>0.45</text:p>
          </table:table-cell>
          <table:table-cell table:number-columns-repeated="1023"/>
        </table:table-row>
        <table:table-row table:style-name="ro3">
          <table:table-cell office:value-type="float" office:value="0.493801559752964" calcext:value-type="float">
            <text:p>0.49</text:p>
          </table:table-cell>
          <table:table-cell table:number-columns-repeated="1023"/>
        </table:table-row>
        <table:table-row table:style-name="ro3">
          <table:table-cell office:value-type="float" office:value="0.495495495495496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0642987007228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080199607913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0961667486693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2838892831796" calcext:value-type="float">
            <text:p>0.50</text:p>
          </table:table-cell>
          <table:table-cell table:number-columns-repeated="1023"/>
        </table:table-row>
        <table:table-row table:style-name="ro3">
          <table:table-cell office:value-type="float" office:value="0.506475339560489" calcext:value-type="float">
            <text:p>0.51</text:p>
          </table:table-cell>
          <table:table-cell table:number-columns-repeated="1023"/>
        </table:table-row>
        <table:table-row table:style-name="ro3">
          <table:table-cell office:value-type="float" office:value="0.507299435028249" calcext:value-type="float">
            <text:p>0.51</text:p>
          </table:table-cell>
          <table:table-cell office:value-type="string" calcext:value-type="string">
            <text:p>METAMAP</text:p>
          </table:table-cell>
          <table:table-cell table:number-columns-repeated="1022"/>
        </table:table-row>
        <table:table-row table:style-name="ro3" table:number-rows-repeated="10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calcext:conditional-formats>
          <calcext:conditional-format calcext:target-range-address="Evaluation.B3:Evaluation.B11">
            <calcext:condition calcext:apply-style-name="Accent" calcext:value="above-average" calcext:base-cell-address="Evaluation.B3"/>
          </calcext:conditional-format>
          <calcext:conditional-format calcext:target-range-address="Evaluation.A3:Evaluation.A11">
            <calcext:condition calcext:apply-style-name="Accent" calcext:value="above-average" calcext:base-cell-address="Evaluation.A3"/>
          </calcext:conditional-format>
          <calcext:conditional-format calcext:target-range-address="Evaluation.B29:Evaluation.B46">
            <calcext:condition calcext:apply-style-name="Accent" calcext:value="above-average" calcext:base-cell-address="Evaluation.B29"/>
          </calcext:conditional-format>
          <calcext:conditional-format calcext:target-range-address="Evaluation.A29:Evaluation.A46">
            <calcext:condition calcext:apply-style-name="Accent" calcext:value="above-average" calcext:base-cell-address="Evaluation.A29"/>
          </calcext:conditional-format>
          <calcext:conditional-format calcext:target-range-address="Evaluation.A12:Evaluation.A12">
            <calcext:condition calcext:apply-style-name="Accent" calcext:value="above-average" calcext:base-cell-address="Evaluation.A12"/>
          </calcext:conditional-format>
          <calcext:conditional-format calcext:target-range-address="Evaluation.B12:Evaluation.B12">
            <calcext:condition calcext:apply-style-name="Accent" calcext:value="above-average" calcext:base-cell-address="Evaluation.B12"/>
          </calcext:conditional-format>
          <calcext:conditional-format calcext:target-range-address="Evaluation.C12:Evaluation.C12">
            <calcext:condition calcext:apply-style-name="Accent" calcext:value="above-average" calcext:base-cell-address="Evaluation.C12"/>
          </calcext:conditional-format>
        </calcext:conditional-formats>
      </table:table>
      <table:table table:name="Abstracts" table:style-name="ta1">
        <table:shapes>
          <draw:frame draw:z-index="0" draw:style-name="gr1" draw:text-style-name="P1" svg:width="159.99mm" svg:height="89.99mm" svg:x="159.05mm" svg:y="16.15mm">
            <loext:p draw:notify-on-update-of-ranges="Abstracts.D5:Abstracts.D12 Abstracts.E4:Abstracts.E4 Abstracts.E5:Abstracts.E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8mm" svg:height="89.84mm" svg:x="12.35mm" svg:y="126.95mm">
            <loext:p draw:notify-on-update-of-ranges="Abstracts.D5:Abstracts.D12 Abstracts.A4:Abstracts.A4 Abstracts.A5:Abstracts.A12 Abstracts.B4:Abstracts.B4 Abstracts.B5:Abstracts.B12 Abstracts.C4:Abstracts.C4 Abstracts.C5:Abstracts.C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number-columns-repeated="1010" table:default-cell-style-name="Default"/>
        <table:table-row table:style-name="ro1">
          <table:table-cell table:style-name="ce22" office:value-type="string" calcext:value-type="string">
            <text:p>Abstracts: gefundene Konzepte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3"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extractor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1005"/>
        </table:table-row>
        <table:table-row table:style-name="ro3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float" office:value="265" calcext:value-type="float">
            <text:p>265</text:p>
          </table:table-cell>
          <table:table-cell table:style-name="ce4" table:number-columns-repeated="1005"/>
        </table:table-row>
        <table:table-row table:style-name="ro3">
          <table:table-cell table:style-name="ce8" office:value-type="float" office:value="0.10926694329184" calcext:value-type="float">
            <text:p>0.11</text:p>
          </table:table-cell>
          <table:table-cell table:style-name="ce8" office:value-type="float" office:value="0.0308473252635689" calcext:value-type="float">
            <text:p>0.03</text:p>
          </table:table-cell>
          <table:table-cell table:style-name="ce8" office:value-type="float" office:value="0.0481120584652862" calcext:value-type="float">
            <text:p>0.05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float" office:value="275" calcext:value-type="float">
            <text:p>275</text:p>
          </table:table-cell>
          <table:table-cell table:style-name="ce4" table:number-columns-repeated="1005"/>
        </table:table-row>
        <table:table-row table:style-name="ro3">
          <table:table-cell table:style-name="ce8" office:value-type="float" office:value="0.100968188105118" calcext:value-type="float">
            <text:p>0.10</text:p>
          </table:table-cell>
          <table:table-cell table:style-name="ce8" office:value-type="float" office:value="0.429411764705882" calcext:value-type="float">
            <text:p>0.43</text:p>
          </table:table-cell>
          <table:table-cell table:style-name="ce8" office:value-type="float" office:value="0.163493840985442" calcext:value-type="float">
            <text:p>0.16</text:p>
          </table:table-cell>
          <table:table-cell table:style-name="ce4" office:value-type="string" calcext:value-type="string">
            <text:p>QUICKUMLS</text:p>
          </table:table-cell>
          <table:table-cell table:style-name="ce4" office:value-type="float" office:value="276" calcext:value-type="float">
            <text:p>276</text:p>
          </table:table-cell>
          <table:table-cell table:style-name="ce4" table:number-columns-repeated="1005"/>
        </table:table-row>
        <table:table-row table:style-name="ro3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78" calcext:value-type="float">
            <text:p>278</text:p>
          </table:table-cell>
          <table:table-cell table:number-columns-repeated="1005"/>
        </table:table-row>
        <table:table-row table:style-name="ro3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314" calcext:value-type="float">
            <text:p>314</text:p>
          </table:table-cell>
          <table:table-cell table:number-columns-repeated="1005"/>
        </table:table-row>
        <table:table-row table:style-name="ro3">
          <table:table-cell table:style-name="ce8" office:value-type="float" office:value="0.167358229598893" calcext:value-type="float">
            <text:p>0.17</text:p>
          </table:table-cell>
          <table:table-cell table:style-name="ce8" office:value-type="float" office:value="0.443223443223443" calcext:value-type="float">
            <text:p>0.44</text:p>
          </table:table-cell>
          <table:table-cell table:style-name="ce8" office:value-type="float" office:value="0.242971887550201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74" calcext:value-type="float">
            <text:p>274</text:p>
          </table:table-cell>
          <table:table-cell table:number-columns-repeated="1005"/>
        </table:table-row>
        <table:table-row table:style-name="ro3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52" calcext:value-type="float">
            <text:p>252</text:p>
          </table:table-cell>
          <table:table-cell table:number-columns-repeated="1005"/>
        </table:table-row>
        <table:table-row table:style-name="ro3">
          <table:table-cell table:style-name="ce8" office:value-type="float" office:value="0.168741355463347" calcext:value-type="float">
            <text:p>0.17</text:p>
          </table:table-cell>
          <table:table-cell table:style-name="ce8" office:value-type="float" office:value="0.445255474452555" calcext:value-type="float">
            <text:p>0.45</text:p>
          </table:table-cell>
          <table:table-cell table:style-name="ce8" office:value-type="float" office:value="0.244734202607823" calcext:value-type="float">
            <text:p>0.24</text:p>
          </table:table-cell>
          <table:table-cell office:value-type="string" calcext:value-type="string">
            <text:p>METAMAP</text:p>
          </table:table-cell>
          <table:table-cell office:value-type="float" office:value="247" calcext:value-type="float">
            <text:p>247</text:p>
          </table:table-cell>
          <table:table-cell table:number-columns-repeated="1005"/>
        </table:table-row>
        <table:table-row table:style-name="ro3">
          <table:table-cell table:number-columns-repeated="1010"/>
        </table:table-row>
        <table:table-row table:style-name="ro1" table:number-rows-repeated="2">
          <table:table-cell table:number-columns-repeated="1010"/>
        </table:table-row>
        <table:table-row table:style-name="ro3" table:number-rows-repeated="11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 table:number-rows-repeated="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6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3" table:number-rows-repeated="6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3" table:number-rows-repeated="7">
          <table:table-cell table:number-columns-repeated="1010"/>
        </table:table-row>
        <table:table-row table:style-name="ro1" table:number-rows-repeated="2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3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5">
          <table:table-cell table:number-columns-repeated="1010"/>
        </table:table-row>
        <table:table-row table:style-name="ro3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 table:number-rows-repeated="15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 table:number-rows-repeated="8">
          <table:table-cell table:number-columns-repeated="1010"/>
        </table:table-row>
        <table:table-row table:style-name="ro7">
          <table:table-cell table:number-columns-repeated="1010"/>
        </table:table-row>
        <table:table-row table:style-name="ro3" table:number-rows-repeated="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 table:number-rows-repeated="16">
          <table:table-cell table:number-columns-repeated="1010"/>
        </table:table-row>
        <table:table-row table:style-name="ro1">
          <table:table-cell table:number-columns-repeated="1010"/>
        </table:table-row>
        <table:table-row table:style-name="ro3" table:number-rows-repeated="15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  <table:database-ranges>
        <table:database-range table:name="__Anonymous_Sheet_DB__0" table:target-range-address="Pretty.A2:Pretty.AMJ12">
          <table:sort>
            <table:sort-by table:field-number="5" table:data-type="automatic"/>
          </table:sort>
        </table:database-range>
        <table:database-range table:name="__Anonymous_Sheet_DB__2" table:target-range-address="'Zeitperformance - Volltexte'.A13:'Zeitperformance - Volltexte'.B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Evaluation.A82:Evaluation.AMJ9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Abstracts.A4:Abstracts.C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3" loext:min-decimal-places="3" number:min-integer-digits="1"/>
    </number:number-style>
    <number:number-style style:name="N108">
      <number:number number:decimal-places="20" loext:min-decimal-places="20" number:min-integer-digits="1"/>
    </number:number-style>
    <number:number-style style:name="N10122" number:language="en" number:country="US">
      <number:number number:decimal-places="2" loext:min-decimal-places="2" number:min-integer-digits="0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style:text-outline="true" fo:font-weight="bold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18-01-04">00.00.0000</text:date></text:span><text:span text:style-name="MT1">, </text:span><text:span text:style-name="MT1"><text:time style:data-style-name="N2" text:time-value="10:52:56.71170269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date>2018-01-04T14:44:51.251331014</dc:date>
    <meta:editing-duration>PT12H7M40S</meta:editing-duration>
    <meta:editing-cycles>79</meta:editing-cycles>
    <meta:document-statistic meta:table-count="5" meta:cell-count="148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610506" draw:fill-gradient-name="Tango_20_Red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94070a" draw:fill-gradient-name="Tango_20_Red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gradient-name="Tango_20_Red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43cm" svg:height="12.854cm" xlink:href=".." xlink:type="simple" chart:class="chart:bar" chart:style-name="ch1">
        <chart:plot-area chart:style-name="ch2" table:cell-range-address="'Zeitperformance - Volltexte'.A2:'Zeitperformance - Volltexte'.B30" chart:data-source-has-labels="both" svg:x="1.413cm" svg:y="0.257cm" svg:width="20.876cm" svg:height="11.411cm">
          <chartooo:coordinate-region svg:x="3.701cm" svg:y="0.257cm" svg:width="18.123cm" svg:height="10.817cm"/>
          <chart:axis chart:dimension="x" chart:name="primary-x" chart:style-name="ch3" chartooo:axis-type="auto">
            <chartooo:date-scale/>
            <chart:title svg:x="0.451cm" svg:y="6.654cm" chart:style-name="ch4">
              <text:p>Extraktor</text:p>
            </chart:title>
            <chart:categories table:cell-range-address="'Zeitperformance - Volltexte'.A3:'Zeitperformance - Volltexte'.A30"/>
          </chart:axis>
          <chart:axis chart:dimension="y" chart:name="primary-y" chart:style-name="ch5">
            <chart:title svg:x="10.947cm" svg:y="11.925cm" chart:style-name="ch6">
              <text:p>Dauer (in s)</text:p>
            </chart:title>
            <chart:grid chart:style-name="ch7" chart:class="major"/>
          </chart:axis>
          <chart:series chart:style-name="ch8" chart:values-cell-range-address="'Zeitperformance - Volltexte'.B3:'Zeitperformance - Volltexte'.B30" chart:label-cell-address="'Zeitperformance - Volltexte'.B2:'Zeitperformance - Volltexte'.B2" chart:class="chart:bar">
            <chart:data-point chart:style-name="ch9" chart:repeated="8"/>
            <chart:data-point chart:style-name="ch10"/>
            <chart:data-point chart:style-name="ch11"/>
            <chart:data-point chart:style-name="ch12"/>
            <chart:data-point chart:repeated="13"/>
            <chart:data-point chart:style-name="ch12" chart:repeated="3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uer</text:p>
                <draw:g>
                  <svg:desc>'Zeitperformance - Volltexte'.B2:'Zeitperformance - Volltexte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Zeitperformance - Volltexte'.A3:'Zeitperformance - Volltexte'.A30</svg:desc>
                </draw:g>
              </table:table-cell>
              <table:table-cell office:value-type="float" office:value="347">
                <text:p>347</text:p>
                <draw:g>
                  <svg:desc>'Zeitperformance - Volltexte'.B3:'Zeitperformance - Volltexte'.B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9847">
                <text:p>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8.985cm" xlink:href=".." xlink:type="simple" chart:class="chart:bar" chart:style-name="ch1">
        <chart:legend chart:legend-position="end" svg:x="13.208cm" svg:y="3.774cm" style:legend-expansion="high" chart:style-name="ch2"/>
        <chart:plot-area chart:style-name="ch3" table:cell-range-address="Abstracts.C5:Abstracts.D12 Abstracts.A4:Abstracts.B12 Abstracts.C4:Abstracts.C4" chart:data-source-has-labels="both" svg:x="0.319cm" svg:y="0.179cm" svg:width="12.57cm" svg:height="8.627cm">
          <chartooo:coordinate-region svg:x="1.231cm" svg:y="0.179cm" svg:width="11.658cm" svg:height="6.52cm"/>
          <chart:axis chart:dimension="x" chart:name="primary-x" chart:style-name="ch4" chartooo:axis-type="auto">
            <chartooo:date-scale/>
            <chart:categories table:cell-range-address="Abstracts.D5:Abstracts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stracts.A5:Abstracts.A12" chart:label-cell-address="Abstracts.A4:Abstracts.A4" chart:class="chart:bar">
            <chart:data-point chart:repeated="8"/>
          </chart:series>
          <chart:series chart:style-name="ch8" chart:values-cell-range-address="Abstracts.B5:Abstracts.B12" chart:label-cell-address="Abstracts.B4:Abstracts.B4" chart:class="chart:bar">
            <chart:data-point chart:repeated="8"/>
          </chart:series>
          <chart:series chart:style-name="ch9" chart:values-cell-range-address="Abstracts.C5:Abstracts.C12" chart:label-cell-address="Abstracts.C4:Abstracts.C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Abstracts.A4:Abstracts.A4</svg:desc>
                </draw:g>
              </table:table-cell>
              <table:table-cell office:value-type="string">
                <text:p>Precision</text:p>
                <draw:g>
                  <svg:desc>Abstracts.B4:Abstracts.B4</svg:desc>
                </draw:g>
              </table:table-cell>
              <table:table-cell office:value-type="string">
                <text:p>F1</text:p>
                <draw:g>
                  <svg:desc>Abstracts.C4:Abstracts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</text:p>
                <draw:g>
                  <svg:desc>Abstracts.D5:Abstracts.D12</svg:desc>
                </draw:g>
              </table:table-cell>
              <table:table-cell office:value-type="float" office:value="0.10926694329184">
                <text:p>0.10926694329184</text:p>
                <draw:g>
                  <svg:desc>Abstracts.A5:Abstracts.A12</svg:desc>
                </draw:g>
              </table:table-cell>
              <table:table-cell office:value-type="float" office:value="0.0308473252635689">
                <text:p>0.0308473252635689</text:p>
                <draw:g>
                  <svg:desc>Abstracts.B5:Abstracts.B12</svg:desc>
                </draw:g>
              </table:table-cell>
              <table:table-cell office:value-type="float" office:value="0.0481120584652862">
                <text:p>0.0481120584652862</text:p>
                <draw:g>
                  <svg:desc>Abstracts.C5:Abstracts.C12</svg:desc>
                </draw:g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0.10926694329184">
                <text:p>0.10926694329184</text:p>
              </table:table-cell>
              <table:table-cell office:value-type="float" office:value="0.0308473252635689">
                <text:p>0.0308473252635689</text:p>
              </table:table-cell>
              <table:table-cell office:value-type="float" office:value="0.0481120584652862">
                <text:p>0.0481120584652862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0.100968188105118">
                <text:p>0.100968188105118</text:p>
              </table:table-cell>
              <table:table-cell office:value-type="float" office:value="0.429411764705882">
                <text:p>0.429411764705882</text:p>
              </table:table-cell>
              <table:table-cell office:value-type="float" office:value="0.163493840985442">
                <text:p>0.16349384098544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7358229598893">
                <text:p>0.167358229598893</text:p>
              </table:table-cell>
              <table:table-cell office:value-type="float" office:value="0.443223443223443">
                <text:p>0.443223443223443</text:p>
              </table:table-cell>
              <table:table-cell office:value-type="float" office:value="0.242971887550201">
                <text:p>0.242971887550201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168741355463347">
                <text:p>0.168741355463347</text:p>
              </table:table-cell>
              <table:table-cell office:value-type="float" office:value="0.445255474452555">
                <text:p>0.445255474452555</text:p>
              </table:table-cell>
              <table:table-cell office:value-type="float" office:value="0.244734202607823">
                <text:p>0.2447342026078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81000001BE000001BEF4BC505FFBD32D87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image" chart:symbol-width="0.446cm" chart:symbol-height="0.446cm" chart:link-data-style-to-source="true">
        <chart:symbol-image xlink:href="Pictures/10000881000001BE000001BEF4BC505FFBD32D87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Evaluation.A3:Evaluation.B12" svg:x="1.279cm" svg:y="0.18cm" svg:width="14.401cm" svg:height="7.711cm">
          <chartooo:coordinate-region svg:x="2.191cm" svg:y="0.353cm" svg:width="13.157cm" svg:height="6.944cm"/>
          <chart:axis chart:dimension="x" chart:name="primary-x" chart:style-name="ch3">
            <chart:title svg:x="7.959cm" svg:y="8.071cm" chart:style-name="ch4">
              <text:p>Recall</text:p>
            </chart:title>
            <chart:grid chart:style-name="ch5" chart:class="major"/>
          </chart:axis>
          <chart:axis chart:dimension="y" chart:name="primary-y" chart:style-name="ch3">
            <chart:title svg:x="0.451cm" svg:y="4.767cm" chart:style-name="ch6">
              <text:p>Precision</text:p>
            </chart:title>
            <chart:grid chart:style-name="ch5" chart:class="major"/>
          </chart:axis>
          <chart:series chart:style-name="ch7" chart:values-cell-range-address="Evaluation.B3:Evaluation.B12" chart:class="chart:scatter">
            <chart:domain table:cell-range-address="Evaluation.A3:Evaluation.A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2527901035364">
                <text:p>0.602527901035364</text:p>
                <draw:g>
                  <svg:desc>Evaluation.A3:Evaluation.A12</svg:desc>
                </draw:g>
              </table:table-cell>
              <table:table-cell office:value-type="float" office:value="0.318320664914399">
                <text:p>0.318320664914399</text:p>
                <draw:g>
                  <svg:desc>Evaluation.B3:Evaluation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70607235142119">
                <text:p>0.470607235142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191206131505">
                <text:p>0.594191206131505</text:p>
              </table:table-cell>
              <table:table-cell office:value-type="float" office:value="0.317479704001724">
                <text:p>0.317479704001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9400295818206">
                <text:p>0.579400295818206</text:p>
              </table:table-cell>
              <table:table-cell office:value-type="float" office:value="0.471960569550931">
                <text:p>0.471960569550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36990722065">
                <text:p>0.587736990722065</text:p>
              </table:table-cell>
              <table:table-cell office:value-type="float" office:value="0.437274909963986">
                <text:p>0.437274909963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819685356999">
                <text:p>0.192819685356999</text:p>
              </table:table-cell>
              <table:table-cell office:value-type="float" office:value="0.184105790216973">
                <text:p>0.184105790216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049542196039">
                <text:p>0.318049542196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6447492268388">
                <text:p>0.656447492268388</text:p>
              </table:table-cell>
              <table:table-cell office:value-type="float" office:value="0.0473920767281799">
                <text:p>0.0473920767281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2527901035364">
                <text:p>0.602527901035364</text:p>
              </table:table-cell>
              <table:table-cell office:value-type="float" office:value="0.318320664914399">
                <text:p>0.318320664914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792417316483">
                <text:p>0.587792417316483</text:p>
              </table:table-cell>
              <table:table-cell office:value-type="float" office:value="0.470714900947459">
                <text:p>0.470714900947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AC000001BE000001BE45F4079C706CCC08.svg"/>
      </style:chart-properties>
    </style:style>
    <style:style style:name="ch3" style:family="chart" style:data-style-name="N10002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image" chart:symbol-width="0.446cm" chart:symbol-height="0.446cm" chart:link-data-style-to-source="true">
        <chart:symbol-image xlink:href="Pictures/100008AC000001BE000001BE45F4079C706CCC08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22cm" svg:height="10.826cm" xlink:href=".." xlink:type="simple" chart:class="chart:scatter" chart:column-mapping="0" chart:style-name="ch1">
        <chart:plot-area chart:style-name="ch2" table:cell-range-address="Evaluation.A28:Evaluation.B46" chart:data-source-has-labels="both" svg:x="1.317cm" svg:y="0.216cm" svg:width="16.247cm" svg:height="9.465cm">
          <chartooo:coordinate-region svg:x="2.229cm" svg:y="0.389cm" svg:width="15.003cm" svg:height="8.698cm"/>
          <chart:axis chart:dimension="x" chart:name="primary-x" chart:style-name="ch3" chartooo:axis-type="auto">
            <chart:title svg:x="8.92cm" svg:y="9.897cm" chart:style-name="ch4">
              <text:p>Recall</text:p>
            </chart:title>
            <chart:categories table:cell-range-address="Evaluation.A29:Evaluation.A46"/>
            <chart:grid chart:style-name="ch5" chart:class="major"/>
          </chart:axis>
          <chart:axis chart:dimension="y" chart:name="primary-y" chart:style-name="ch6">
            <chart:title svg:x="0.451cm" svg:y="5.68cm" chart:style-name="ch7">
              <text:p>Precision</text:p>
            </chart:title>
            <chart:grid chart:style-name="ch5" chart:class="major"/>
          </chart:axis>
          <chart:series chart:style-name="ch8" chart:values-cell-range-address="Evaluation.B29:Evaluation.B46" chart:label-cell-address="Evaluation.B28:Evaluation.B28" chart:class="chart:scatter">
            <chart:domain table:cell-range-address="Evaluation.A29:Evaluation.A46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recision</text:p>
                <draw:g>
                  <svg:desc>Evaluation.B28:Evaluation.B28</svg:desc>
                </draw:g>
              </table:table-cell>
            </table:table-row>
          </table:table-header-rows>
          <table:table-rows>
            <table:table-row>
              <table:table-cell office:value-type="float" office:value="0.736452870781229">
                <text:p>0.736452870781229</text:p>
                <draw:g>
                  <svg:desc>Evaluation.A29:Evaluation.A46</svg:desc>
                </draw:g>
              </table:table-cell>
              <table:table-cell office:value-type="float" office:value="0.736452870781229">
                <text:p>0.736452870781229</text:p>
                <draw:g>
                  <svg:desc>Evaluation.A29:Evaluation.A46</svg:desc>
                </draw:g>
              </table:table-cell>
              <table:table-cell office:value-type="float" office:value="0.371422758714228">
                <text:p>0.371422758714228</text:p>
                <draw:g>
                  <svg:desc>Evaluation.B29:Evaluation.B46</svg:desc>
                </draw:g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752991797767917">
                <text:p>0.752991797767917</text:p>
              </table:table-cell>
              <table:table-cell office:value-type="float" office:value="0.752991797767917">
                <text:p>0.752991797767917</text:p>
              </table:table-cell>
              <table:table-cell office:value-type="float" office:value="0.375335120643432">
                <text:p>0.375335120643432</text:p>
              </table:table-cell>
            </table:table-row>
            <table:table-row>
              <table:table-cell office:value-type="float" office:value="0.608175339518623">
                <text:p>0.608175339518623</text:p>
              </table:table-cell>
              <table:table-cell office:value-type="float" office:value="0.608175339518623">
                <text:p>0.608175339518623</text:p>
              </table:table-cell>
              <table:table-cell office:value-type="float" office:value="0.33920803959802">
                <text:p>0.33920803959802</text:p>
              </table:table-cell>
            </table:table-row>
            <table:table-row>
              <table:table-cell office:value-type="float" office:value="0.755681054188517">
                <text:p>0.755681054188517</text:p>
              </table:table-cell>
              <table:table-cell office:value-type="float" office:value="0.755681054188517">
                <text:p>0.755681054188517</text:p>
              </table:table-cell>
              <table:table-cell office:value-type="float" office:value="0.374491903778237">
                <text:p>0.374491903778237</text:p>
              </table:table-cell>
            </table:table-row>
            <table:table-row>
              <table:table-cell office:value-type="float" office:value="0.105015463224418">
                <text:p>0.105015463224418</text:p>
              </table:table-cell>
              <table:table-cell office:value-type="float" office:value="0.105015463224418">
                <text:p>0.105015463224418</text:p>
              </table:table-cell>
              <table:table-cell office:value-type="float" office:value="0.35196034249662">
                <text:p>0.35196034249662</text:p>
              </table:table-cell>
            </table:table-row>
            <table:table-row>
              <table:table-cell office:value-type="float" office:value="0.283582089552239">
                <text:p>0.283582089552239</text:p>
              </table:table-cell>
              <table:table-cell office:value-type="float" office:value="0.283582089552239">
                <text:p>0.283582089552239</text:p>
              </table:table-cell>
              <table:table-cell office:value-type="float" office:value="0.350565159574468">
                <text:p>0.350565159574468</text:p>
              </table:table-cell>
            </table:table-row>
            <table:table-row>
              <table:table-cell office:value-type="float" office:value="0.754336425978217">
                <text:p>0.754336425978217</text:p>
              </table:table-cell>
              <table:table-cell office:value-type="float" office:value="0.754336425978217">
                <text:p>0.754336425978217</text:p>
              </table:table-cell>
              <table:table-cell office:value-type="float" office:value="0.368909055040442">
                <text:p>0.368909055040442</text:p>
              </table:table-cell>
            </table:table-row>
            <table:table-row>
              <table:table-cell office:value-type="float" office:value="0.762135269597956">
                <text:p>0.762135269597956</text:p>
              </table:table-cell>
              <table:table-cell office:value-type="float" office:value="0.762135269597956">
                <text:p>0.762135269597956</text:p>
              </table:table-cell>
              <table:table-cell office:value-type="float" office:value="0.375190309128219">
                <text:p>0.375190309128219</text:p>
              </table:table-cell>
            </table:table-row>
            <table:table-row>
              <table:table-cell office:value-type="float" office:value="0.754605351620277">
                <text:p>0.754605351620277</text:p>
              </table:table-cell>
              <table:table-cell office:value-type="float" office:value="0.754605351620277">
                <text:p>0.754605351620277</text:p>
              </table:table-cell>
              <table:table-cell office:value-type="float" office:value="0.382080610021786">
                <text:p>0.382080610021786</text:p>
              </table:table-cell>
            </table:table-row>
            <table:table-row>
              <table:table-cell office:value-type="float" office:value="0.45367755815517">
                <text:p>0.45367755815517</text:p>
              </table:table-cell>
              <table:table-cell office:value-type="float" office:value="0.45367755815517">
                <text:p>0.45367755815517</text:p>
              </table:table-cell>
              <table:table-cell office:value-type="float" office:value="0.358516629476145">
                <text:p>0.358516629476145</text:p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580341535565416">
                <text:p>0.580341535565416</text:p>
              </table:table-cell>
              <table:table-cell office:value-type="float" office:value="0.580341535565416">
                <text:p>0.580341535565416</text:p>
              </table:table-cell>
              <table:table-cell office:value-type="float" office:value="0.368008185538881">
                <text:p>0.368008185538881</text:p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759042624714267">
                <text:p>0.759042624714267</text:p>
              </table:table-cell>
              <table:table-cell office:value-type="float" office:value="0.759042624714267">
                <text:p>0.759042624714267</text:p>
              </table:table-cell>
              <table:table-cell office:value-type="float" office:value="0.373494773058092">
                <text:p>0.373494773058092</text:p>
              </table:table-cell>
            </table:table-row>
            <table:table-row>
              <table:table-cell office:value-type="float" office:value="0.754605351620277">
                <text:p>0.754605351620277</text:p>
              </table:table-cell>
              <table:table-cell office:value-type="float" office:value="0.754605351620277">
                <text:p>0.754605351620277</text:p>
              </table:table-cell>
              <table:table-cell office:value-type="float" office:value="0.381146427601195">
                <text:p>0.381146427601195</text:p>
              </table:table-cell>
            </table:table-row>
            <table:table-row>
              <table:table-cell office:value-type="float" office:value="0.735377168212989">
                <text:p>0.735377168212989</text:p>
              </table:table-cell>
              <table:table-cell office:value-type="float" office:value="0.735377168212989">
                <text:p>0.735377168212989</text:p>
              </table:table-cell>
              <table:table-cell office:value-type="float" office:value="0.272076016118601">
                <text:p>0.272076016118601</text:p>
              </table:table-cell>
            </table:table-row>
            <table:table-row>
              <table:table-cell office:value-type="float" office:value="0.104343149119269">
                <text:p>0.104343149119269</text:p>
              </table:table-cell>
              <table:table-cell office:value-type="float" office:value="0.104343149119269">
                <text:p>0.104343149119269</text:p>
              </table:table-cell>
              <table:table-cell office:value-type="float" office:value="0.35809875403784">
                <text:p>0.35809875403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chart-properties chart:solid-type="cuboid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Zeitperformance - Volltexte'.B35:'Zeitperformance - Volltexte'.D38" chart:data-source-has-labels="column" svg:x="0.918cm" svg:y="0.111cm" svg:width="14.692cm" svg:height="7.71cm">
          <chartooo:coordinate-region svg:x="4.754cm" svg:y="0.111cm" svg:width="10.484cm" svg:height="7.116cm"/>
          <chart:axis chart:dimension="x" chart:name="primary-x" chart:style-name="ch3" chartooo:axis-type="auto">
            <chartooo:date-scale/>
            <chart:title svg:x="0.09cm" svg:y="6.233cm" chart:style-name="ch4">
              <text:p>Extraktor /Hardwareumgebung</text:p>
            </chart:title>
            <chart:categories table:cell-range-address="'Zeitperformance - Volltexte'.C35:'Zeitperformance - Volltexte'.D38"/>
          </chart:axis>
          <chart:axis chart:dimension="y" chart:name="primary-y" chart:style-name="ch5">
            <chart:title svg:x="7.36cm" svg:y="8.001cm" chart:style-name="ch6">
              <text:p>Dauer (in s)</text:p>
            </chart:title>
            <chart:grid chart:style-name="ch7" chart:class="major"/>
          </chart:axis>
          <chart:series chart:style-name="ch8" chart:values-cell-range-address="'Zeitperformance - Volltexte'.B35:'Zeitperformance - Volltexte'.B38" chart:class="chart:bar">
            <chart:data-point chart:style-name="ch9" chart:repeated="2"/>
            <chart:data-point/>
            <chart:data-point chart:style-name="ch10"/>
          </chart:series>
          <chart:series chart:style-name="ch11" chart:values-cell-range-address="'Zeitperformance - Volltexte'.C35:'Zeitperformance - Volltexte'.C3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QUICKUMLS low HW</text:p>
                <text:list>
                  <text:list-item>
                    <text:p>QUICKUMLS</text:p>
                  </text:list-item>
                  <text:list-item>
                    <text:p>low HW</text:p>
                  </text:list-item>
                </text:list>
                <draw:g>
                  <svg:desc>'Zeitperformance - Volltexte'.C35:'Zeitperformance - Volltexte'.D38</svg:desc>
                </draw:g>
              </table:table-cell>
              <table:table-cell office:value-type="float" office:value="1353">
                <text:p>1353</text:p>
                <draw:g>
                  <svg:desc>'Zeitperformance - Volltexte'.B35:'Zeitperformance - Volltexte'.B38</svg:desc>
                </draw:g>
              </table:table-cell>
              <table:table-cell office:value-type="float" office:value="NaN">
                <text:p>NaN</text:p>
                <draw:g>
                  <svg:desc>'Zeitperformance - Volltexte'.C35:'Zeitperformance - Volltexte'.C38</svg:desc>
                </draw:g>
              </table:table-cell>
            </table:table-row>
            <table:table-row>
              <table:table-cell office:value-type="string">
                <text:p>QUICKUMLS high HW</text:p>
                <text:list>
                  <text:list-item>
                    <text:p>QUICKUMLS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low HW</text:p>
                <text:list>
                  <text:list-item>
                    <text:p>METAMAP</text:p>
                  </text:list-item>
                  <text:list-item>
                    <text:p>low HW</text:p>
                  </text:list-item>
                </text:list>
              </table:table-cell>
              <table:table-cell office:value-type="float" office:value="7832">
                <text:p>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TAMAP high HW</text:p>
                <text:list>
                  <text:list-item>
                    <text:p>METAMAP</text:p>
                  </text:list-item>
                  <text:list-item>
                    <text:p>high HW</text:p>
                  </text:list-item>
                </text:list>
              </table:table-cell>
              <table:table-cell office:value-type="float" office:value="3837">
                <text:p>38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gradient" draw:fill-color="#004586" draw:fill-gradient-name="Tango_20_Red" draw:gradient-step-count="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gradient-name="Tango_20_Blu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1cm" svg:height="13.949cm" xlink:href=".." xlink:type="simple" chart:class="chart:bar" chart:style-name="ch1">
        <chart:plot-area chart:style-name="ch2" table:cell-range-address="'Zeitperformance - Volltexte'.B61:'Zeitperformance - Volltexte'.D72" chart:data-source-has-labels="column" svg:x="1.455cm" svg:y="0.278cm" svg:width="22.85cm" svg:height="12.464cm">
          <chartooo:coordinate-region svg:x="5.291cm" svg:y="0.278cm" svg:width="18.642cm" svg:height="11.87cm"/>
          <chart:axis chart:dimension="x" chart:name="primary-x" chart:style-name="ch3" chartooo:axis-type="auto">
            <chartooo:date-scale/>
            <chart:title svg:x="0.451cm" svg:y="8.036cm" chart:style-name="ch4">
              <text:p>Extraktor / Textlänge</text:p>
            </chart:title>
            <chart:categories table:cell-range-address="'Zeitperformance - Volltexte'.C61:'Zeitperformance - Volltexte'.D72"/>
          </chart:axis>
          <chart:axis chart:dimension="y" chart:name="primary-y" chart:style-name="ch5">
            <chart:title svg:x="11.976cm" svg:y="13.02cm" chart:style-name="ch6">
              <text:p>Dauer (in s)</text:p>
            </chart:title>
            <chart:grid chart:style-name="ch7" chart:class="major"/>
          </chart:axis>
          <chart:series chart:style-name="ch8" chart:values-cell-range-address="'Zeitperformance - Volltexte'.B61:'Zeitperformance - Volltexte'.B72" chart:class="chart:bar">
            <chart:data-point chart:repeated="4"/>
            <chart:data-point chart:style-name="ch9"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  <draw:g>
                  <svg:desc>'Zeitperformance - Volltexte'.C61:'Zeitperformance - Volltexte'.D72</svg:desc>
                </draw:g>
              </table:table-cell>
              <table:table-cell office:value-type="float" office:value="275">
                <text:p>275</text:p>
                <draw:g>
                  <svg:desc>'Zeitperformance - Volltexte'.B61:'Zeitperformance - Volltexte'.B72</svg:desc>
                </draw:g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QUICKUMLS Abstract</text:p>
                <text:list>
                  <text:list-item>
                    <text:p>QUICKUMLS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QUICKUMLS Volltext</text:p>
                <text:list>
                  <text:list-item>
                    <text:p>QUICKUMLS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METAMAP Abstract</text:p>
                <text:list>
                  <text:list-item>
                    <text:p>METAMAP</text:p>
                  </text:list-item>
                  <text:list-item>
                    <text:p>Abstract</text:p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 Volltext</text:p>
                <text:list>
                  <text:list-item>
                    <text:p>METAMAP</text:p>
                  </text:list-item>
                  <text:list-item>
                    <text:p>Volltext</text:p>
                  </text:list-item>
                </text:list>
              </table:table-cell>
              <table:table-cell office:value-type="float" office:value="4301">
                <text:p>4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Evaluation.A56:Evaluation.C66" chart:data-source-has-labels="row" svg:x="1.279cm" svg:y="0.18cm" svg:width="12.958cm" svg:height="7.711cm">
          <chartooo:coordinate-region svg:x="2.191cm" svg:y="0.354cm" svg:width="12.046cm" svg:height="6.943cm"/>
          <chart:axis chart:dimension="x" chart:name="primary-x" chart:style-name="ch4">
            <chart:title svg:x="6.894cm" svg:y="8.071cm" chart:style-name="ch5">
              <text:p>Durchgang</text:p>
            </chart:title>
          </chart:axis>
          <chart:axis chart:dimension="y" chart:name="primary-y" chart:style-name="ch6">
            <chart:title svg:x="0.583cm" svg:y="4.5cm" chart:style-name="ch7">
              <text:p>F-Wert </text:p>
            </chart:title>
            <chart:grid chart:style-name="ch8" chart:class="major"/>
          </chart:axis>
          <chart:series chart:style-name="ch9" chart:values-cell-range-address="Evaluation.A57:Evaluation.A66" chart:label-cell-address="Evaluation.A56:Evaluation.A56" chart:class="chart:bar">
            <chart:data-point chart:repeated="10"/>
          </chart:series>
          <chart:series chart:style-name="ch10" chart:values-cell-range-address="Evaluation.B57:Evaluation.B66" chart:label-cell-address="Evaluation.B56:Evaluation.B56" chart:class="chart:bar">
            <chart:data-point chart:repeated="10"/>
          </chart:series>
          <chart:series chart:style-name="ch11" chart:values-cell-range-address="Evaluation.C57:Evaluation.C66" chart:label-cell-address="Evaluation.C56:Evaluation.C5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56:Evaluation.A56</svg:desc>
                </draw:g>
              </table:table-cell>
              <table:table-cell office:value-type="string">
                <text:p>F2</text:p>
                <draw:g>
                  <svg:desc>Evaluation.B56:Evaluation.B56</svg:desc>
                </draw:g>
              </table:table-cell>
              <table:table-cell office:value-type="string">
                <text:p>F0.5</text:p>
                <draw:g>
                  <svg:desc>Evaluation.C56:Evaluation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84019918515165">
                <text:p>0.0884019918515165</text:p>
                <draw:g>
                  <svg:desc>Evaluation.A57:Evaluation.A66</svg:desc>
                </draw:g>
              </table:table-cell>
              <table:table-cell office:value-type="float" office:value="0.183864237238346">
                <text:p>0.183864237238346</text:p>
                <draw:g>
                  <svg:desc>Evaluation.B57:Evaluation.B66</svg:desc>
                </draw:g>
              </table:table-cell>
              <table:table-cell office:value-type="float" office:value="0.058189845264119">
                <text:p>0.058189845264119</text:p>
                <draw:g>
                  <svg:desc>Evaluation.C57:Evaluation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362012347301">
                <text:p>0.188362012347301</text:p>
              </table:table-cell>
              <table:table-cell office:value-type="float" office:value="0.191011535285185">
                <text:p>0.191011535285185</text:p>
              </table:table-cell>
              <table:table-cell office:value-type="float" office:value="0.185784986914725">
                <text:p>0.185784986914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384154336018">
                <text:p>0.41384154336018</text:p>
              </table:table-cell>
              <table:table-cell office:value-type="float" office:value="0.50598850390455">
                <text:p>0.50598850390455</text:p>
              </table:table-cell>
              <table:table-cell office:value-type="float" office:value="0.350086353049292">
                <text:p>0.350086353049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6333735947227">
                <text:p>0.416333735947227</text:p>
              </table:table-cell>
              <table:table-cell office:value-type="float" office:value="0.511097930971554">
                <text:p>0.511097930971554</text:p>
              </table:table-cell>
              <table:table-cell office:value-type="float" office:value="0.351214083049864">
                <text:p>0.351214083049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6565957051222">
                <text:p>0.41656595705122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">
                <text:p>0.42</text:p>
              </table:table-cell>
              <table:table-cell office:value-type="float" office:value="0.51123787792356">
                <text:p>0.51123787792356</text:p>
              </table:table-cell>
              <table:table-cell office:value-type="float" office:value="0.351478547337046">
                <text:p>0.351478547337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462743073481">
                <text:p>0.501462743073481</text:p>
              </table:table-cell>
              <table:table-cell office:value-type="float" office:value="0.549894323671498">
                <text:p>0.549894323671498</text:p>
              </table:table-cell>
              <table:table-cell office:value-type="float" office:value="0.460871765673436">
                <text:p>0.460871765673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0190740628961">
                <text:p>0.520190740628961</text:p>
              </table:table-cell>
              <table:table-cell office:value-type="float" office:value="0.554169453161171">
                <text:p>0.554169453161171</text:p>
              </table:table-cell>
              <table:table-cell office:value-type="float" office:value="0.490138089496554">
                <text:p>0.490138089496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2690582959641">
                <text:p>0.522690582959641</text:p>
              </table:table-cell>
              <table:table-cell office:value-type="float" office:value="0.559867814325238">
                <text:p>0.559867814325238</text:p>
              </table:table-cell>
              <table:table-cell office:value-type="float" office:value="0.490143308887842">
                <text:p>0.490143308887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2778907090757">
                <text:p>0.522778907090757</text:p>
              </table:table-cell>
              <table:table-cell office:value-type="float" office:value="0.559938524590164">
                <text:p>0.559938524590164</text:p>
              </table:table-cell>
              <table:table-cell office:value-type="float" office:value="0.490244449428123">
                <text:p>0.490244449428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8.986cm" xlink:href=".." xlink:type="simple" chart:class="chart:bar" chart:style-name="ch1">
        <chart:legend chart:legend-position="end" svg:x="14.539cm" svg:y="3.775cm" style:legend-expansion="high" chart:style-name="ch2"/>
        <chart:plot-area chart:style-name="ch3" table:cell-range-address="Evaluation.A81:Evaluation.C99" chart:data-source-has-labels="row" svg:x="1.278cm" svg:y="0.179cm" svg:width="12.942cm" svg:height="7.699cm">
          <chartooo:coordinate-region svg:x="2.19cm" svg:y="0.353cm" svg:width="12.03cm" svg:height="6.931cm"/>
          <chart:axis chart:dimension="x" chart:name="primary-x" chart:style-name="ch4">
            <chart:title svg:x="6.885cm" svg:y="8.057cm" chart:style-name="ch5">
              <text:p>Durchgang</text:p>
            </chart:title>
          </chart:axis>
          <chart:axis chart:dimension="y" chart:name="primary-y" chart:style-name="ch6">
            <chart:title svg:x="0.451cm" svg:y="4.562cm" chart:style-name="ch7">
              <text:p>F-Wert</text:p>
            </chart:title>
            <chart:grid chart:style-name="ch8" chart:class="major"/>
          </chart:axis>
          <chart:series chart:style-name="ch9" chart:values-cell-range-address="Evaluation.A82:Evaluation.A99" chart:label-cell-address="Evaluation.A81:Evaluation.A81" chart:class="chart:bar">
            <chart:data-point chart:repeated="18"/>
          </chart:series>
          <chart:series chart:style-name="ch10" chart:values-cell-range-address="Evaluation.B82:Evaluation.B99" chart:label-cell-address="Evaluation.B81:Evaluation.B81" chart:class="chart:bar">
            <chart:data-point chart:repeated="18"/>
          </chart:series>
          <chart:series chart:style-name="ch11" chart:values-cell-range-address="Evaluation.C82:Evaluation.C99" chart:label-cell-address="Evaluation.C81:Evaluation.C81" chart:class="chart:ba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81:Evaluation.A81</svg:desc>
                </draw:g>
              </table:table-cell>
              <table:table-cell office:value-type="string">
                <text:p>F2</text:p>
                <draw:g>
                  <svg:desc>Evaluation.B81:Evaluation.B81</svg:desc>
                </draw:g>
              </table:table-cell>
              <table:table-cell office:value-type="string">
                <text:p>F0.5</text:p>
                <draw:g>
                  <svg:desc>Evaluation.C81:Evaluation.C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599333610995">
                <text:p>0.161599333610995</text:p>
                <draw:g>
                  <svg:desc>Evaluation.A82:Evaluation.A99</svg:desc>
                </draw:g>
              </table:table-cell>
              <table:table-cell office:value-type="float" office:value="0.12157292809024">
                <text:p>0.12157292809024</text:p>
                <draw:g>
                  <svg:desc>Evaluation.B82:Evaluation.B99</svg:desc>
                </draw:g>
              </table:table-cell>
              <table:table-cell office:value-type="float" office:value="0.240918969264204">
                <text:p>0.240918969264204</text:p>
                <draw:g>
                  <svg:desc>Evaluation.C82:Evaluation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1764705882353">
                <text:p>0.161764705882353</text:p>
              </table:table-cell>
              <table:table-cell office:value-type="float" office:value="0.122157224637908">
                <text:p>0.122157224637908</text:p>
              </table:table-cell>
              <table:table-cell office:value-type="float" office:value="0.23937963587323">
                <text:p>0.23937963587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353601427191">
                <text:p>0.31353601427191</text:p>
              </table:table-cell>
              <table:table-cell office:value-type="float" office:value="0.294849569399396">
                <text:p>0.294849569399396</text:p>
              </table:table-cell>
              <table:table-cell office:value-type="float" office:value="0.334751277737215">
                <text:p>0.334751277737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7196601060353">
                <text:p>0.397196601060353</text:p>
              </table:table-cell>
              <table:table-cell office:value-type="float" office:value="0.548556641055989">
                <text:p>0.548556641055989</text:p>
              </table:table-cell>
              <table:table-cell office:value-type="float" office:value="0.311301100852677">
                <text:p>0.311301100852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0522317188984">
                <text:p>0.400522317188984</text:p>
              </table:table-cell>
              <table:table-cell office:value-type="float" office:value="0.430807732577441">
                <text:p>0.430807732577441</text:p>
              </table:table-cell>
              <table:table-cell office:value-type="float" office:value="0.374215301346465">
                <text:p>0.374215301346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5511049058784">
                <text:p>0.435511049058784</text:p>
              </table:table-cell>
              <table:table-cell office:value-type="float" office:value="0.524929204772295">
                <text:p>0.524929204772295</text:p>
              </table:table-cell>
              <table:table-cell office:value-type="float" office:value="0.372122488605137">
                <text:p>0.372122488605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404382989825">
                <text:p>0.450404382989825</text:p>
              </table:table-cell>
              <table:table-cell office:value-type="float" office:value="0.520300896904234">
                <text:p>0.520300896904234</text:p>
              </table:table-cell>
              <table:table-cell office:value-type="float" office:value="0.397063423430054">
                <text:p>0.39706342343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01559752964">
                <text:p>0.493801559752964</text:p>
              </table:table-cell>
              <table:table-cell office:value-type="float" office:value="0.615476243987953">
                <text:p>0.615476243987953</text:p>
              </table:table-cell>
              <table:table-cell office:value-type="float" office:value="0.412294304512127">
                <text:p>0.412294304512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5495495495496">
                <text:p>0.495495495495496</text:p>
              </table:table-cell>
              <table:table-cell office:value-type="float" office:value="0.623957290623957">
                <text:p>0.623957290623957</text:p>
              </table:table-cell>
              <table:table-cell office:value-type="float" office:value="0.41089870358163">
                <text:p>0.41089870358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642987007228">
                <text:p>0.500642987007228</text:p>
              </table:table-cell>
              <table:table-cell office:value-type="float" office:value="0.629151620525166">
                <text:p>0.629151620525166</text:p>
              </table:table-cell>
              <table:table-cell office:value-type="float" office:value="0.41572768915794">
                <text:p>0.415727689157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080199607913">
                <text:p>0.50080199607913</text:p>
              </table:table-cell>
              <table:table-cell office:value-type="float" office:value="0.627862808624735">
                <text:p>0.627862808624735</text:p>
              </table:table-cell>
              <table:table-cell office:value-type="float" office:value="0.41651226561921">
                <text:p>0.41651226561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0961667486693">
                <text:p>0.500961667486693</text:p>
              </table:table-cell>
              <table:table-cell office:value-type="float" office:value="0.626846959792245">
                <text:p>0.626846959792245</text:p>
              </table:table-cell>
              <table:table-cell office:value-type="float" office:value="0.41718193602217">
                <text:p>0.41718193602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838892831796">
                <text:p>0.502838892831796</text:p>
              </table:table-cell>
              <table:table-cell office:value-type="float" office:value="0.631813621669825">
                <text:p>0.631813621669825</text:p>
              </table:table-cell>
              <table:table-cell office:value-type="float" office:value="0.417593752302365">
                <text:p>0.41759375230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6475339560489">
                <text:p>0.506475339560489</text:p>
              </table:table-cell>
              <table:table-cell office:value-type="float" office:value="0.630958805540565">
                <text:p>0.630958805540565</text:p>
              </table:table-cell>
              <table:table-cell office:value-type="float" office:value="0.423017201091463">
                <text:p>0.42301720109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7299435028249">
                <text:p>0.507299435028249</text:p>
              </table:table-cell>
              <table:table-cell office:value-type="float" office:value="0.631469979296066">
                <text:p>0.631469979296066</text:p>
              </table:table-cell>
              <table:table-cell office:value-type="float" office:value="0.423937512275454">
                <text:p>0.4239375122754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="gradient" draw:fill-color="#004586" draw:fill-gradient-name="Tango_20_Blue" draw:gradient-step-count="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gradient-name="Tango_20_Re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4cm" svg:height="23.065cm" xlink:href=".." xlink:type="simple" chart:class="chart:bar" chart:style-name="ch1">
        <chart:legend chart:legend-position="end" svg:x="27.888cm" svg:y="11.259cm" style:legend-expansion="high" chart:style-name="ch2"/>
        <chart:plot-area chart:style-name="ch3" table:cell-range-address="Evaluation.A107:Evaluation.B134 Evaluation.A106:Evaluation.A106" chart:data-source-has-labels="both" svg:x="1.539cm" svg:y="0.461cm" svg:width="25.769cm" svg:height="21.214cm">
          <chartooo:coordinate-region svg:x="3.827cm" svg:y="0.461cm" svg:width="23.149cm" svg:height="20.62cm"/>
          <chart:axis chart:dimension="x" chart:name="primary-x" chart:style-name="ch4" chartooo:axis-type="auto">
            <chartooo:date-scale/>
            <chart:title svg:x="0.451cm" svg:y="11.76cm" chart:style-name="ch5">
              <text:p>Extraktor</text:p>
            </chart:title>
            <chart:categories table:cell-range-address="Evaluation.B107:Evaluation.B134"/>
          </chart:axis>
          <chart:axis chart:dimension="y" chart:name="primary-y" chart:style-name="ch6">
            <chart:title svg:x="13.321cm" svg:y="22.136cm" chart:style-name="ch7">
              <text:p>F1 Wert ([0, 1])</text:p>
            </chart:title>
            <chart:grid chart:style-name="ch8" chart:class="major"/>
          </chart:axis>
          <chart:series chart:style-name="ch9" chart:values-cell-range-address="Evaluation.A107:Evaluation.A134" chart:label-cell-address="Evaluation.A106:Evaluation.A106" chart:class="chart:bar">
            <chart:data-point chart:style-name="ch10" chart:repeated="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Evaluation.A106:Evaluation.A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valuation.B107:Evaluation.B134</svg:desc>
                </draw:g>
              </table:table-cell>
              <table:table-cell office:value-type="float" office:value="0.0884019918515165">
                <text:p>0.0884019918515165</text:p>
                <draw:g>
                  <svg:desc>Evaluation.A107:Evaluation.A1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88362012347301">
                <text:p>0.18836201234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384154336018">
                <text:p>0.41384154336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6333735947227">
                <text:p>0.41633373594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16565957051222">
                <text:p>0.416565957051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1462743073481">
                <text:p>0.501462743073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0190740628961">
                <text:p>0.520190740628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22690582959641">
                <text:p>0.522690582959641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0.522778907090757">
                <text:p>0.522778907090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599333610995">
                <text:p>0.161599333610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61764705882353">
                <text:p>0.16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353601427191">
                <text:p>0.31353601427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7196601060353">
                <text:p>0.397196601060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00522317188984">
                <text:p>0.40052231718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35511049058784">
                <text:p>0.435511049058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50404382989825">
                <text:p>0.45040438298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3801559752964">
                <text:p>0.493801559752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95495495495496">
                <text:p>0.495495495495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642987007228">
                <text:p>0.500642987007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80199607913">
                <text:p>0.50080199607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0961667486693">
                <text:p>0.500961667486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2838892831796">
                <text:p>0.50283889283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06475339560489">
                <text:p>0.506475339560489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0.507299435028249">
                <text:p>0.5072994350282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="gradient" draw:fill-gradient-name="Tango_20_Red" draw:gradient-step-count="0"/>
    </style:style>
    <style:style style:name="ch11" style:family="chart">
      <style:chart-properties chart:solid-type="cuboid"/>
      <style:graphic-properties draw:fill="gradient" draw:fill-gradient-name="Tango_20_Blue" draw:gradient-step-count="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27cm" style:legend-expansion="high" chart:style-name="ch2"/>
        <chart:plot-area chart:style-name="ch3" table:cell-range-address="Abstracts.D4:Abstracts.E12" chart:data-source-has-labels="both" svg:x="1.279cm" svg:y="0.18cm" svg:width="12.429cm" svg:height="7.711cm">
          <chartooo:coordinate-region svg:x="3.567cm" svg:y="0.18cm" svg:width="9.861cm" svg:height="7.117cm"/>
          <chart:axis chart:dimension="x" chart:name="primary-x" chart:style-name="ch4" chartooo:axis-type="auto">
            <chartooo:date-scale/>
            <chart:title svg:x="0.451cm" svg:y="4.727cm" chart:style-name="ch5">
              <text:p>Extraktor</text:p>
            </chart:title>
            <chart:categories table:cell-range-address="Abstracts.D5:Abstracts.D12"/>
          </chart:axis>
          <chart:axis chart:dimension="y" chart:name="primary-y" chart:style-name="ch6">
            <chart:title svg:x="6.589cm" svg:y="8.071cm" chart:style-name="ch7">
              <text:p>Dauer (in s)</text:p>
            </chart:title>
            <chart:grid chart:style-name="ch8" chart:class="major"/>
          </chart:axis>
          <chart:series chart:style-name="ch9" chart:values-cell-range-address="Abstracts.E5:Abstracts.E12" chart:label-cell-address="Abstracts.E4:Abstracts.E4" chart:class="chart:bar">
            <chart:data-point chart:style-name="ch10" chart:repeated="3"/>
            <chart:data-point chart:style-name="ch11"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Abstracts.E4:Abstract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ICKUMLS</text:p>
                <draw:g>
                  <svg:desc>Abstracts.D5:Abstracts.D12</svg:desc>
                </draw:g>
              </table:table-cell>
              <table:table-cell office:value-type="float" office:value="265">
                <text:p>265</text:p>
                <draw:g>
                  <svg:desc>Abstracts.E5:Abstracts.E12</svg:desc>
                </draw:g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QUICKUMLS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METAMAP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</office:document-styles>
</file>